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family-generic="swiss" style:font-pitch="variable"/>
    <style:font-face style:name="Lato1" svg:font-family="Lato" style:font-adornments="Cursiva" style:font-family-generic="swiss" style:font-pitch="variable"/>
    <style:font-face style:name="Lato Black" svg:font-family="'Lato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21mm"/>
    </style:style>
    <style:style style:name="co2" style:family="table-column">
      <style:table-column-properties fo:break-before="auto" style:column-width="221.49mm"/>
    </style:style>
    <style:style style:name="co3" style:family="table-column">
      <style:table-column-properties fo:break-before="auto" style:column-width="31.17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23.2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5.42mm" fo:break-before="auto" style:use-optimal-row-height="true"/>
    </style:style>
    <style:style style:name="ro5" style:family="table-row">
      <style:table-row-properties style:row-height="5.47mm" fo:break-before="auto" style:use-optimal-row-height="true"/>
    </style:style>
    <style:style style:name="ro6" style:family="table-row">
      <style:table-row-properties style:row-height="10.12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Lato" fo:font-size="12pt" style:font-size-asian="12pt" style:font-size-complex="12pt"/>
    </style:style>
    <style:style style:name="ce2" style:family="table-cell" style:parent-style-name="Default">
      <style:table-cell-properties fo:border-bottom="none" fo:border-left="0.06pt solid #000000" fo:border-right="none" fo:border-top="0.06pt solid #000000" style:vertical-align="top"/>
      <style:text-properties style:font-name="Lato" fo:font-size="12pt" style:font-size-asian="12pt" style:font-size-complex="12pt"/>
    </style:style>
    <style:style style:name="ce3" style:family="table-cell" style:parent-style-name="Default">
      <style:table-cell-properties fo:border-bottom="none" fo:background-color="#e6e6e6" fo:border-left="0.06pt solid #000000" fo:border-right="none" fo:border-top="none" style:vertical-align="top"/>
      <style:text-properties style:font-name="Lato" fo:font-size="12pt" style:text-underline-style="none" style:font-size-asian="12pt" style:font-size-complex="12pt"/>
    </style:style>
    <style:style style:name="ce4" style:family="table-cell" style:parent-style-name="Default">
      <style:table-cell-properties fo:border-bottom="none" fo:border-left="0.06pt solid #000000" fo:border-right="none" fo:border-top="none" style:vertical-align="top"/>
      <style:text-properties style:font-name="Lato" fo:font-size="12pt" style:font-size-asian="12pt" style:font-size-complex="12pt"/>
    </style:style>
    <style:style style:name="ce5" style:family="table-cell" style:parent-style-name="Default">
      <style:table-cell-properties fo:border-bottom="0.06pt solid #000000" fo:background-color="#e6e6e6" fo:border-left="0.06pt solid #000000" fo:border-right="none" fo:border-top="none" style:vertical-align="top"/>
      <style:text-properties style:font-name="Lato" fo:font-size="12pt" style:font-size-asian="12pt" style:font-size-complex="12pt"/>
    </style:style>
    <style:style style:name="ce6" style:family="table-cell" style:parent-style-name="Default">
      <style:table-cell-properties fo:border="none" style:vertical-align="top"/>
      <style:text-properties style:font-name="Lato" fo:font-size="12pt" style:font-size-asian="12pt" style:font-size-complex="12pt"/>
    </style:style>
    <style:style style:name="ce7" style:family="table-cell" style:parent-style-name="Default">
      <style:table-cell-properties fo:border-bottom="none" fo:background-color="#e6e6e6" fo:border-left="0.06pt solid #000000" fo:border-right="none" fo:border-top="none" style:vertical-align="top"/>
      <style:text-properties style:font-name="Lato" fo:font-size="12pt" style:font-size-asian="12pt" style:font-size-complex="12pt"/>
    </style:style>
    <style:style style:name="ce8" style:family="table-cell" style:parent-style-name="Default">
      <style:table-cell-properties fo:border-bottom="none" fo:background-color="#e6e6e6" fo:border-left="0.06pt solid #000000" fo:border-right="none" fo:border-top="none" style:vertical-align="top"/>
      <style:text-properties fo:color="#800000" style:font-name="Lato" fo:font-size="12pt" style:font-size-asian="12pt" style:font-size-complex="12pt"/>
    </style:style>
    <style:style style:name="ce9" style:family="table-cell" style:parent-style-name="Default">
      <style:table-cell-properties fo:border-bottom="none" fo:border-left="0.06pt solid #000000" fo:border-right="none" fo:border-top="none" style:vertical-align="top"/>
      <style:text-properties fo:color="#800000" style:font-name="Lato" fo:font-size="12pt" style:font-size-asian="12pt" style:font-size-complex="12pt"/>
    </style:style>
    <style:style style:name="ce10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 style:vertical-align="top"/>
      <style:text-properties style:font-name="Lato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La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font-name="Lato" fo:font-size="12pt" style:font-size-asian="12pt" style:font-size-complex="12pt"/>
    </style:style>
    <style:style style:name="ce15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 fo:margin-left="0mm"/>
      <style:text-properties style:font-name="Lato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ato" fo:font-size="12pt" style:font-size-asian="12pt" style:font-size-complex="12pt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wrap-option="wrap" fo:border-left="none" fo:border-right="none" fo:border-top="none" style:vertical-align="top"/>
      <style:paragraph-properties fo:text-align="start" fo:margin-left="0mm"/>
      <style:text-properties style:font-name="Lato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style:font-name="Lato" fo:font-size="12pt" style:font-size-asian="12pt" style:font-size-complex="12pt"/>
    </style:style>
    <style:style style:name="ce19" style:family="table-cell" style:parent-style-name="Default">
      <style:text-properties style:font-name="Lato" fo:font-size="12pt" style:font-size-asian="12pt" style:font-size-complex="12pt"/>
    </style:style>
    <style:style style:name="ce2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 fo:margin-left="0mm"/>
      <style:text-properties style:font-name="Lato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 fo:margin-left="0mm"/>
      <style:text-properties style:font-name="Lato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 fo:margin-left="0mm"/>
      <style:text-properties style:font-name="Lato" fo:font-size="12pt" style:font-size-asian="12pt" style:font-size-complex="12pt"/>
    </style:style>
    <style:style style:name="ce23" style:family="table-cell" style:parent-style-name="Default">
      <style:table-cell-properties style:vertical-align="top"/>
      <style:text-properties fo:color="#000080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000080" style:font-name="Lato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108">
      <style:table-cell-properties fo:border-bottom="none" fo:border-left="none" fo:border-right="none" fo:border-top="0.06pt solid #000000" style:vertical-align="top"/>
      <style:text-properties fo:color="#000080" style:font-name="Lato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8">
      <style:table-cell-properties fo:background-color="#e6e6e6" style:vertical-align="top"/>
      <style:text-properties fo:color="#000080" style:font-name="Lato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08">
      <style:table-cell-properties style:vertical-align="top"/>
      <style:text-properties fo:color="#000080" style:font-name="Lato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8">
      <style:table-cell-properties fo:border-bottom="0.06pt solid #000000" fo:background-color="#e6e6e6" fo:border-left="none" fo:border-right="none" fo:border-top="none" style:vertical-align="top"/>
      <style:text-properties fo:color="#000080" style:font-name="Lato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8">
      <style:table-cell-properties fo:border="none" style:vertical-align="top"/>
      <style:text-properties fo:color="#000080" style:font-name="Lato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8">
      <style:table-cell-properties fo:border-bottom="0.06pt solid #000000" fo:border-left="none" fo:border-right="none" fo:border-top="none" style:vertical-align="top"/>
      <style:text-properties fo:color="#000080" style:font-name="Lato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vertical-align="top"/>
      <style:text-properties fo:color="#ff8080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ff8080" style:font-name="Lato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108">
      <style:table-cell-properties fo:border-bottom="none" fo:border-left="none" fo:border-right="none" fo:border-top="0.06pt solid #000000" style:vertical-align="top"/>
      <style:text-properties fo:color="#ff8080" style:font-name="Lato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08">
      <style:table-cell-properties fo:background-color="#e6e6e6" style:vertical-align="top"/>
      <style:text-properties fo:color="#ff8080" style:font-name="Lato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08">
      <style:table-cell-properties style:vertical-align="top"/>
      <style:text-properties fo:color="#ff8080" style:font-name="Lato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8">
      <style:table-cell-properties fo:border-bottom="0.06pt solid #000000" fo:background-color="#e6e6e6" fo:border-left="none" fo:border-right="none" fo:border-top="none" style:vertical-align="top"/>
      <style:text-properties fo:color="#ff8080" style:font-name="Lato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08">
      <style:table-cell-properties fo:border="none" style:vertical-align="top"/>
      <style:text-properties fo:color="#ff8080" style:font-name="Lato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08">
      <style:table-cell-properties fo:border-bottom="0.06pt solid #000000" fo:border-left="none" fo:border-right="none" fo:border-top="none" style:vertical-align="top"/>
      <style:text-properties fo:color="#ff8080" style:font-name="Lato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vertical-align="top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Lato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108">
      <style:table-cell-properties fo:border-bottom="none" fo:border-left="none" fo:border-right="none" fo:border-top="0.06pt solid #000000" style:vertical-align="top"/>
      <style:text-properties fo:color="#800000" style:font-name="Lato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08">
      <style:table-cell-properties fo:background-color="#e6e6e6" style:vertical-align="top"/>
      <style:text-properties fo:color="#800000" style:font-name="Lato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8">
      <style:table-cell-properties style:vertical-align="top"/>
      <style:text-properties fo:color="#800000" style:font-name="Lato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08">
      <style:table-cell-properties fo:border-bottom="0.06pt solid #000000" fo:background-color="#e6e6e6" fo:border-left="none" fo:border-right="none" fo:border-top="none" style:vertical-align="top"/>
      <style:text-properties fo:color="#800000" style:font-name="Lato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8">
      <style:table-cell-properties fo:border="none" style:vertical-align="top"/>
      <style:text-properties fo:color="#800000" style:font-name="Lato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8">
      <style:table-cell-properties style:text-align-source="value-type" style:repeat-content="false" fo:border="none" style:vertical-align="top"/>
      <style:paragraph-properties fo:margin-left="0mm"/>
      <style:text-properties style:font-name="Lato" fo:font-size="12pt" style:font-size-asian="12pt" style:font-size-complex="12pt"/>
    </style:style>
    <style:style style:name="ce47" style:family="table-cell" style:parent-style-name="Default" style:data-style-name="N108">
      <style:table-cell-properties fo:background-color="#e6e6e6" style:text-align-source="value-type" style:repeat-content="false" style:vertical-align="top"/>
      <style:paragraph-properties fo:margin-left="0mm"/>
      <style:text-properties style:font-name="Lato" fo:font-size="12pt" style:font-size-asian="12pt" style:font-size-complex="12pt"/>
    </style:style>
    <style:style style:name="ce48" style:family="table-cell" style:parent-style-name="Default" style:data-style-name="N108">
      <style:table-cell-properties style:text-align-source="value-type" style:repeat-content="false" style:vertical-align="top"/>
      <style:paragraph-properties fo:margin-left="0mm"/>
      <style:text-properties style:font-name="Lato" fo:font-size="12pt" style:font-size-asian="12pt" style:font-size-complex="12pt"/>
    </style:style>
    <style:style style:name="ce49" style:family="table-cell" style:parent-style-name="Default" style:data-style-name="N108">
      <style:table-cell-properties fo:border-bottom="0.06pt solid #000000" fo:background-color="#e6e6e6" style:text-align-source="value-type" style:repeat-content="false" fo:border-left="none" fo:border-right="none" fo:border-top="none" style:vertical-align="top"/>
      <style:paragraph-properties fo:margin-left="0mm"/>
      <style:text-properties style:font-name="Lato" fo:font-size="12pt" style:font-size-asian="12pt" style:font-size-complex="12pt"/>
    </style:style>
    <style:style style:name="ce50" style:family="table-cell" style:parent-style-name="Default" style:data-style-name="N108">
      <style:table-cell-properties fo:border-bottom="0.06pt solid #000000" fo:border-left="none" fo:border-right="none" fo:border-top="none" style:vertical-align="top"/>
      <style:text-properties fo:color="#800000" style:font-name="Lato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vertical-align="top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 style:font-name="Lato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08">
      <style:table-cell-properties fo:border-bottom="none" fo:border-left="none" fo:border-right="none" fo:border-top="0.06pt solid #000000" style:vertical-align="top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54" style:family="table-cell" style:parent-style-name="Default" style:data-style-name="N108">
      <style:table-cell-properties fo:background-color="#e6e6e6" style:vertical-align="top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55" style:family="table-cell" style:parent-style-name="Default" style:data-style-name="N108">
      <style:table-cell-properties style:vertical-align="top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56" style:family="table-cell" style:parent-style-name="Default" style:data-style-name="N108">
      <style:table-cell-properties fo:border-bottom="0.06pt solid #000000" fo:background-color="#e6e6e6" fo:border-left="none" fo:border-right="none" fo:border-top="none" style:vertical-align="top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57" style:family="table-cell" style:parent-style-name="Default" style:data-style-name="N108">
      <style:table-cell-properties fo:border="none" style:vertical-align="top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58" style:family="table-cell" style:parent-style-name="Default" style:data-style-name="N108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108">
      <style:table-cell-properties style:text-align-source="value-type" style:repeat-content="false" fo:border="none" style:vertical-align="top"/>
      <style:paragraph-properties fo:margin-left="0mm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60" style:family="table-cell" style:parent-style-name="Default" style:data-style-name="N108">
      <style:table-cell-properties fo:background-color="#e6e6e6" style:text-align-source="value-type" style:repeat-content="false" style:vertical-align="top"/>
      <style:paragraph-properties fo:margin-left="0mm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61" style:family="table-cell" style:parent-style-name="Default" style:data-style-name="N108">
      <style:table-cell-properties style:text-align-source="value-type" style:repeat-content="false" style:vertical-align="top"/>
      <style:paragraph-properties fo:margin-left="0mm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 style:data-style-name="N108">
      <style:table-cell-properties fo:border-bottom="0.06pt solid #000000" fo:background-color="#e6e6e6" style:text-align-source="value-type" style:repeat-content="false" fo:border-left="none" fo:border-right="none" fo:border-top="none" style:vertical-align="top"/>
      <style:paragraph-properties fo:margin-left="0mm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63" style:family="table-cell" style:parent-style-name="Default">
      <style:table-cell-properties fo:background-color="#e6e6e6"/>
    </style:style>
    <style:style style:name="ce64" style:family="table-cell" style:parent-style-name="Default"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65" style:family="table-cell" style:parent-style-name="Default" style:data-style-name="N108">
      <style:table-cell-properties fo:border-bottom="0.06pt solid #000000" fo:border-left="none" fo:border-right="none" fo:border-top="none" style:vertical-align="top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fo:background-color="#e6e6e6" style:vertical-align="top"/>
      <style:text-properties style:use-window-font-color="true" style:font-name="Lato" fo:font-size="11pt" fo:font-weight="normal" style:font-size-asian="11pt" style:font-weight-asian="normal" style:font-size-complex="11pt" style:font-weight-complex="normal"/>
    </style:style>
    <style:style style:name="ce67" style:family="table-cell" style:parent-style-name="Default" style:data-style-name="N108">
      <style:text-properties style:font-name="Lato" fo:font-size="11pt" style:font-size-asian="11pt" style:font-size-complex="11pt"/>
    </style:style>
    <style:style style:name="ce68" style:family="table-cell" style:parent-style-name="Default" style:data-style-name="N108">
      <style:table-cell-properties style:text-align-source="fix" style:repeat-content="false" style:vertical-align="top"/>
      <style:paragraph-properties fo:text-align="center" fo:margin-left="0mm"/>
      <style:text-properties style:font-name="Lato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108">
      <style:table-cell-properties fo:border-bottom="none" fo:border-left="none" fo:border-right="none" fo:border-top="0.06pt solid #000000"/>
      <style:text-properties style:font-name="Lato" fo:font-size="11pt" style:font-size-asian="11pt" style:font-size-complex="11pt"/>
    </style:style>
    <style:style style:name="ce70" style:family="table-cell" style:parent-style-name="Default" style:data-style-name="N108">
      <style:table-cell-properties fo:background-color="#e6e6e6"/>
      <style:text-properties style:font-name="Lato" fo:font-size="11pt" style:font-size-asian="11pt" style:font-size-complex="11pt"/>
    </style:style>
    <style:style style:name="ce71" style:family="table-cell" style:parent-style-name="Default" style:data-style-name="N108">
      <style:table-cell-properties fo:border-bottom="0.06pt solid #000000" fo:background-color="#e6e6e6" fo:border-left="none" fo:border-right="none" fo:border-top="none"/>
      <style:text-properties style:font-name="Lato" fo:font-size="11pt" style:font-size-asian="11pt" style:font-size-complex="11pt"/>
    </style:style>
    <style:style style:name="ce72" style:family="table-cell" style:parent-style-name="Default" style:data-style-name="N108">
      <style:table-cell-properties fo:border="none"/>
      <style:text-properties style:font-name="Lato" fo:font-size="11pt" style:font-size-asian="11pt" style:font-size-complex="11pt"/>
    </style:style>
    <style:style style:name="ce73" style:family="table-cell" style:parent-style-name="Default">
      <style:table-cell-properties fo:border-bottom="none" fo:border-left="none" fo:border-right="none" fo:border-top="0.06pt solid #000000"/>
    </style:style>
    <style:style style:name="ce74" style:family="table-cell" style:parent-style-name="Default">
      <style:table-cell-properties fo:border="none"/>
      <style:text-properties style:font-name="Lato" fo:font-size="11pt" style:font-size-asian="11pt" style:font-size-complex="11pt"/>
    </style:style>
    <style:style style:name="ce75" style:family="table-cell" style:parent-style-name="Default">
      <style:table-cell-properties fo:background-color="#e6e6e6"/>
      <style:text-properties style:font-name="Lato" fo:font-size="11pt" style:font-size-asian="11pt" style:font-size-complex="11pt"/>
    </style:style>
    <style:style style:name="ce76" style:family="table-cell" style:parent-style-name="Default">
      <style:text-properties style:font-name="Lato" fo:font-size="11pt" style:font-size-asian="11pt" style:font-size-complex="11pt"/>
    </style:style>
    <style:style style:name="ce77" style:family="table-cell" style:parent-style-name="Default">
      <style:table-cell-properties fo:border-bottom="0.06pt solid #000000" fo:background-color="#e6e6e6" fo:border-left="none" fo:border-right="none" fo:border-top="none"/>
      <style:text-properties style:font-name="Lato" fo:font-size="11pt" style:font-size-asian="11pt" style:font-size-complex="11pt"/>
    </style:style>
    <style:style style:name="ce78" style:family="table-cell" style:parent-style-name="Default" style:data-style-name="N108">
      <style:table-cell-properties fo:border-bottom="0.06pt solid #000000" fo:border-left="none" fo:border-right="none" fo:border-top="none"/>
      <style:text-properties style:font-name="Lato" fo:font-size="11pt" style:font-size-asian="11pt" style:font-size-complex="11pt"/>
    </style:style>
    <style:style style:name="ce79" style:family="table-cell" style:parent-style-name="Default" style:data-style-name="N108">
      <style:table-cell-properties fo:border-bottom="none" fo:background-color="#ff9966" fo:border-left="none" fo:border-right="none" fo:border-top="0.06pt solid #000000"/>
      <style:text-properties style:font-name="Lato" fo:font-size="11pt" style:font-size-asian="11pt" style:font-size-complex="11pt"/>
    </style:style>
    <style:style style:name="ce80" style:family="table-cell" style:parent-style-name="Default">
      <style:table-cell-properties fo:border-bottom="none" fo:border-left="none" fo:border-right="none" fo:border-top="0.06pt solid #000000"/>
      <style:text-properties style:font-name="Lato" fo:font-size="11pt" style:font-size-asian="11pt" style:font-size-complex="11pt"/>
    </style:style>
    <style:style style:name="ce81" style:family="table-cell" style:parent-style-name="Default" style:data-style-name="N108">
      <style:table-cell-properties style:vertical-align="top"/>
      <style:text-properties style:font-name="Lato" fo:font-size="11pt" style:font-size-asian="11pt" style:font-size-complex="11pt"/>
    </style:style>
    <style:style style:name="ce82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83" style:family="table-cell" style:parent-style-name="Default">
      <style:table-cell-properties fo:border="none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85" style:family="table-cell" style:parent-style-name="Default">
      <style:table-cell-properties fo:border-bottom="none" fo:border-left="none" fo:border-right="0.06pt solid #000000" fo:border-top="0.06pt solid #000000"/>
    </style:style>
    <style:style style:name="ce86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87" style:family="table-cell" style:parent-style-name="Default">
      <style:table-cell-properties fo:border-bottom="none" fo:border-left="none" fo:border-right="0.06pt solid #000000" fo:border-top="none"/>
    </style:style>
    <style:style style:name="ce88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ce89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4.3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table table:name="Cost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2"/>
        <table:table-column table:style-name="co3" table:default-cell-style-name="ce23"/>
        <table:table-column table:style-name="co3" table:default-cell-style-name="ce31"/>
        <table:table-column table:style-name="co3" table:default-cell-style-name="ce39"/>
        <table:table-column table:style-name="co3" table:default-cell-style-name="ce51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column table:style-name="co6" table:number-columns-repeated="2" table:default-cell-style-name="ce67"/>
        <table:table-column table:style-name="co6" table:number-columns-repeated="1013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Limpieza</text:p>
          </table:table-cell>
          <table:table-cell table:style-name="ce24" office:value-type="string" calcext:value-type="string">
            <text:p>PVP</text:p>
          </table:table-cell>
          <table:table-cell table:style-name="ce32" office:value-type="string" calcext:value-type="string">
            <text:p>PVMin</text:p>
          </table:table-cell>
          <table:table-cell table:style-name="ce40" office:value-type="string" calcext:value-type="string">
            <text:p>Coste Max.</text:p>
          </table:table-cell>
          <table:table-cell table:style-name="ce52" office:value-type="string" calcext:value-type="string">
            <text:p>Estimado</text:p>
          </table:table-cell>
          <table:table-cell table:style-name="ce68" office:value-type="string" calcext:value-type="string">
            <text:p>SAT El Dorado</text:p>
          </table:table-cell>
          <table:table-cell table:style-name="ce68" office:value-type="string" calcext:value-type="string">
            <text:p>Frutas El Pinar</text:p>
          </table:table-cell>
          <table:table-cell table:style-name="ce68" office:value-type="string" calcext:value-type="string">
            <text:p>Iberfrutas</text:p>
          </table:table-cell>
          <table:table-cell table:style-name="ce68" office:value-type="string" calcext:value-type="string">
            <text:p>Surexport</text:p>
          </table:table-cell>
          <table:table-cell table:style-name="ce81" office:value-type="string" calcext:value-type="string">
            <text:p>Bionest</text:p>
          </table:table-cell>
          <table:table-cell table:style-name="ce39" office:value-type="string" calcext:value-type="string">
            <text:p>AEB</text:p>
          </table:table-cell>
          <table:table-cell table:style-name="ce39" office:value-type="string" calcext:value-type="string">
            <text:p>Agromartín</text:p>
          </table:table-cell>
          <table:table-cell table:style-name="ce39" office:value-type="string" calcext:value-type="string">
            <text:p>Agromolinillo</text:p>
          </table:table-cell>
          <table:table-cell table:style-name="ce39" table:number-columns-repeated="1009"/>
          <table:table-cell/>
        </table:table-row>
        <table:table-row table:style-name="ro1">
          <table:table-cell table:style-name="ce2" office:value-type="string" calcext:value-type="string">
            <text:p><text:s/>AR-EM-3000-800</text:p>
          </table:table-cell>
          <table:table-cell table:style-name="ce14" office:value-type="string" calcext:value-type="string">
            <text:p>Cinta de Malla de acero inoxidable</text:p>
          </table:table-cell>
          <table:table-cell table:style-name="ce25" table:formula="of:=[.E5]*1.4" office:value-type="currency" office:currency="EUR" office:value="5513.2" calcext:value-type="currency">
            <text:p>5.513 €</text:p>
          </table:table-cell>
          <table:table-cell table:style-name="ce33" table:formula="of:=[.E5]*1.25" office:value-type="currency" office:currency="EUR" office:value="4922.5" calcext:value-type="currency">
            <text:p>4.923 €</text:p>
          </table:table-cell>
          <table:table-cell table:style-name="ce41" table:formula="of:=MAX([.F5];[.G5];[.H5];[.I5];[.J5];[.K5];[.L5];[.M5];[.N5])" office:value-type="currency" office:currency="EUR" office:value="3938" calcext:value-type="currency">
            <text:p>3.938 €</text:p>
          </table:table-cell>
          <table:table-cell table:style-name="ce53"/>
          <table:table-cell table:style-name="ce69"/>
          <table:table-cell table:style-name="ce69" office:value-type="currency" office:currency="EUR" office:value="3667" calcext:value-type="currency">
            <office:annotation draw:style-name="gr1" draw:text-style-name="P2" svg:width="28.99mm" svg:height="5.96mm" svg:x="461.11mm" svg:y="6.99mm" draw:caption-point-x="-6.1mm" draw:caption-point-y="15.1mm">
              <dc:date>2015-09-15T00:00:00</dc:date>
              <text:p text:style-name="P1"><text:span text:style-name="T1">NS-1125</text:span></text:p>
            </office:annotation>
            <text:p>3.667 €</text:p>
          </table:table-cell>
          <table:table-cell table:style-name="ce69"/>
          <table:table-cell table:style-name="ce69" office:value-type="currency" office:currency="EUR" office:value="3938" calcext:value-type="currency">
            <office:annotation draw:style-name="gr1" draw:text-style-name="P2" svg:width="28.99mm" svg:height="5.96mm" svg:x="506.96mm" svg:y="6.99mm" draw:caption-point-x="-6.1mm" draw:caption-point-y="15.1mm">
              <dc:date>2015-09-15T00:00:00</dc:date>
              <text:p text:style-name="P1"><text:span text:style-name="T1">NS1147</text:span></text:p>
            </office:annotation>
            <text:p>3.938 €</text:p>
          </table:table-cell>
          <table:table-cell table:style-name="ce69"/>
          <table:table-cell table:style-name="ce73" table:number-columns-repeated="1012"/>
          <table:table-cell table:style-name="ce85"/>
        </table:table-row>
        <table:table-row table:style-name="ro1">
          <table:table-cell table:style-name="ce3" office:value-type="string" calcext:value-type="string">
            <text:p><text:s/>AR-EM-4000-800</text:p>
          </table:table-cell>
          <table:table-cell table:style-name="ce15" office:value-type="string" calcext:value-type="string">
            <text:p>Cinta de Malla de acero inoxidable</text:p>
          </table:table-cell>
          <table:table-cell table:style-name="ce26" table:formula="of:=[.E6]*1.4" office:value-type="currency" office:currency="EUR" office:value="6615.84" calcext:value-type="currency">
            <text:p>6.616 €</text:p>
          </table:table-cell>
          <table:table-cell table:style-name="ce34" table:formula="of:=[.E6]*1.25" office:value-type="currency" office:currency="EUR" office:value="5907" calcext:value-type="currency">
            <text:p>5.907 €</text:p>
          </table:table-cell>
          <table:table-cell table:style-name="ce42" table:formula="of:=MAX([.F6];[.G6];[.H6];[.I6];[.J6];[.K6];[.L6];[.M6];[.N6])" office:value-type="currency" office:currency="EUR" office:value="4725.6" calcext:value-type="currency">
            <text:p>4.726 €</text:p>
          </table:table-cell>
          <table:table-cell table:style-name="ce54" table:formula="of:=[.E5]*1.2" office:value-type="currency" office:currency="EUR" office:value="4725.6" calcext:value-type="currency">
            <text:p>4.726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AR-CC-FI</text:p>
          </table:table-cell>
          <table:table-cell table:style-name="ce16" office:value-type="string" calcext:value-type="string">
            <text:p>Calibrador de Cordones Fijos</text:p>
          </table:table-cell>
          <table:table-cell table:style-name="ce27" table:formula="of:=[.E7]*1.4" office:value-type="currency" office:currency="EUR" office:value="6622" calcext:value-type="currency">
            <text:p>6.622 €</text:p>
          </table:table-cell>
          <table:table-cell table:style-name="ce35" table:formula="of:=[.E7]*1.25" office:value-type="currency" office:currency="EUR" office:value="5912.5" calcext:value-type="currency">
            <text:p>5.913 €</text:p>
          </table:table-cell>
          <table:table-cell table:style-name="ce43" table:formula="of:=MAX([.F7];[.G7];[.H7];[.I7];[.J7];[.K7];[.L7];[.M7];[.N7])" office:value-type="currency" office:currency="EUR" office:value="4730" calcext:value-type="currency">
            <text:p>4.730 €</text:p>
          </table:table-cell>
          <table:table-cell table:style-name="ce55"/>
          <table:table-cell office:value-type="currency" office:currency="EUR" office:value="4730" calcext:value-type="currency">
            <office:annotation draw:style-name="gr2" draw:text-style-name="P2" svg:width="28.99mm" svg:height="9.39mm" svg:x="429.54mm" svg:y="17.57mm" draw:caption-point-x="-6.1mm" draw:caption-point-y="15.1mm">
              <dc:date>2015-09-15T00:00:00</dc:date>
              <text:p text:style-name="P1"><text:span text:style-name="T1">NS-1111</text:span></text:p>
            </office:annotation>
            <text:p>4.730 €</text:p>
          </table:table-cell>
          <table:table-cell office:value-type="currency" office:currency="EUR" office:value="3455" calcext:value-type="currency">
            <office:annotation draw:style-name="gr1" draw:text-style-name="P2" svg:width="28.99mm" svg:height="5.96mm" svg:x="461.11mm" svg:y="17.57mm" draw:caption-point-x="-6.1mm" draw:caption-point-y="15.1mm">
              <dc:date>2015-09-15T00:00:00</dc:date>
              <text:p text:style-name="P1"><text:span text:style-name="T1">NS1126</text:span></text:p>
            </office:annotation>
            <text:p>3.455 €</text:p>
          </table:table-cell>
          <table:table-cell table:number-columns-repeated="1015"/>
          <table:table-cell table:style-name="ce87"/>
        </table:table-row>
        <table:table-row table:style-name="ro1">
          <table:table-cell table:style-name="ce5" office:value-type="string" calcext:value-type="string">
            <text:p>AR-CC-DI</text:p>
          </table:table-cell>
          <table:table-cell table:style-name="ce17" office:value-type="string" calcext:value-type="string">
            <text:p>Calibrador de Cordones Divergentes</text:p>
          </table:table-cell>
          <table:table-cell table:style-name="ce28" table:formula="of:=[.E8]*1.4" office:value-type="currency" office:currency="EUR" office:value="0" calcext:value-type="currency">
            <text:p>0 €</text:p>
          </table:table-cell>
          <table:table-cell table:style-name="ce36" table:formula="of:=[.E8]*1.25" office:value-type="currency" office:currency="EUR" office:value="0" calcext:value-type="currency">
            <text:p>0 €</text:p>
          </table:table-cell>
          <table:table-cell table:style-name="ce44" table:formula="of:=MAX([.F8];[.G8];[.H8];[.I8];[.J8];[.K8];[.L8];[.M8];[.N8])" office:value-type="currency" office:currency="EUR" office:value="0" calcext:value-type="currency">
            <text:p>0 €</text:p>
          </table:table-cell>
          <table:table-cell table:style-name="ce56"/>
          <table:table-cell table:style-name="ce71" table:number-columns-repeated="5"/>
          <table:table-cell table:style-name="ce82" table:number-columns-repeated="1012"/>
          <table:table-cell table:style-name="ce88"/>
        </table:table-row>
        <table:table-row table:style-name="ro1">
          <table:table-cell table:style-name="ce6"/>
          <table:table-cell table:style-name="ce18"/>
          <table:table-cell table:style-name="ce29"/>
          <table:table-cell table:style-name="ce37"/>
          <table:table-cell table:style-name="ce45"/>
          <table:table-cell table:style-name="ce57"/>
          <table:table-cell table:style-name="ce72" table:number-columns-repeated="5"/>
          <table:table-cell table:style-name="ce83" table:number-columns-repeated="1013"/>
        </table:table-row>
        <table:table-row table:style-name="ro2">
          <table:table-cell/>
          <table:table-cell table:style-name="ce13" office:value-type="string" calcext:value-type="string">
            <text:p>Selección</text:p>
          </table:table-cell>
          <table:table-cell table:style-name="ce27" table:formula="of:=[.E10]*1.4" office:value-type="currency" office:currency="EUR" office:value="0" calcext:value-type="currency">
            <text:p>0 €</text:p>
          </table:table-cell>
          <table:table-cell table:style-name="ce35"/>
          <table:table-cell table:style-name="ce43" table:formula="of:=MAX([.F10];[.G10];[.H10];[.I10];[.J10];[.K10];[.L10];[.M10];[.N10])" office:value-type="currency" office:currency="EUR" office:value="0" calcext:value-type="currency">
            <text:p>0 €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2" office:value-type="string" calcext:value-type="string">
            <text:p>AR-TB-4000-900</text:p>
          </table:table-cell>
          <table:table-cell table:style-name="ce14" office:value-type="string" calcext:value-type="string">
            <text:p>Cinta de Tría / Selección 4000x900 mm.</text:p>
          </table:table-cell>
          <table:table-cell table:style-name="ce25" table:formula="of:=[.E11]*1.4" office:value-type="currency" office:currency="EUR" office:value="4188.24" calcext:value-type="currency">
            <text:p>4.188 €</text:p>
          </table:table-cell>
          <table:table-cell table:style-name="ce33" table:formula="of:=[.E11]*1.25" office:value-type="currency" office:currency="EUR" office:value="3739.5" calcext:value-type="currency">
            <text:p>3.740 €</text:p>
          </table:table-cell>
          <table:table-cell table:style-name="ce41" table:formula="of:=MAX([.F11];[.G11];[.H11];[.I10];[.J10];[.K10];[.L10];[.M10];[.N10])" office:value-type="currency" office:currency="EUR" office:value="2991.6" calcext:value-type="currency">
            <text:p>2.992 €</text:p>
          </table:table-cell>
          <table:table-cell table:style-name="ce58" table:formula="of:=[.E12]*1.2" office:value-type="currency" office:currency="EUR" office:value="2991.6" calcext:value-type="currency">
            <text:p>2.992 €</text:p>
          </table:table-cell>
          <table:table-cell table:style-name="ce73" table:number-columns-repeated="2"/>
          <table:table-cell table:style-name="ce69" table:number-columns-repeated="3"/>
          <table:table-cell table:style-name="ce73" table:number-columns-repeated="1012"/>
          <table:table-cell table:style-name="ce85"/>
        </table:table-row>
        <table:table-row table:style-name="ro1">
          <table:table-cell table:style-name="ce7" office:value-type="string" calcext:value-type="string">
            <text:p>AR-TB-3000-900</text:p>
          </table:table-cell>
          <table:table-cell table:style-name="ce15" office:value-type="string" calcext:value-type="string">
            <text:p>Cinta de Tría / Selección 3000x900 mm.</text:p>
          </table:table-cell>
          <table:table-cell table:style-name="ce26" table:formula="of:=[.E12]*1.4" office:value-type="currency" office:currency="EUR" office:value="3490.2" calcext:value-type="currency">
            <text:p>3.490 €</text:p>
          </table:table-cell>
          <table:table-cell table:style-name="ce34" table:formula="of:=[.E12]*1.25" office:value-type="currency" office:currency="EUR" office:value="3116.25" calcext:value-type="currency">
            <text:p>3.116 €</text:p>
          </table:table-cell>
          <table:table-cell table:style-name="ce42" table:formula="of:=MAX([.F12];[.G12];[.H12];[.I11];[.J11];[.K11];[.L11];[.M11];[.N11])" office:value-type="currency" office:currency="EUR" office:value="2493" calcext:value-type="currency">
            <text:p>2.493 €</text:p>
          </table:table-cell>
          <table:table-cell table:style-name="ce54"/>
          <table:table-cell table:style-name="ce70" office:value-type="currency" office:currency="EUR" office:value="1650" calcext:value-type="currency">
            <office:annotation draw:style-name="gr1" draw:text-style-name="P2" svg:width="28.99mm" svg:height="5.96mm" svg:x="429.54mm" svg:y="44.86mm" draw:caption-point-x="-6.1mm" draw:caption-point-y="15.1mm">
              <dc:date>2015-09-15T00:00:00</dc:date>
              <text:p text:style-name="P1"><text:span text:style-name="T1">NS-1112</text:span></text:p>
            </office:annotation>
            <text:p>1.650 €</text:p>
          </table:table-cell>
          <table:table-cell table:style-name="ce70" office:value-type="currency" office:currency="EUR" office:value="2493" calcext:value-type="currency">
            <office:annotation draw:style-name="gr1" draw:text-style-name="P2" svg:width="28.99mm" svg:height="5.96mm" svg:x="461.11mm" svg:y="44.86mm" draw:caption-point-x="-6.1mm" draw:caption-point-y="15.1mm">
              <dc:date>2015-09-15T00:00:00</dc:date>
              <text:p text:style-name="P1"><text:span text:style-name="T1">NS1127</text:span></text:p>
            </office:annotation>
            <text:p>2.493 €</text:p>
          </table:table-cell>
          <table:table-cell table:style-name="ce70" table:number-columns-repeated="3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AR-TB-2000-900</text:p>
          </table:table-cell>
          <table:table-cell table:style-name="ce18" office:value-type="string" calcext:value-type="string">
            <text:p>Cinta de Tría / Selección 2000x800 mm.</text:p>
          </table:table-cell>
          <table:table-cell table:style-name="ce29" table:formula="of:=[.E13]*1.4" office:value-type="currency" office:currency="EUR" office:value="2378.6" calcext:value-type="currency">
            <text:p>2.379 €</text:p>
          </table:table-cell>
          <table:table-cell table:style-name="ce37" table:formula="of:=[.E13]*1.25" office:value-type="currency" office:currency="EUR" office:value="2123.75" calcext:value-type="currency">
            <text:p>2.124 €</text:p>
          </table:table-cell>
          <table:table-cell table:style-name="ce45" table:formula="of:=MAX([.F13];[.G13];[.H13];[.I13];[.J13];[.K13];[.L13];[.M13];[.N13])" office:value-type="currency" office:currency="EUR" office:value="1699" calcext:value-type="currency">
            <text:p>1.699 €</text:p>
          </table:table-cell>
          <table:table-cell table:style-name="ce57"/>
          <table:table-cell table:style-name="ce72" table:number-columns-repeated="3"/>
          <table:table-cell table:style-name="ce72" office:value-type="currency" office:currency="EUR" office:value="1699" calcext:value-type="currency">
            <office:annotation draw:style-name="gr1" draw:text-style-name="P2" svg:width="28.99mm" svg:height="5.96mm" svg:x="506.96mm" svg:y="50.15mm" draw:caption-point-x="-6.1mm" draw:caption-point-y="15.1mm">
              <dc:date>2015-09-15T00:00:00</dc:date>
              <text:p text:style-name="P1"><text:span text:style-name="T1">NS1149</text:span></text:p>
            </office:annotation>
            <text:p>1.699 €</text:p>
          </table:table-cell>
          <table:table-cell table:style-name="ce72"/>
          <table:table-cell table:style-name="ce83" table:number-columns-repeated="1012"/>
          <table:table-cell table:style-name="ce87"/>
        </table:table-row>
        <table:table-row table:style-name="ro1">
          <table:table-cell table:style-name="ce7"/>
          <table:table-cell table:style-name="ce15"/>
          <table:table-cell table:style-name="ce26" table:formula="of:=[.E14]*1.4" office:value-type="currency" office:currency="EUR" office:value="0" calcext:value-type="currency">
            <text:p>0 €</text:p>
          </table:table-cell>
          <table:table-cell table:style-name="ce34" table:formula="of:=[.E14]*1.25" office:value-type="currency" office:currency="EUR" office:value="0" calcext:value-type="currency">
            <text:p>0 €</text:p>
          </table:table-cell>
          <table:table-cell table:style-name="ce42" table:formula="of:=MAX([.F14];[.G14];[.H14];[.I14];[.J14];[.K14];[.L14];[.M14];[.N14])" office:value-type="currency" office:currency="EUR" office:value="0" calcext:value-type="currency">
            <text:p>0 €</text:p>
          </table:table-cell>
          <table:table-cell table:style-name="ce54"/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AR-SEL-OPT</text:p>
          </table:table-cell>
          <table:table-cell table:style-name="ce18" office:value-type="string" calcext:value-type="string">
            <text:p>Equipo de Selección Automática<text:span text:style-name="T2"> Primus</text:span><text:span text:style-name="T3">TM</text:span><text:span text:style-name="T2"> B</text:span> – Cámara RGB (Buenos/Color)</text:p>
          </table:table-cell>
          <table:table-cell table:style-name="ce29" table:formula="of:=[.E15]*1.4" office:value-type="currency" office:currency="EUR" office:value="106617" calcext:value-type="currency">
            <text:p>106.617 €</text:p>
          </table:table-cell>
          <table:table-cell table:style-name="ce37" table:formula="of:=[.E15]*1.25" office:value-type="currency" office:currency="EUR" office:value="95193.75" calcext:value-type="currency">
            <text:p>95.194 €</text:p>
          </table:table-cell>
          <table:table-cell table:style-name="ce46" office:value-type="currency" office:currency="EUR" office:value="76155" calcext:value-type="currency">
            <text:p>76.155 €</text:p>
          </table:table-cell>
          <table:table-cell table:style-name="ce59"/>
          <table:table-cell table:style-name="ce74" table:number-columns-repeated="5"/>
          <table:table-cell table:style-name="ce83" table:number-columns-repeated="1012"/>
          <table:table-cell table:style-name="ce87"/>
        </table:table-row>
        <table:table-row table:style-name="ro1">
          <table:table-cell table:style-name="ce7" office:value-type="string" calcext:value-type="string">
            <text:p>AR-SEL-LAS</text:p>
          </table:table-cell>
          <table:table-cell table:style-name="ce15" office:value-type="string" calcext:value-type="string">
            <text:p>Equipo de Selección Automática <text:span text:style-name="T2">Primus</text:span><text:span text:style-name="T3">TM</text:span><text:span text:style-name="T2"> L</text:span> – Láser (Buenos/Blandos)</text:p>
          </table:table-cell>
          <table:table-cell table:style-name="ce26" table:formula="of:=[.E16]*1.4" office:value-type="currency" office:currency="EUR" office:value="133959" calcext:value-type="currency">
            <text:p>133.959 €</text:p>
          </table:table-cell>
          <table:table-cell table:style-name="ce34" table:formula="of:=[.E16]*1.25" office:value-type="currency" office:currency="EUR" office:value="119606.25" calcext:value-type="currency">
            <text:p>119.606 €</text:p>
          </table:table-cell>
          <table:table-cell table:style-name="ce47" office:value-type="currency" office:currency="EUR" office:value="95685" calcext:value-type="currency">
            <text:p>95.685 €</text:p>
          </table:table-cell>
          <table:table-cell table:style-name="ce60"/>
          <table:table-cell table:style-name="ce75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AR-SEL-OPTLAS-2S</text:p>
          </table:table-cell>
          <table:table-cell table:style-name="ce16" office:value-type="string" calcext:value-type="string">
            <text:p>Equipo de Selección Automática <text:span text:style-name="T2">Primus</text:span><text:span text:style-name="T3">TM</text:span> <text:span text:style-name="T2">D </text:span>– Cámara+Láser (Buenos/Color+Blandos)</text:p>
          </table:table-cell>
          <table:table-cell table:style-name="ce27" table:formula="of:=[.E17]*1.4" office:value-type="currency" office:currency="EUR" office:value="170146.2" calcext:value-type="currency">
            <text:p>170.146 €</text:p>
          </table:table-cell>
          <table:table-cell table:style-name="ce35" table:formula="of:=[.E17]*1.25" office:value-type="currency" office:currency="EUR" office:value="151916.25" calcext:value-type="currency">
            <text:p>151.916 €</text:p>
          </table:table-cell>
          <table:table-cell table:style-name="ce48" office:value-type="currency" office:currency="EUR" office:value="121533" calcext:value-type="currency">
            <text:p>121.533 €</text:p>
          </table:table-cell>
          <table:table-cell table:style-name="ce61"/>
          <table:table-cell table:style-name="ce76" table:number-columns-repeated="5"/>
          <table:table-cell table:number-columns-repeated="1012"/>
          <table:table-cell table:style-name="ce87"/>
        </table:table-row>
        <table:table-row table:style-name="ro1">
          <table:table-cell table:style-name="ce7" office:value-type="string" calcext:value-type="string">
            <text:p>AR-SEL-OPTLAS-3S</text:p>
          </table:table-cell>
          <table:table-cell table:style-name="ce15" office:value-type="string" calcext:value-type="string">
            <text:p>Equipo de Selección Automática <text:span text:style-name="T2">Primus</text:span><text:span text:style-name="T3">TM</text:span> <text:span text:style-name="T2">Gemini </text:span>– Cámara+Láser (Buenos/Color/Blandos)</text:p>
          </table:table-cell>
          <table:table-cell table:style-name="ce26" table:formula="of:=[.E18]*1.4" office:value-type="currency" office:currency="EUR" office:value="190369.2" calcext:value-type="currency">
            <text:p>190.369 €</text:p>
          </table:table-cell>
          <table:table-cell table:style-name="ce34" table:formula="of:=[.E18]*1.25" office:value-type="currency" office:currency="EUR" office:value="169972.5" calcext:value-type="currency">
            <text:p>169.973 €</text:p>
          </table:table-cell>
          <table:table-cell table:style-name="ce47" office:value-type="currency" office:currency="EUR" office:value="135978" calcext:value-type="currency">
            <text:p>135.978 €</text:p>
          </table:table-cell>
          <table:table-cell table:style-name="ce60"/>
          <table:table-cell table:style-name="ce75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AR-AUX-02</text:p>
          </table:table-cell>
          <table:table-cell table:style-name="ce16" office:value-type="string" calcext:value-type="string">
            <text:p>Detector avanzado de arándanos arrugados (ASD)</text:p>
          </table:table-cell>
          <table:table-cell table:style-name="ce27" table:formula="of:=[.E19]*1.4" office:value-type="currency" office:currency="EUR" office:value="7700" calcext:value-type="currency">
            <text:p>7.700 €</text:p>
          </table:table-cell>
          <table:table-cell table:style-name="ce35" table:formula="of:=[.E19]*1.25" office:value-type="currency" office:currency="EUR" office:value="6875" calcext:value-type="currency">
            <text:p>6.875 €</text:p>
          </table:table-cell>
          <table:table-cell table:style-name="ce48" office:value-type="currency" office:currency="EUR" office:value="5500" calcext:value-type="currency">
            <text:p>5.500 €</text:p>
          </table:table-cell>
          <table:table-cell table:style-name="ce61"/>
          <table:table-cell table:style-name="ce76" table:number-columns-repeated="5"/>
          <table:table-cell table:number-columns-repeated="1012"/>
          <table:table-cell table:style-name="ce87"/>
        </table:table-row>
        <table:table-row table:style-name="ro1">
          <table:table-cell table:style-name="ce5" office:value-type="string" calcext:value-type="string">
            <text:p>AR-AUX-01</text:p>
          </table:table-cell>
          <table:table-cell table:style-name="ce17" office:value-type="string" calcext:value-type="string">
            <text:p>Unidad de enfriamiento auxiliar</text:p>
          </table:table-cell>
          <table:table-cell table:style-name="ce28" table:formula="of:=[.E20]*1.4" office:value-type="currency" office:currency="EUR" office:value="6300" calcext:value-type="currency">
            <text:p>6.300 €</text:p>
          </table:table-cell>
          <table:table-cell table:style-name="ce36" table:formula="of:=[.E20]*1.25" office:value-type="currency" office:currency="EUR" office:value="5625" calcext:value-type="currency">
            <text:p>5.625 €</text:p>
          </table:table-cell>
          <table:table-cell table:style-name="ce49" office:value-type="currency" office:currency="EUR" office:value="4500" calcext:value-type="currency">
            <text:p>4.500 €</text:p>
          </table:table-cell>
          <table:table-cell table:style-name="ce62"/>
          <table:table-cell table:style-name="ce77" table:number-columns-repeated="5"/>
          <table:table-cell table:style-name="ce82" table:number-columns-repeated="1012"/>
          <table:table-cell table:style-name="ce88"/>
        </table:table-row>
        <table:table-row table:style-name="ro1">
          <table:table-cell/>
          <table:table-cell table:style-name="ce16"/>
          <table:table-cell table:style-name="ce27" table:formula="of:=[.E21]*1.4" office:value-type="currency" office:currency="EUR" office:value="0" calcext:value-type="currency">
            <text:p>0 €</text:p>
          </table:table-cell>
          <table:table-cell table:style-name="ce35" table:formula="of:=[.E21]*1.25" office:value-type="currency" office:currency="EUR" office:value="0" calcext:value-type="currency">
            <text:p>0 €</text:p>
          </table:table-cell>
          <table:table-cell table:style-name="ce43" table:formula="of:=MAX([.F21];[.G21];[.H21];[.I21];[.J21];[.K21];[.L21];[.M21];[.N21])" office:value-type="currency" office:currency="EUR" office:value="0" calcext:value-type="currency">
            <text:p>0 €</text:p>
          </table:table-cell>
          <table:table-cell table:style-name="ce55"/>
          <table:table-cell table:number-columns-repeated="1018"/>
        </table:table-row>
        <table:table-row table:style-name="ro2">
          <table:table-cell/>
          <table:table-cell table:style-name="ce13" office:value-type="string" calcext:value-type="string">
            <text:p>Calibrado</text:p>
          </table:table-cell>
          <table:table-cell table:style-name="ce27" table:formula="of:=[.E22]*1.4" office:value-type="currency" office:currency="EUR" office:value="0" calcext:value-type="currency">
            <text:p>0 €</text:p>
          </table:table-cell>
          <table:table-cell table:style-name="ce35"/>
          <table:table-cell table:style-name="ce43" table:formula="of:=MAX([.F22];[.G22];[.H22];[.I22];[.J22];[.K22];[.L22];[.M22];[.N22])" office:value-type="currency" office:currency="EUR" office:value="0" calcext:value-type="currency">
            <text:p>0 €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2" office:value-type="string" calcext:value-type="string">
            <text:p>AR-CBP-2S</text:p>
          </table:table-cell>
          <table:table-cell table:style-name="ce14" office:value-type="string" calcext:value-type="string">
            <text:p>Calibrador de Banda Perforada – 2 salidas con extrac. Automática</text:p>
          </table:table-cell>
          <table:table-cell table:style-name="ce25" table:formula="of:=[.E23]*1.4" office:value-type="currency" office:currency="EUR" office:value="7035" calcext:value-type="currency">
            <text:p>7.035 €</text:p>
          </table:table-cell>
          <table:table-cell table:style-name="ce33" table:formula="of:=[.E23]*1.25" office:value-type="currency" office:currency="EUR" office:value="6281.25" calcext:value-type="currency">
            <text:p>6.281 €</text:p>
          </table:table-cell>
          <table:table-cell table:style-name="ce41" table:formula="of:=MAX([.F23];[.G25];[.H23];[.I23];[.J23];[.K24];[.L24];[.M24];[.N24])" office:value-type="currency" office:currency="EUR" office:value="5025" calcext:value-type="currency">
            <text:p>5.025 €</text:p>
          </table:table-cell>
          <table:table-cell table:style-name="ce53"/>
          <table:table-cell table:style-name="ce73"/>
          <table:table-cell table:style-name="ce69"/>
          <table:table-cell table:style-name="ce69" office:value-type="currency" office:currency="EUR" office:value="5025" calcext:value-type="currency">
            <office:annotation draw:style-name="gr1" draw:text-style-name="P2" svg:width="28.99mm" svg:height="5.96mm" svg:x="484.38mm" svg:y="103.9mm" draw:caption-point-x="-6.1mm" draw:caption-point-y="15.1mm">
              <dc:date>2015-09-15T00:00:00</dc:date>
              <text:p text:style-name="P1"><text:span text:style-name="T1">NS1230</text:span></text:p>
            </office:annotation>
            <text:p>5.025 €</text:p>
          </table:table-cell>
          <table:table-cell table:style-name="ce69" office:value-type="currency" office:currency="EUR" office:value="3938" calcext:value-type="currency">
            <office:annotation draw:style-name="gr1" draw:text-style-name="P2" svg:width="28.99mm" svg:height="5.96mm" svg:x="506.96mm" svg:y="103.9mm" draw:caption-point-x="-6.1mm" draw:caption-point-y="15.1mm">
              <dc:date>2015-09-15T00:00:00</dc:date>
              <text:p text:style-name="P1"><text:span text:style-name="T1">NS1148</text:span></text:p>
            </office:annotation>
            <text:p>3.938 €</text:p>
          </table:table-cell>
          <table:table-cell table:style-name="ce69"/>
          <table:table-cell table:style-name="ce73" table:number-columns-repeated="1012"/>
          <table:table-cell table:style-name="ce85"/>
        </table:table-row>
        <table:table-row table:style-name="ro1">
          <table:table-cell table:style-name="ce7" office:value-type="string" calcext:value-type="string">
            <text:p>AR-CBP-2S-TE</text:p>
          </table:table-cell>
          <table:table-cell table:style-name="ce15" office:value-type="string" calcext:value-type="string">
            <text:p>Calibrador de Banda Perforada – 2 salidas con extrac. Automática</text:p>
          </table:table-cell>
          <table:table-cell table:style-name="ce26" table:formula="of:=[.E24]*1.4" office:value-type="currency" office:currency="EUR" office:value="15614.2" calcext:value-type="currency">
            <text:p>15.614 €</text:p>
          </table:table-cell>
          <table:table-cell table:style-name="ce34" table:formula="of:=[.E24]*1.25" office:value-type="currency" office:currency="EUR" office:value="13941.25" calcext:value-type="currency">
            <text:p>13.941 €</text:p>
          </table:table-cell>
          <table:table-cell table:style-name="ce42" table:formula="of:=MAX([.F24];[.G24];[.H24];[.I24];[.J24];[.K25];[.L25];[.M25];[.N25])" office:value-type="currency" office:currency="EUR" office:value="11153" calcext:value-type="currency">
            <text:p>11.153 €</text:p>
          </table:table-cell>
          <table:table-cell table:style-name="ce63" office:value-type="float" office:value="11153" calcext:value-type="float">
            <text:p>11153</text:p>
          </table:table-cell>
          <table:table-cell table:style-name="ce63" table:number-columns-repeated="4"/>
          <table:table-cell table:style-name="ce70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AR-CBP-3S</text:p>
          </table:table-cell>
          <table:table-cell table:style-name="ce16" office:value-type="string" calcext:value-type="string">
            <text:p>Calibrador de Banda Perforada – 3 salidas con extrac. Automática bidireccional</text:p>
          </table:table-cell>
          <table:table-cell table:style-name="ce27" table:formula="of:=[.E25]*1.4" office:value-type="currency" office:currency="EUR" office:value="7828.8" calcext:value-type="currency">
            <text:p>7.829 €</text:p>
          </table:table-cell>
          <table:table-cell table:style-name="ce35" table:formula="of:=[.E25]*1.25" office:value-type="currency" office:currency="EUR" office:value="6990" calcext:value-type="currency">
            <text:p>6.990 €</text:p>
          </table:table-cell>
          <table:table-cell table:style-name="ce43" table:formula="of:=MAX([.F25];[.G25];[.H25];[.I25];[.J25];[.K25];[.L25];[.M25];[.N25])" office:value-type="currency" office:currency="EUR" office:value="5592" calcext:value-type="currency">
            <text:p>5.592 €</text:p>
          </table:table-cell>
          <table:table-cell table:style-name="ce55"/>
          <table:table-cell office:value-type="currency" office:currency="EUR" office:value="4671" calcext:value-type="currency">
            <office:annotation draw:style-name="gr1" draw:text-style-name="P2" svg:width="28.99mm" svg:height="5.96mm" svg:x="429.54mm" svg:y="114.48mm" draw:caption-point-x="-6.1mm" draw:caption-point-y="15.1mm">
              <dc:date>2015-09-15T00:00:00</dc:date>
              <text:p text:style-name="P1"><text:span text:style-name="T1">NS-1114</text:span></text:p>
            </office:annotation>
            <text:p>4.671 €</text:p>
          </table:table-cell>
          <table:table-cell office:value-type="currency" office:currency="EUR" office:value="5592" calcext:value-type="currency">
            <office:annotation draw:style-name="gr1" draw:text-style-name="P2" svg:width="28.99mm" svg:height="5.96mm" svg:x="461.11mm" svg:y="114.48mm" draw:caption-point-x="-6.1mm" draw:caption-point-y="15.1mm">
              <dc:date>2015-09-15T00:00:00</dc:date>
              <text:p text:style-name="P1"><text:span text:style-name="T1">NS1128</text:span></text:p>
            </office:annotation>
            <text:p>5.592 €</text:p>
          </table:table-cell>
          <table:table-cell/>
          <table:table-cell table:style-name="ce76"/>
          <table:table-cell table:number-columns-repeated="1013"/>
          <table:table-cell table:style-name="ce87"/>
        </table:table-row>
        <table:table-row table:style-name="ro1">
          <table:table-cell table:style-name="ce8" office:value-type="string" calcext:value-type="string">
            <text:p>AR-CBP-4S</text:p>
          </table:table-cell>
          <table:table-cell table:style-name="ce15"/>
          <table:table-cell table:style-name="ce26" table:formula="of:=[.E26]*1.4" office:value-type="currency" office:currency="EUR" office:value="7828.8" calcext:value-type="currency">
            <text:p>7.829 €</text:p>
          </table:table-cell>
          <table:table-cell table:style-name="ce34" table:formula="of:=[.E26]*1.25" office:value-type="currency" office:currency="EUR" office:value="6990" calcext:value-type="currency">
            <text:p>6.990 €</text:p>
          </table:table-cell>
          <table:table-cell table:style-name="ce42" table:formula="of:=MAX([.F26];[.G26];[.H26];[.I26];[.J26];[.K26];[.L26];[.M26];[.N26])" office:value-type="currency" office:currency="EUR" office:value="5592" calcext:value-type="currency">
            <text:p>5.592 €</text:p>
          </table:table-cell>
          <table:table-cell table:style-name="ce54"/>
          <table:table-cell table:style-name="ce70" office:value-type="currency" office:currency="EUR" office:value="4671" calcext:value-type="currency">
            <office:annotation draw:style-name="gr1" draw:text-style-name="P2" svg:width="28.99mm" svg:height="5.96mm" svg:x="429.54mm" svg:y="119.77mm" draw:caption-point-x="-6.1mm" draw:caption-point-y="15.1mm">
              <dc:date>2015-09-15T00:00:00</dc:date>
              <text:p text:style-name="P1"><text:span text:style-name="T1">NS-1114</text:span></text:p>
            </office:annotation>
            <text:p>4.671 €</text:p>
          </table:table-cell>
          <table:table-cell table:style-name="ce70" office:value-type="currency" office:currency="EUR" office:value="5592" calcext:value-type="currency">
            <office:annotation draw:style-name="gr1" draw:text-style-name="P2" svg:width="28.99mm" svg:height="5.96mm" svg:x="461.11mm" svg:y="119.77mm" draw:caption-point-x="-6.1mm" draw:caption-point-y="15.1mm">
              <dc:date>2015-09-15T00:00:00</dc:date>
              <text:p text:style-name="P1"><text:span text:style-name="T1">NS1128</text:span></text:p>
            </office:annotation>
            <text:p>5.592 €</text:p>
          </table:table-cell>
          <table:table-cell table:style-name="ce70"/>
          <table:table-cell table:style-name="ce75"/>
          <table:table-cell table:style-name="ce70"/>
          <table:table-cell table:style-name="ce63" table:number-columns-repeated="1012"/>
          <table:table-cell table:style-name="ce86"/>
        </table:table-row>
        <table:table-row table:style-name="ro3">
          <table:table-cell table:style-name="ce9" office:value-type="string" calcext:value-type="string">
            <text:p>AR-CBP-5S</text:p>
          </table:table-cell>
          <table:table-cell table:style-name="ce16" office:value-type="string" calcext:value-type="string">
            <text:p>Calibrador de Banda Perforada – 5 salidas con extrac. Automática bidireccional a envasadora o caja</text:p>
          </table:table-cell>
          <table:table-cell table:style-name="ce27" table:formula="of:=[.E27]*1.4" office:value-type="currency" office:currency="EUR" office:value="0" calcext:value-type="currency">
            <text:p>0 €</text:p>
          </table:table-cell>
          <table:table-cell table:style-name="ce35"/>
          <table:table-cell table:style-name="ce43"/>
          <table:table-cell table:style-name="ce55"/>
          <table:table-cell table:number-columns-repeated="3"/>
          <table:table-cell table:style-name="ce76"/>
          <table:table-cell table:number-columns-repeated="1013"/>
          <table:table-cell table:style-name="ce87"/>
        </table:table-row>
        <table:table-row table:style-name="ro3">
          <table:table-cell table:style-name="ce7" office:value-type="string" calcext:value-type="string">
            <text:p>AR-CBP-5S-TE</text:p>
          </table:table-cell>
          <table:table-cell table:style-name="ce15" office:value-type="string" calcext:value-type="string">
            <text:p>Calibrador de Banda Perforada – 5 salidas con extrac. Automática bidireccional a envasadora o caja</text:p>
          </table:table-cell>
          <table:table-cell table:style-name="ce26" table:formula="of:=[.E28]*1.4" office:value-type="currency" office:currency="EUR" office:value="34279" calcext:value-type="currency">
            <text:p>34.279 €</text:p>
          </table:table-cell>
          <table:table-cell table:style-name="ce34" table:formula="of:=[.E28]*1.25" office:value-type="currency" office:currency="EUR" office:value="30606.25" calcext:value-type="currency">
            <text:p>30.606 €</text:p>
          </table:table-cell>
          <table:table-cell table:style-name="ce42" table:formula="of:=MAX([.F28];[.G28];[.H28];[.I28];[.J28];[.K28];[.L28];[.M28];[.N28])" office:value-type="currency" office:currency="EUR" office:value="24485" calcext:value-type="currency">
            <text:p>24.485 €</text:p>
          </table:table-cell>
          <table:table-cell table:style-name="ce54" office:value-type="currency" office:currency="EUR" office:value="24485" calcext:value-type="currency">
            <text:p>24.485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<text:s/>AR-CBP-FI1S</text:p>
          </table:table-cell>
          <table:table-cell table:style-name="ce16" office:value-type="string" calcext:value-type="string">
            <text:p>Grupo de salida final Calibrador, bidireccional con 1 salida.</text:p>
          </table:table-cell>
          <table:table-cell table:style-name="ce27" table:formula="of:=[.E29]*1.4" office:value-type="currency" office:currency="EUR" office:value="4505.2" calcext:value-type="currency">
            <text:p>4.505 €</text:p>
          </table:table-cell>
          <table:table-cell table:style-name="ce35" table:formula="of:=[.E29]*1.25" office:value-type="currency" office:currency="EUR" office:value="4022.5" calcext:value-type="currency">
            <text:p>4.023 €</text:p>
          </table:table-cell>
          <table:table-cell table:style-name="ce43" table:formula="of:=MAX([.F29];[.G29];[.H29];[.I29];[.J29];[.K29];[.L29];[.M29];[.N29])" office:value-type="currency" office:currency="EUR" office:value="3218" calcext:value-type="currency">
            <text:p>3.218 €</text:p>
          </table:table-cell>
          <table:table-cell table:style-name="ce55" office:value-type="currency" office:currency="EUR" office:value="3218" calcext:value-type="currency">
            <text:p>3.218 €</text:p>
          </table:table-cell>
          <table:table-cell table:number-columns-repeated="1017"/>
          <table:table-cell table:style-name="ce87"/>
        </table:table-row>
        <table:table-row table:style-name="ro1">
          <table:table-cell table:style-name="ce7" office:value-type="string" calcext:value-type="string">
            <text:p><text:s/>AR-CBP-FI2S</text:p>
          </table:table-cell>
          <table:table-cell table:style-name="ce15" office:value-type="string" calcext:value-type="string">
            <text:p>Grupo de salida final Calibrador, bidireccional con 2 salida.</text:p>
          </table:table-cell>
          <table:table-cell table:style-name="ce26" table:formula="of:=[.E30]*1.4" office:value-type="currency" office:currency="EUR" office:value="7655.2" calcext:value-type="currency">
            <text:p>7.655 €</text:p>
          </table:table-cell>
          <table:table-cell table:style-name="ce34" table:formula="of:=[.E30]*1.25" office:value-type="currency" office:currency="EUR" office:value="6835" calcext:value-type="currency">
            <text:p>6.835 €</text:p>
          </table:table-cell>
          <table:table-cell table:style-name="ce42" table:formula="of:=MAX([.F30];[.G30];[.H30];[.I30];[.J30];[.K30];[.L30];[.M30];[.N30])" office:value-type="currency" office:currency="EUR" office:value="5468" calcext:value-type="currency">
            <text:p>5.468 €</text:p>
          </table:table-cell>
          <table:table-cell table:style-name="ce54" office:value-type="currency" office:currency="EUR" office:value="5468" calcext:value-type="currency">
            <text:p>5.468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AR-CBP-CAJ</text:p>
          </table:table-cell>
          <table:table-cell table:style-name="ce16" office:value-type="string" calcext:value-type="string">
            <text:p>Transportador de reparto bidireccional para rechazo calibrador.</text:p>
          </table:table-cell>
          <table:table-cell table:style-name="ce27" table:formula="of:=[.E31]*1.4" office:value-type="currency" office:currency="EUR" office:value="7361.2" calcext:value-type="currency">
            <text:p>7.361 €</text:p>
          </table:table-cell>
          <table:table-cell table:style-name="ce35" table:formula="of:=[.E31]*1.25" office:value-type="currency" office:currency="EUR" office:value="6572.5" calcext:value-type="currency">
            <text:p>6.573 €</text:p>
          </table:table-cell>
          <table:table-cell table:style-name="ce43" table:formula="of:=MAX([.F31];[.G31];[.H31];[.I31];[.J31];[.K31];[.L31];[.M31];[.N31])" office:value-type="currency" office:currency="EUR" office:value="5258" calcext:value-type="currency">
            <text:p>5.258 €</text:p>
          </table:table-cell>
          <table:table-cell table:style-name="ce55" office:value-type="currency" office:currency="EUR" office:value="5258" calcext:value-type="currency">
            <text:p>5.258 €</text:p>
          </table:table-cell>
          <table:table-cell table:number-columns-repeated="1017"/>
          <table:table-cell table:style-name="ce87"/>
        </table:table-row>
        <table:table-row table:style-name="ro1">
          <table:table-cell table:style-name="ce7"/>
          <table:table-cell table:style-name="ce15"/>
          <table:table-cell table:style-name="ce26" table:formula="of:=[.E32]*1.4" office:value-type="currency" office:currency="EUR" office:value="0" calcext:value-type="currency">
            <text:p>0 €</text:p>
          </table:table-cell>
          <table:table-cell table:style-name="ce34" table:formula="of:=[.E32]*1.25" office:value-type="currency" office:currency="EUR" office:value="0" calcext:value-type="currency">
            <text:p>0 €</text:p>
          </table:table-cell>
          <table:table-cell table:style-name="ce42" table:formula="of:=MAX([.F32];[.G32];[.H32];[.I32];[.J32];[.K32];[.L32];[.M32];[.N32])" office:value-type="currency" office:currency="EUR" office:value="0" calcext:value-type="currency">
            <text:p>0 €</text:p>
          </table:table-cell>
          <table:table-cell table:style-name="ce54"/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AR-CBP-BP10</text:p>
          </table:table-cell>
          <table:table-cell table:style-name="ce16" office:value-type="string" calcext:value-type="string">
            <text:p>Banda Perforada Calibre Ø 10 mm.</text:p>
          </table:table-cell>
          <table:table-cell table:style-name="ce27" table:formula="of:=[.E33]*1.4" office:value-type="currency" office:currency="EUR" office:value="541.8" calcext:value-type="currency">
            <text:p>542 €</text:p>
          </table:table-cell>
          <table:table-cell table:style-name="ce35" table:formula="of:=[.E33]*1.25" office:value-type="currency" office:currency="EUR" office:value="483.75" calcext:value-type="currency">
            <text:p>484 €</text:p>
          </table:table-cell>
          <table:table-cell table:style-name="ce43" table:formula="of:=MAX([.F33];[.G33];[.H33];[.I33];[.J33];[.K33];[.L33];[.M33];[.N33])" office:value-type="currency" office:currency="EUR" office:value="387" calcext:value-type="currency">
            <text:p>387 €</text:p>
          </table:table-cell>
          <table:table-cell table:style-name="ce55" office:value-type="currency" office:currency="EUR" office:value="387" calcext:value-type="currency">
            <text:p>387 €</text:p>
          </table:table-cell>
          <table:table-cell table:number-columns-repeated="1017"/>
          <table:table-cell table:style-name="ce87"/>
        </table:table-row>
        <table:table-row table:style-name="ro1">
          <table:table-cell table:style-name="ce7" office:value-type="string" calcext:value-type="string">
            <text:p>AR-CBP-BP12</text:p>
          </table:table-cell>
          <table:table-cell table:style-name="ce15" office:value-type="string" calcext:value-type="string">
            <text:p>Banda Perforada Calibre Ø 12 mm.</text:p>
          </table:table-cell>
          <table:table-cell table:style-name="ce26" table:formula="of:=[.E34]*1.4" office:value-type="currency" office:currency="EUR" office:value="509.6" calcext:value-type="currency">
            <text:p>510 €</text:p>
          </table:table-cell>
          <table:table-cell table:style-name="ce34" table:formula="of:=[.E34]*1.25" office:value-type="currency" office:currency="EUR" office:value="455" calcext:value-type="currency">
            <text:p>455 €</text:p>
          </table:table-cell>
          <table:table-cell table:style-name="ce42" table:formula="of:=MAX([.F34];[.G34];[.H34];[.I34];[.J34];[.K34];[.L34];[.M34];[.N34])" office:value-type="currency" office:currency="EUR" office:value="364" calcext:value-type="currency">
            <text:p>364 €</text:p>
          </table:table-cell>
          <table:table-cell table:style-name="ce54" office:value-type="currency" office:currency="EUR" office:value="364" calcext:value-type="currency">
            <text:p>364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AR-CBP-BP14</text:p>
          </table:table-cell>
          <table:table-cell table:style-name="ce16" office:value-type="string" calcext:value-type="string">
            <text:p>Banda Perforada Calibre Ø 14 mm.</text:p>
          </table:table-cell>
          <table:table-cell table:style-name="ce27" table:formula="of:=[.E35]*1.4" office:value-type="currency" office:currency="EUR" office:value="474.6" calcext:value-type="currency">
            <text:p>475 €</text:p>
          </table:table-cell>
          <table:table-cell table:style-name="ce35" table:formula="of:=[.E35]*1.25" office:value-type="currency" office:currency="EUR" office:value="423.75" calcext:value-type="currency">
            <text:p>424 €</text:p>
          </table:table-cell>
          <table:table-cell table:style-name="ce43" table:formula="of:=MAX([.F35];[.G35];[.H35];[.I35];[.J35];[.K35];[.L35];[.M35];[.N35])" office:value-type="currency" office:currency="EUR" office:value="339" calcext:value-type="currency">
            <text:p>339 €</text:p>
          </table:table-cell>
          <table:table-cell table:style-name="ce55" office:value-type="currency" office:currency="EUR" office:value="339" calcext:value-type="currency">
            <text:p>339 €</text:p>
          </table:table-cell>
          <table:table-cell table:number-columns-repeated="1017"/>
          <table:table-cell table:style-name="ce87"/>
        </table:table-row>
        <table:table-row table:style-name="ro1">
          <table:table-cell table:style-name="ce7" office:value-type="string" calcext:value-type="string">
            <text:p>AR-CBP-BP16</text:p>
          </table:table-cell>
          <table:table-cell table:style-name="ce15" office:value-type="string" calcext:value-type="string">
            <text:p>Banda Perforada Calibre Ø 16 mm.</text:p>
          </table:table-cell>
          <table:table-cell table:style-name="ce26" table:formula="of:=[.E36]*1.4" office:value-type="currency" office:currency="EUR" office:value="357" calcext:value-type="currency">
            <text:p>357 €</text:p>
          </table:table-cell>
          <table:table-cell table:style-name="ce34" table:formula="of:=[.E36]*1.25" office:value-type="currency" office:currency="EUR" office:value="318.75" calcext:value-type="currency">
            <text:p>319 €</text:p>
          </table:table-cell>
          <table:table-cell table:style-name="ce42" table:formula="of:=MAX([.F36];[.G36];[.H36];[.I36];[.J36];[.K36];[.L36];[.M36];[.N36])" office:value-type="currency" office:currency="EUR" office:value="255" calcext:value-type="currency">
            <text:p>255 €</text:p>
          </table:table-cell>
          <table:table-cell table:style-name="ce54" office:value-type="currency" office:currency="EUR" office:value="255" calcext:value-type="currency">
            <text:p>255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AR-CBP-BP18</text:p>
          </table:table-cell>
          <table:table-cell table:style-name="ce16" office:value-type="string" calcext:value-type="string">
            <text:p>Banda Perforada Calibre Ø 18 mm.</text:p>
          </table:table-cell>
          <table:table-cell table:style-name="ce27" table:formula="of:=[.E37]*1.4" office:value-type="currency" office:currency="EUR" office:value="326.2" calcext:value-type="currency">
            <text:p>326 €</text:p>
          </table:table-cell>
          <table:table-cell table:style-name="ce35" table:formula="of:=[.E37]*1.25" office:value-type="currency" office:currency="EUR" office:value="291.25" calcext:value-type="currency">
            <text:p>291 €</text:p>
          </table:table-cell>
          <table:table-cell table:style-name="ce43" table:formula="of:=MAX([.F37];[.G37];[.H37];[.I37];[.J37];[.K37];[.L37];[.M37];[.N37])" office:value-type="currency" office:currency="EUR" office:value="233" calcext:value-type="currency">
            <text:p>233 €</text:p>
          </table:table-cell>
          <table:table-cell table:style-name="ce55" office:value-type="currency" office:currency="EUR" office:value="233" calcext:value-type="currency">
            <text:p>233 €</text:p>
          </table:table-cell>
          <table:table-cell table:number-columns-repeated="1017"/>
          <table:table-cell table:style-name="ce87"/>
        </table:table-row>
        <table:table-row table:style-name="ro1">
          <table:table-cell table:style-name="ce5" office:value-type="string" calcext:value-type="string">
            <text:p>AR-CBP-BP20</text:p>
          </table:table-cell>
          <table:table-cell table:style-name="ce17" office:value-type="string" calcext:value-type="string">
            <text:p>Banda Perforada Calibre Ø 20 mm.</text:p>
          </table:table-cell>
          <table:table-cell table:style-name="ce28" table:formula="of:=[.E38]*1.4" office:value-type="currency" office:currency="EUR" office:value="302.4" calcext:value-type="currency">
            <text:p>302 €</text:p>
          </table:table-cell>
          <table:table-cell table:style-name="ce36" table:formula="of:=[.E38]*1.25" office:value-type="currency" office:currency="EUR" office:value="270" calcext:value-type="currency">
            <text:p>270 €</text:p>
          </table:table-cell>
          <table:table-cell table:style-name="ce44" table:formula="of:=MAX([.F38];[.G38];[.H38];[.I38];[.J38];[.K38];[.L38];[.M38];[.N38])" office:value-type="currency" office:currency="EUR" office:value="216" calcext:value-type="currency">
            <text:p>216 €</text:p>
          </table:table-cell>
          <table:table-cell table:style-name="ce56" office:value-type="currency" office:currency="EUR" office:value="216" calcext:value-type="currency">
            <text:p>216 €</text:p>
          </table:table-cell>
          <table:table-cell table:style-name="ce71" table:number-columns-repeated="5"/>
          <table:table-cell table:style-name="ce82" table:number-columns-repeated="1012"/>
          <table:table-cell table:style-name="ce88"/>
        </table:table-row>
        <table:table-row table:style-name="ro1">
          <table:table-cell table:number-columns-repeated="2"/>
          <table:table-cell table:style-name="ce27" table:formula="of:=[.E39]*1.4" office:value-type="currency" office:currency="EUR" office:value="0" calcext:value-type="currency">
            <text:p>0 €</text:p>
          </table:table-cell>
          <table:table-cell table:style-name="ce35" table:formula="of:=[.E39]*1.25" office:value-type="currency" office:currency="EUR" office:value="0" calcext:value-type="currency">
            <text:p>0 €</text:p>
          </table:table-cell>
          <table:table-cell table:style-name="ce43" table:formula="of:=MAX([.F39];[.G39];[.H39];[.I39];[.J39];[.K39];[.L39];[.M39];[.N39])" office:value-type="currency" office:currency="EUR" office:value="0" calcext:value-type="currency">
            <text:p>0 €</text:p>
          </table:table-cell>
          <table:table-cell table:style-name="ce55"/>
          <table:table-cell table:number-columns-repeated="1018"/>
        </table:table-row>
        <table:table-row table:style-name="ro2">
          <table:table-cell/>
          <table:table-cell table:style-name="ce13" office:value-type="string" calcext:value-type="string">
            <text:p>Envasado</text:p>
          </table:table-cell>
          <table:table-cell table:style-name="ce27" table:formula="of:=[.E40]*1.4" office:value-type="currency" office:currency="EUR" office:value="0" calcext:value-type="currency">
            <text:p>0 €</text:p>
          </table:table-cell>
          <table:table-cell table:style-name="ce35"/>
          <table:table-cell table:style-name="ce43" table:formula="of:=MAX([.F40];[.G40];[.H40];[.I40];[.J40];[.K40];[.L40];[.M40];[.N40])" office:value-type="currency" office:currency="EUR" office:value="0" calcext:value-type="currency">
            <text:p>0 €</text:p>
          </table:table-cell>
          <table:table-cell table:style-name="ce55"/>
          <table:table-cell table:number-columns-repeated="2"/>
          <table:table-cell table:style-name="ce76"/>
          <table:table-cell table:number-columns-repeated="1015"/>
        </table:table-row>
        <table:table-row table:style-name="ro1">
          <table:table-cell table:style-name="ce2" office:value-type="string" calcext:value-type="string">
            <text:p>AR-DIS-1A</text:p>
          </table:table-cell>
          <table:table-cell table:style-name="ce14" office:value-type="string" calcext:value-type="string">
            <text:p>Grupo 2 Distribuidores Basculantes para Envasadora Automática 12 Cabezales Lineal</text:p>
          </table:table-cell>
          <table:table-cell table:style-name="ce25" table:formula="of:=[.E41]*1.4" office:value-type="currency" office:currency="EUR" office:value="30954" calcext:value-type="currency">
            <text:p>30.954 €</text:p>
          </table:table-cell>
          <table:table-cell table:style-name="ce33" table:formula="of:=[.E41]*1.25" office:value-type="currency" office:currency="EUR" office:value="27637.5" calcext:value-type="currency">
            <text:p>27.638 €</text:p>
          </table:table-cell>
          <table:table-cell table:style-name="ce41" table:formula="of:=MAX([.F41];[.G41];[.H41];[.I41];[.J41];[.K41];[.L41];[.M41];[.N41])" office:value-type="currency" office:currency="EUR" office:value="22110" calcext:value-type="currency">
            <text:p>22.110 €</text:p>
          </table:table-cell>
          <table:table-cell table:style-name="ce53" office:value-type="currency" office:currency="EUR" office:value="22110" calcext:value-type="currency">
            <text:p>22.110 €</text:p>
          </table:table-cell>
          <table:table-cell table:style-name="ce69" table:number-columns-repeated="2"/>
          <table:table-cell table:style-name="ce80"/>
          <table:table-cell table:style-name="ce69" table:number-columns-repeated="2"/>
          <table:table-cell table:style-name="ce73" table:number-columns-repeated="1012"/>
          <table:table-cell table:style-name="ce85"/>
        </table:table-row>
        <table:table-row table:style-name="ro1">
          <table:table-cell table:style-name="ce7" office:value-type="string" calcext:value-type="string">
            <text:p>AR-TBM-ELEV</text:p>
          </table:table-cell>
          <table:table-cell table:style-name="ce15" office:value-type="string" calcext:value-type="string">
            <text:p>Transportador de Elevación</text:p>
          </table:table-cell>
          <table:table-cell table:style-name="ce26" table:formula="of:=[.E42]*1.4" office:value-type="currency" office:currency="EUR" office:value="5404" calcext:value-type="currency">
            <text:p>5.404 €</text:p>
          </table:table-cell>
          <table:table-cell table:style-name="ce34" table:formula="of:=[.E42]*1.25" office:value-type="currency" office:currency="EUR" office:value="4825" calcext:value-type="currency">
            <text:p>4.825 €</text:p>
          </table:table-cell>
          <table:table-cell table:style-name="ce42" table:formula="of:=MAX([.F42];[.G42];[.H42];[.I42];[.J42];[.K42];[.L42];[.M42];[.N42])" office:value-type="currency" office:currency="EUR" office:value="3860" calcext:value-type="currency">
            <text:p>3.860 €</text:p>
          </table:table-cell>
          <table:table-cell table:style-name="ce54"/>
          <table:table-cell table:style-name="ce70" office:value-type="currency" office:currency="EUR" office:value="3860" calcext:value-type="currency">
            <office:annotation draw:style-name="gr1" draw:text-style-name="P2" svg:width="28.99mm" svg:height="5.96mm" svg:x="429.54mm" svg:y="205.73mm" draw:caption-point-x="-6.1mm" draw:caption-point-y="15.1mm">
              <dc:date>2015-09-15T00:00:00</dc:date>
              <text:p text:style-name="P1"><text:span text:style-name="T1">NS-1161</text:span></text:p>
            </office:annotation>
            <text:p>3.860 €</text:p>
          </table:table-cell>
          <table:table-cell table:style-name="ce70" office:value-type="currency" office:currency="EUR" office:value="3329" calcext:value-type="currency">
            <office:annotation draw:style-name="gr1" draw:text-style-name="P2" svg:width="28.99mm" svg:height="5.96mm" svg:x="461.11mm" svg:y="205.73mm" draw:caption-point-x="-6.1mm" draw:caption-point-y="15.1mm">
              <dc:date>2015-09-15T00:00:00</dc:date>
              <text:p text:style-name="P1"><text:span text:style-name="T1">NS1171</text:span></text:p>
            </office:annotation>
            <text:p>3.329 €</text:p>
          </table:table-cell>
          <table:table-cell table:style-name="ce75"/>
          <table:table-cell table:style-name="ce70" table:number-columns-repeated="2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AR-DOS-RET-4C</text:p>
          </table:table-cell>
          <table:table-cell table:style-name="ce16" office:value-type="string" calcext:value-type="string">
            <text:p>Dosificador de Carga – Cinta Retráctil – 4 Cabezales</text:p>
          </table:table-cell>
          <table:table-cell table:style-name="ce27" table:formula="of:=[.E43]*1.4" office:value-type="currency" office:currency="EUR" office:value="5460" calcext:value-type="currency">
            <text:p>5.460 €</text:p>
          </table:table-cell>
          <table:table-cell table:style-name="ce35" table:formula="of:=[.E43]*1.25" office:value-type="currency" office:currency="EUR" office:value="4875" calcext:value-type="currency">
            <text:p>4.875 €</text:p>
          </table:table-cell>
          <table:table-cell table:style-name="ce43" table:formula="of:=MAX([.F43];[.G43];[.H43];[.I43];[.J43];[.K43];[.L43];[.M43];[.N43])" office:value-type="currency" office:currency="EUR" office:value="3900" calcext:value-type="currency">
            <text:p>3.900 €</text:p>
          </table:table-cell>
          <table:table-cell table:style-name="ce64" office:value-type="float" office:value="3900" calcext:value-type="float">
            <text:p>3900</text:p>
          </table:table-cell>
          <table:table-cell table:style-name="ce76" table:number-columns-repeated="2"/>
          <table:table-cell table:number-columns-repeated="1015"/>
          <table:table-cell table:style-name="ce87"/>
        </table:table-row>
        <table:table-row table:style-name="ro1">
          <table:table-cell table:style-name="ce7" office:value-type="string" calcext:value-type="string">
            <text:p>AR-DOS-RET-6C</text:p>
          </table:table-cell>
          <table:table-cell table:style-name="ce15" office:value-type="string" calcext:value-type="string">
            <text:p>Dosificador de Carga – Cinta Retráctil – 6 Cabezales</text:p>
          </table:table-cell>
          <table:table-cell table:style-name="ce26" table:formula="of:=[.E44]*1.4" office:value-type="currency" office:currency="EUR" office:value="5775" calcext:value-type="currency">
            <text:p>5.775 €</text:p>
          </table:table-cell>
          <table:table-cell table:style-name="ce34" table:formula="of:=[.E44]*1.25" office:value-type="currency" office:currency="EUR" office:value="5156.25" calcext:value-type="currency">
            <text:p>5.156 €</text:p>
          </table:table-cell>
          <table:table-cell table:style-name="ce42" table:formula="of:=MAX([.F44];[.G44];[.H44];[.I44];[.J44];[.K44];[.L44];[.M44];[.N44])" office:value-type="currency" office:currency="EUR" office:value="4125" calcext:value-type="currency">
            <text:p>4.125 €</text:p>
          </table:table-cell>
          <table:table-cell table:style-name="ce54"/>
          <table:table-cell table:style-name="ce70" office:value-type="currency" office:currency="EUR" office:value="4125" calcext:value-type="currency">
            <office:annotation draw:style-name="gr1" draw:text-style-name="P2" svg:width="28.99mm" svg:height="5.96mm" svg:x="429.54mm" svg:y="216.31mm" draw:caption-point-x="-6.1mm" draw:caption-point-y="15.1mm">
              <dc:date>2015-09-15T00:00:00</dc:date>
              <text:p text:style-name="P1"><text:span text:style-name="T1">NS-1119</text:span></text:p>
            </office:annotation>
            <text:p>4.125 €</text:p>
          </table:table-cell>
          <table:table-cell table:style-name="ce70" office:value-type="currency" office:currency="EUR" office:value="3951" calcext:value-type="currency">
            <office:annotation draw:style-name="gr1" draw:text-style-name="P2" svg:width="28.99mm" svg:height="5.96mm" svg:x="461.11mm" svg:y="216.31mm" draw:caption-point-x="-6.1mm" draw:caption-point-y="15.1mm">
              <dc:date>2015-09-15T00:00:00</dc:date>
              <text:p text:style-name="P1"><text:span text:style-name="T1">NS1129</text:span></text:p>
            </office:annotation>
            <text:p>3.951 €</text:p>
          </table:table-cell>
          <table:table-cell table:style-name="ce70" table:number-columns-repeated="3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AR-DOS-RET-9C</text:p>
          </table:table-cell>
          <table:table-cell table:style-name="ce16" office:value-type="string" calcext:value-type="string">
            <text:p>Dosificador de Carga – Cinta Retráctil – 9 Cabezales</text:p>
          </table:table-cell>
          <table:table-cell table:style-name="ce27" table:formula="of:=[.E45]*1.4" office:value-type="currency" office:currency="EUR" office:value="7228.2" calcext:value-type="currency">
            <text:p>7.228 €</text:p>
          </table:table-cell>
          <table:table-cell table:style-name="ce35" table:formula="of:=[.E45]*1.25" office:value-type="currency" office:currency="EUR" office:value="6453.75" calcext:value-type="currency">
            <text:p>6.454 €</text:p>
          </table:table-cell>
          <table:table-cell table:style-name="ce43" table:formula="of:=MAX([.F45];[.G45];[.H45];[.I45];[.J45];[.K45];[.L45];[.M45];[.N45])" office:value-type="currency" office:currency="EUR" office:value="5163" calcext:value-type="currency">
            <text:p>5.163 €</text:p>
          </table:table-cell>
          <table:table-cell table:style-name="ce55" office:value-type="currency" office:currency="EUR" office:value="5163" calcext:value-type="currency">
            <text:p>5.163 €</text:p>
          </table:table-cell>
          <table:table-cell table:number-columns-repeated="1017"/>
          <table:table-cell table:style-name="ce87"/>
        </table:table-row>
        <table:table-row table:style-name="ro1">
          <table:table-cell table:style-name="ce7" office:value-type="string" calcext:value-type="string">
            <text:p>AR-DOS-RET-12C</text:p>
          </table:table-cell>
          <table:table-cell table:style-name="ce15" office:value-type="string" calcext:value-type="string">
            <text:p>Dosificador de Carga – Cinta Retráctil – 12 Cabezales</text:p>
          </table:table-cell>
          <table:table-cell table:style-name="ce26" table:formula="of:=[.E46]*1.4" office:value-type="currency" office:currency="EUR" office:value="8680" calcext:value-type="currency">
            <text:p>8.680 €</text:p>
          </table:table-cell>
          <table:table-cell table:style-name="ce34" table:formula="of:=[.E46]*1.25" office:value-type="currency" office:currency="EUR" office:value="7750" calcext:value-type="currency">
            <text:p>7.750 €</text:p>
          </table:table-cell>
          <table:table-cell table:style-name="ce42" table:formula="of:=MAX([.F46];[.G46];[.H46];[.I46];[.J46];[.K46];[.L46];[.M46];[.N46])" office:value-type="currency" office:currency="EUR" office:value="6200" calcext:value-type="currency">
            <text:p>6.200 €</text:p>
          </table:table-cell>
          <table:table-cell table:style-name="ce54" office:value-type="currency" office:currency="EUR" office:value="6200" calcext:value-type="currency">
            <text:p>6.200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/>
          <table:table-cell table:style-name="ce16"/>
          <table:table-cell table:style-name="ce27" table:formula="of:=[.E47]*1.4" office:value-type="currency" office:currency="EUR" office:value="0" calcext:value-type="currency">
            <text:p>0 €</text:p>
          </table:table-cell>
          <table:table-cell table:style-name="ce35" table:formula="of:=[.E47]*1.25" office:value-type="currency" office:currency="EUR" office:value="0" calcext:value-type="currency">
            <text:p>0 €</text:p>
          </table:table-cell>
          <table:table-cell table:style-name="ce43" table:formula="of:=MAX([.F47];[.G47];[.H47];[.I47];[.J47];[.K47];[.L47];[.M47];[.N47])" office:value-type="currency" office:currency="EUR" office:value="0" calcext:value-type="currency">
            <text:p>0 €</text:p>
          </table:table-cell>
          <table:table-cell table:style-name="ce55"/>
          <table:table-cell table:number-columns-repeated="1017"/>
          <table:table-cell table:style-name="ce87"/>
        </table:table-row>
        <table:table-row table:style-name="ro1">
          <table:table-cell table:style-name="ce7" office:value-type="string" calcext:value-type="string">
            <text:p>AR-DOS-2C-A-ROT</text:p>
          </table:table-cell>
          <table:table-cell table:style-name="ce15" office:value-type="string" calcext:value-type="string">
            <text:p>Envasadora Automática 2 cabezales rotativa – Dosificación Electrónica</text:p>
          </table:table-cell>
          <table:table-cell table:style-name="ce26" table:formula="of:=[.E48]*1.4" office:value-type="currency" office:currency="EUR" office:value="25820.2" calcext:value-type="currency">
            <text:p>25.820 €</text:p>
          </table:table-cell>
          <table:table-cell table:style-name="ce34" table:formula="of:=[.E48]*1.25" office:value-type="currency" office:currency="EUR" office:value="23053.75" calcext:value-type="currency">
            <text:p>23.054 €</text:p>
          </table:table-cell>
          <table:table-cell table:style-name="ce42" table:formula="of:=MAX([.F48];[.G48];[.H48];[.I48];[.J48];[.K48];[.L48];[.M48];[.N48])" office:value-type="currency" office:currency="EUR" office:value="18443" calcext:value-type="currency">
            <text:p>18.443 €</text:p>
          </table:table-cell>
          <table:table-cell table:style-name="ce54" office:value-type="currency" office:currency="EUR" office:value="18443" calcext:value-type="currency">
            <text:p>18.443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AR-DOS-4C-VAS</text:p>
          </table:table-cell>
          <table:table-cell table:style-name="ce16" office:value-type="string" calcext:value-type="string">
            <text:p>Envasadora Automática Vasos - </text:p>
          </table:table-cell>
          <table:table-cell table:style-name="ce27" table:formula="of:=[.E49]*1.4" office:value-type="currency" office:currency="EUR" office:value="47250" calcext:value-type="currency">
            <text:p>47.250 €</text:p>
          </table:table-cell>
          <table:table-cell table:style-name="ce35" table:formula="of:=[.E49]*1.25" office:value-type="currency" office:currency="EUR" office:value="42187.5" calcext:value-type="currency">
            <text:p>42.188 €</text:p>
          </table:table-cell>
          <table:table-cell table:style-name="ce43" table:formula="of:=MAX([.F49];[.G49];[.H49];[.I49];[.J49];[.K49];[.L49];[.M49];[.N49])" office:value-type="currency" office:currency="EUR" office:value="33750" calcext:value-type="currency">
            <text:p>33.750 €</text:p>
          </table:table-cell>
          <table:table-cell table:style-name="ce55" office:value-type="currency" office:currency="EUR" office:value="33750" calcext:value-type="currency">
            <text:p>33.750 €</text:p>
          </table:table-cell>
          <table:table-cell table:number-columns-repeated="1017"/>
          <table:table-cell table:style-name="ce87"/>
        </table:table-row>
        <table:table-row table:style-name="ro1">
          <table:table-cell table:style-name="ce7"/>
          <table:table-cell table:style-name="ce15"/>
          <table:table-cell table:style-name="ce26" table:formula="of:=[.E50]*1.4" office:value-type="currency" office:currency="EUR" office:value="0" calcext:value-type="currency">
            <text:p>0 €</text:p>
          </table:table-cell>
          <table:table-cell table:style-name="ce34" table:formula="of:=[.E50]*1.25" office:value-type="currency" office:currency="EUR" office:value="0" calcext:value-type="currency">
            <text:p>0 €</text:p>
          </table:table-cell>
          <table:table-cell table:style-name="ce42" table:formula="of:=MAX([.F50];[.G50];[.H50];[.I50];[.J50];[.K50];[.L50];[.M50];[.N50])" office:value-type="currency" office:currency="EUR" office:value="0" calcext:value-type="currency">
            <text:p>0 €</text:p>
          </table:table-cell>
          <table:table-cell table:style-name="ce54"/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AR-DOS-4C-M</text:p>
          </table:table-cell>
          <table:table-cell table:style-name="ce16" office:value-type="string" calcext:value-type="string">
            <text:p>Envasadora Automática 4 cabezales – Dosificación Mecánica</text:p>
          </table:table-cell>
          <table:table-cell table:style-name="ce27" table:formula="of:=[.E51]*1.4" office:value-type="currency" office:currency="EUR" office:value="12040" calcext:value-type="currency">
            <text:p>12.040 €</text:p>
          </table:table-cell>
          <table:table-cell table:style-name="ce35" table:formula="of:=[.E51]*1.25" office:value-type="currency" office:currency="EUR" office:value="10750" calcext:value-type="currency">
            <text:p>10.750 €</text:p>
          </table:table-cell>
          <table:table-cell table:style-name="ce43" table:formula="of:=MAX([.F51];[.G51];[.H51];[.I51];[.J51];[.K51];[.L51];[.M51];[.N51])" office:value-type="currency" office:currency="EUR" office:value="8600" calcext:value-type="currency">
            <text:p>8.600 €</text:p>
          </table:table-cell>
          <table:table-cell table:style-name="ce55" office:value-type="currency" office:currency="EUR" office:value="8600" calcext:value-type="currency">
            <text:p>8.600 €</text:p>
          </table:table-cell>
          <table:table-cell table:number-columns-repeated="1017"/>
          <table:table-cell table:style-name="ce87"/>
        </table:table-row>
        <table:table-row table:style-name="ro1">
          <table:table-cell table:style-name="ce7" office:value-type="string" calcext:value-type="string">
            <text:p>AR-DOS-6C-M</text:p>
          </table:table-cell>
          <table:table-cell table:style-name="ce15" office:value-type="string" calcext:value-type="string">
            <text:p>Envasadora Automática 6 cabezales – Dosificación Mecánica</text:p>
          </table:table-cell>
          <table:table-cell table:style-name="ce26" table:formula="of:=[.E52]*1.4" office:value-type="currency" office:currency="EUR" office:value="16900.8" calcext:value-type="currency">
            <text:p>16.901 €</text:p>
          </table:table-cell>
          <table:table-cell table:style-name="ce34" table:formula="of:=[.E52]*1.25" office:value-type="currency" office:currency="EUR" office:value="15090" calcext:value-type="currency">
            <text:p>15.090 €</text:p>
          </table:table-cell>
          <table:table-cell table:style-name="ce42" table:formula="of:=MAX([.F52];[.G52];[.H52];[.I52];[.J52];[.K52];[.L52];[.M52];[.N52])" office:value-type="currency" office:currency="EUR" office:value="12072" calcext:value-type="currency">
            <text:p>12.072 €</text:p>
          </table:table-cell>
          <table:table-cell table:style-name="ce54"/>
          <table:table-cell table:style-name="ce70" office:value-type="currency" office:currency="EUR" office:value="12072" calcext:value-type="currency">
            <office:annotation draw:style-name="gr1" draw:text-style-name="P2" svg:width="28.99mm" svg:height="5.96mm" svg:x="429.54mm" svg:y="258.64mm" draw:caption-point-x="-6.1mm" draw:caption-point-y="15.1mm">
              <dc:date>2015-09-15T00:00:00</dc:date>
              <text:p text:style-name="P1"><text:span text:style-name="T1">NS-1116</text:span></text:p>
            </office:annotation>
            <text:p>12.072 €</text:p>
          </table:table-cell>
          <table:table-cell table:style-name="ce70" table:number-columns-repeated="4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AR-DOS-8C-M</text:p>
          </table:table-cell>
          <table:table-cell table:style-name="ce16" office:value-type="string" calcext:value-type="string">
            <text:p>Envasadora Automática 8 cabezales – Dosificación Mecánica</text:p>
          </table:table-cell>
          <table:table-cell table:style-name="ce27" table:formula="of:=[.E53]*1.4" office:value-type="currency" office:currency="EUR" office:value="0" calcext:value-type="currency">
            <text:p>0 €</text:p>
          </table:table-cell>
          <table:table-cell table:style-name="ce35" table:formula="of:=[.E53]*1.25" office:value-type="currency" office:currency="EUR" office:value="0" calcext:value-type="currency">
            <text:p>0 €</text:p>
          </table:table-cell>
          <table:table-cell table:style-name="ce43" table:formula="of:=MAX([.F53];[.G53];[.H53];[.I53];[.J53];[.K53];[.L53];[.M53];[.N53])" office:value-type="currency" office:currency="EUR" office:value="0" calcext:value-type="currency">
            <text:p>0 €</text:p>
          </table:table-cell>
          <table:table-cell table:style-name="ce55"/>
          <table:table-cell table:number-columns-repeated="1017"/>
          <table:table-cell table:style-name="ce87"/>
        </table:table-row>
        <table:table-row table:style-name="ro1">
          <table:table-cell table:style-name="ce7" office:value-type="string" calcext:value-type="string">
            <text:p>AR-DOS-9C-M</text:p>
          </table:table-cell>
          <table:table-cell table:style-name="ce15" office:value-type="string" calcext:value-type="string">
            <text:p>Envasadora Automática 9 cabezales – Dosificación Mecánica</text:p>
          </table:table-cell>
          <table:table-cell table:style-name="ce26" table:formula="of:=[.E54]*1.4" office:value-type="currency" office:currency="EUR" office:value="25351.2" calcext:value-type="currency">
            <text:p>25.351 €</text:p>
          </table:table-cell>
          <table:table-cell table:style-name="ce34" table:formula="of:=[.E54]*1.25" office:value-type="currency" office:currency="EUR" office:value="22635" calcext:value-type="currency">
            <text:p>22.635 €</text:p>
          </table:table-cell>
          <table:table-cell table:style-name="ce42" table:formula="of:=MAX([.F54];[.G54];[.H54];[.I54];[.J54];[.K54];[.L54];[.M54];[.N54])" office:value-type="currency" office:currency="EUR" office:value="18108" calcext:value-type="currency">
            <text:p>18.108 €</text:p>
          </table:table-cell>
          <table:table-cell table:style-name="ce54" table:formula="of:=[.E52]*1.5" office:value-type="currency" office:currency="EUR" office:value="18108" calcext:value-type="currency">
            <text:p>18.108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AR-DOS-12C-M</text:p>
          </table:table-cell>
          <table:table-cell table:style-name="ce16" office:value-type="string" calcext:value-type="string">
            <text:p>Envasadora Automática 12 cabezales – Dosificación Mecánica</text:p>
          </table:table-cell>
          <table:table-cell table:style-name="ce27" table:formula="of:=[.E55]*1.4" office:value-type="currency" office:currency="EUR" office:value="0" calcext:value-type="currency">
            <text:p>0 €</text:p>
          </table:table-cell>
          <table:table-cell table:style-name="ce35" table:formula="of:=[.E55]*1.25" office:value-type="currency" office:currency="EUR" office:value="0" calcext:value-type="currency">
            <text:p>0 €</text:p>
          </table:table-cell>
          <table:table-cell table:style-name="ce43" table:formula="of:=MAX([.F55];[.G55];[.H55];[.I55];[.J55];[.K55];[.L55];[.M55];[.N55])" office:value-type="currency" office:currency="EUR" office:value="0" calcext:value-type="currency">
            <text:p>0 €</text:p>
          </table:table-cell>
          <table:table-cell table:style-name="ce55"/>
          <table:table-cell table:number-columns-repeated="1017"/>
          <table:table-cell table:style-name="ce87"/>
        </table:table-row>
        <table:table-row table:style-name="ro1">
          <table:table-cell table:style-name="ce7"/>
          <table:table-cell table:style-name="ce15"/>
          <table:table-cell table:style-name="ce26" table:formula="of:=[.E56]*1.4" office:value-type="currency" office:currency="EUR" office:value="0" calcext:value-type="currency">
            <text:p>0 €</text:p>
          </table:table-cell>
          <table:table-cell table:style-name="ce34" table:formula="of:=[.E56]*1.25" office:value-type="currency" office:currency="EUR" office:value="0" calcext:value-type="currency">
            <text:p>0 €</text:p>
          </table:table-cell>
          <table:table-cell table:style-name="ce42" table:formula="of:=MAX([.F56];[.G56];[.H56];[.I56];[.J56];[.K56];[.L56];[.M56];[.N56])" office:value-type="currency" office:currency="EUR" office:value="0" calcext:value-type="currency">
            <text:p>0 €</text:p>
          </table:table-cell>
          <table:table-cell table:style-name="ce54"/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3">
          <table:table-cell table:style-name="ce4" office:value-type="string" calcext:value-type="string">
            <text:p>AR-DOS-4C-H</text:p>
          </table:table-cell>
          <table:table-cell table:style-name="ce16" office:value-type="string" calcext:value-type="string">
            <text:p>Envasadora Automática 4 cabezales – Dosificación Híbrida</text:p>
          </table:table-cell>
          <table:table-cell table:style-name="ce27" table:formula="of:=[.E57]*1.4" office:value-type="currency" office:currency="EUR" office:value="20776" calcext:value-type="currency">
            <text:p>20.776 €</text:p>
          </table:table-cell>
          <table:table-cell table:style-name="ce35" table:formula="of:=[.E57]*1.25" office:value-type="currency" office:currency="EUR" office:value="18550" calcext:value-type="currency">
            <text:p>18.550 €</text:p>
          </table:table-cell>
          <table:table-cell table:style-name="ce43" table:formula="of:=MAX([.F57];[.G57];[.H57];[.I57];[.J57];[.K57];[.L57];[.M57];[.N57])" office:value-type="currency" office:currency="EUR" office:value="14840" calcext:value-type="currency">
            <text:p>14.840 €</text:p>
          </table:table-cell>
          <table:table-cell table:style-name="ce55" office:value-type="currency" office:currency="EUR" office:value="14840" calcext:value-type="currency">
            <text:p>14.840 €</text:p>
          </table:table-cell>
          <table:table-cell table:number-columns-repeated="1017"/>
          <table:table-cell table:style-name="ce87"/>
        </table:table-row>
        <table:table-row table:style-name="ro3">
          <table:table-cell table:style-name="ce7" office:value-type="string" calcext:value-type="string">
            <text:p>AR-DOS-6C-H</text:p>
          </table:table-cell>
          <table:table-cell table:style-name="ce15" office:value-type="string" calcext:value-type="string">
            <text:p>Envasadora Automática 6 cabezales – Dosificación Híbrida</text:p>
          </table:table-cell>
          <table:table-cell table:style-name="ce26" table:formula="of:=[.E58]*1.4" office:value-type="currency" office:currency="EUR" office:value="30004.8" calcext:value-type="currency">
            <text:p>30.005 €</text:p>
          </table:table-cell>
          <table:table-cell table:style-name="ce34" table:formula="of:=[.E58]*1.25" office:value-type="currency" office:currency="EUR" office:value="26790" calcext:value-type="currency">
            <text:p>26.790 €</text:p>
          </table:table-cell>
          <table:table-cell table:style-name="ce42" table:formula="of:=MAX([.F58];[.G58];[.H58];[.I58];[.J58];[.K58];[.L58];[.M58];[.N58])" office:value-type="currency" office:currency="EUR" office:value="21432" calcext:value-type="currency">
            <text:p>21.432 €</text:p>
          </table:table-cell>
          <table:table-cell table:style-name="ce54" office:value-type="currency" office:currency="EUR" office:value="21432" calcext:value-type="currency">
            <text:p>21.432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3">
          <table:table-cell table:style-name="ce4" office:value-type="string" calcext:value-type="string">
            <text:p>AR-DOS-8C-H</text:p>
          </table:table-cell>
          <table:table-cell table:style-name="ce16" office:value-type="string" calcext:value-type="string">
            <text:p>Envasadora Automática 8 cabezales – Dosificación Híbrida</text:p>
          </table:table-cell>
          <table:table-cell table:style-name="ce27" table:formula="of:=[.E59]*1.4" office:value-type="currency" office:currency="EUR" office:value="0" calcext:value-type="currency">
            <text:p>0 €</text:p>
          </table:table-cell>
          <table:table-cell table:style-name="ce35" table:formula="of:=[.E59]*1.25" office:value-type="currency" office:currency="EUR" office:value="0" calcext:value-type="currency">
            <text:p>0 €</text:p>
          </table:table-cell>
          <table:table-cell table:style-name="ce43" table:formula="of:=MAX([.F59];[.G59];[.H59];[.I59];[.J59];[.K59];[.L59];[.M59];[.N59])" office:value-type="currency" office:currency="EUR" office:value="0" calcext:value-type="currency">
            <text:p>0 €</text:p>
          </table:table-cell>
          <table:table-cell table:style-name="ce55"/>
          <table:table-cell table:number-columns-repeated="1017"/>
          <table:table-cell table:style-name="ce87"/>
        </table:table-row>
        <table:table-row table:style-name="ro3">
          <table:table-cell table:style-name="ce7" office:value-type="string" calcext:value-type="string">
            <text:p>AR-DOS-12C-H</text:p>
          </table:table-cell>
          <table:table-cell table:style-name="ce15" office:value-type="string" calcext:value-type="string">
            <text:p>Envasadora Automática 12 cabezales – Dosificación Híbrida</text:p>
          </table:table-cell>
          <table:table-cell table:style-name="ce26" table:formula="of:=[.E60]*1.4" office:value-type="currency" office:currency="EUR" office:value="0" calcext:value-type="currency">
            <text:p>0 €</text:p>
          </table:table-cell>
          <table:table-cell table:style-name="ce34" table:formula="of:=[.E60]*1.25" office:value-type="currency" office:currency="EUR" office:value="0" calcext:value-type="currency">
            <text:p>0 €</text:p>
          </table:table-cell>
          <table:table-cell table:style-name="ce42" table:formula="of:=MAX([.F60];[.G60];[.H60];[.I60];[.J60];[.K60];[.L60];[.M60];[.N60])" office:value-type="currency" office:currency="EUR" office:value="0" calcext:value-type="currency">
            <text:p>0 €</text:p>
          </table:table-cell>
          <table:table-cell table:style-name="ce54"/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/>
          <table:table-cell table:style-name="ce16"/>
          <table:table-cell table:style-name="ce27" table:formula="of:=[.E61]*1.4" office:value-type="currency" office:currency="EUR" office:value="0" calcext:value-type="currency">
            <text:p>0 €</text:p>
          </table:table-cell>
          <table:table-cell table:style-name="ce35" table:formula="of:=[.E61]*1.25" office:value-type="currency" office:currency="EUR" office:value="0" calcext:value-type="currency">
            <text:p>0 €</text:p>
          </table:table-cell>
          <table:table-cell table:style-name="ce43" table:formula="of:=MAX([.F61];[.G61];[.H61];[.I61];[.J61];[.K61];[.L61];[.M61];[.N61])" office:value-type="currency" office:currency="EUR" office:value="0" calcext:value-type="currency">
            <text:p>0 €</text:p>
          </table:table-cell>
          <table:table-cell table:style-name="ce55"/>
          <table:table-cell table:number-columns-repeated="1017"/>
          <table:table-cell table:style-name="ce87"/>
        </table:table-row>
        <table:table-row table:style-name="ro3">
          <table:table-cell table:style-name="ce4" office:value-type="string" calcext:value-type="string">
            <text:p>AR-DOS-4C-E</text:p>
          </table:table-cell>
          <table:table-cell table:style-name="ce15" office:value-type="string" calcext:value-type="string">
            <text:p>Envasadora Automática 4 Cabezales – Dosificación Eléctrónica</text:p>
          </table:table-cell>
          <table:table-cell table:style-name="ce26" table:formula="of:=[.E62]*1.4" office:value-type="currency" office:currency="EUR" office:value="59756.2" calcext:value-type="currency">
            <text:p>59.756 €</text:p>
          </table:table-cell>
          <table:table-cell table:style-name="ce34" table:formula="of:=[.E62]*1.25" office:value-type="currency" office:currency="EUR" office:value="53353.75" calcext:value-type="currency">
            <text:p>53.354 €</text:p>
          </table:table-cell>
          <table:table-cell table:style-name="ce42" table:formula="of:=MAX([.F62];[.G62];[.H62];[.I62];[.J62];[.K62];[.L62];[.M62];[.N62])" office:value-type="currency" office:currency="EUR" office:value="42683" calcext:value-type="currency">
            <text:p>42.683 €</text:p>
          </table:table-cell>
          <table:table-cell table:style-name="ce54" office:value-type="currency" office:currency="EUR" office:value="42683" calcext:value-type="currency">
            <text:p>42.683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3">
          <table:table-cell table:style-name="ce7" office:value-type="string" calcext:value-type="string">
            <text:p>AR-DOS-6C-E</text:p>
          </table:table-cell>
          <table:table-cell table:style-name="ce16" office:value-type="string" calcext:value-type="string">
            <text:p>Envasadora Automática 6 Cabezales – Dosificación Eléctrónica</text:p>
          </table:table-cell>
          <table:table-cell table:style-name="ce27" table:formula="of:=[.E63]*1.4" office:value-type="currency" office:currency="EUR" office:value="74666.2" calcext:value-type="currency">
            <text:p>74.666 €</text:p>
          </table:table-cell>
          <table:table-cell table:style-name="ce35" table:formula="of:=[.E63]*1.25" office:value-type="currency" office:currency="EUR" office:value="66666.25" calcext:value-type="currency">
            <text:p>66.666 €</text:p>
          </table:table-cell>
          <table:table-cell table:style-name="ce43" table:formula="of:=MAX([.F63];[.G63];[.H63];[.I63];[.J63];[.K63];[.L63];[.M63];[.N63])" office:value-type="currency" office:currency="EUR" office:value="53333" calcext:value-type="currency">
            <text:p>53.333 €</text:p>
          </table:table-cell>
          <table:table-cell table:style-name="ce55" office:value-type="currency" office:currency="EUR" office:value="53333" calcext:value-type="currency">
            <text:p>53.333 €</text:p>
          </table:table-cell>
          <table:table-cell/>
          <table:table-cell>
            <office:annotation draw:style-name="gr1" draw:text-style-name="P2" svg:width="28.99mm" svg:height="5.96mm" svg:x="461.11mm" svg:y="316.85mm" draw:caption-point-x="-6.1mm" draw:caption-point-y="16.25mm">
              <dc:date>2015-09-15T00:00:00</dc:date>
              <text:p text:style-name="P1"><text:span text:style-name="T1">NS1136</text:span></text:p>
            </office:annotation>
          </table:table-cell>
          <table:table-cell table:number-columns-repeated="1015"/>
          <table:table-cell table:style-name="ce87"/>
        </table:table-row>
        <table:table-row table:style-name="ro3">
          <table:table-cell table:style-name="ce4" office:value-type="string" calcext:value-type="string">
            <text:p>AR-DOS-8C-E</text:p>
          </table:table-cell>
          <table:table-cell table:style-name="ce15" office:value-type="string" calcext:value-type="string">
            <text:p>Envasadora Automática 8 Cabezales – Dosificación Eléctrónica</text:p>
          </table:table-cell>
          <table:table-cell table:style-name="ce26" table:formula="of:=[.E64]*1.4" office:value-type="currency" office:currency="EUR" office:value="87948" calcext:value-type="currency">
            <text:p>87.948 €</text:p>
          </table:table-cell>
          <table:table-cell table:style-name="ce34" table:formula="of:=[.E64]*1.25" office:value-type="currency" office:currency="EUR" office:value="78525" calcext:value-type="currency">
            <text:p>78.525 €</text:p>
          </table:table-cell>
          <table:table-cell table:style-name="ce42" table:formula="of:=MAX([.F64];[.G64];[.H64];[.I64];[.J64];[.K64];[.L64];[.M64];[.N64])" office:value-type="currency" office:currency="EUR" office:value="62820" calcext:value-type="currency">
            <text:p>62.820 €</text:p>
          </table:table-cell>
          <table:table-cell table:style-name="ce54" office:value-type="currency" office:currency="EUR" office:value="62820" calcext:value-type="currency">
            <text:p>62.820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3">
          <table:table-cell table:style-name="ce7" office:value-type="string" calcext:value-type="string">
            <text:p>AR-DOS-12C-E</text:p>
          </table:table-cell>
          <table:table-cell table:style-name="ce16" office:value-type="string" calcext:value-type="string">
            <text:p>Envasadora Automática 12 Cabezales – Dosificación Eléctrónica</text:p>
          </table:table-cell>
          <table:table-cell table:style-name="ce27" table:formula="of:=[.E65]*1.4" office:value-type="currency" office:currency="EUR" office:value="125181" calcext:value-type="currency">
            <text:p>125.181 €</text:p>
          </table:table-cell>
          <table:table-cell table:style-name="ce35" table:formula="of:=[.E65]*1.25" office:value-type="currency" office:currency="EUR" office:value="111768.75" calcext:value-type="currency">
            <text:p>111.769 €</text:p>
          </table:table-cell>
          <table:table-cell table:style-name="ce43" table:formula="of:=MAX([.F65];[.G65];[.H65];[.I65];[.J65];[.K65];[.L65];[.M65];[.N65])" office:value-type="currency" office:currency="EUR" office:value="89415" calcext:value-type="currency">
            <text:p>89.415 €</text:p>
          </table:table-cell>
          <table:table-cell table:style-name="ce55" office:value-type="currency" office:currency="EUR" office:value="89415" calcext:value-type="currency">
            <text:p>89.415 €</text:p>
          </table:table-cell>
          <table:table-cell table:number-columns-repeated="1017"/>
          <table:table-cell table:style-name="ce87"/>
        </table:table-row>
        <table:table-row table:style-name="ro1">
          <table:table-cell table:style-name="ce7"/>
          <table:table-cell table:style-name="ce15"/>
          <table:table-cell table:style-name="ce26" table:formula="of:=[.E66]*1.4" office:value-type="currency" office:currency="EUR" office:value="0" calcext:value-type="currency">
            <text:p>0 €</text:p>
          </table:table-cell>
          <table:table-cell table:style-name="ce34" table:formula="of:=[.E66]*1.25" office:value-type="currency" office:currency="EUR" office:value="0" calcext:value-type="currency">
            <text:p>0 €</text:p>
          </table:table-cell>
          <table:table-cell table:style-name="ce42" table:formula="of:=MAX([.F66];[.G66];[.H66];[.I66];[.J66];[.K66];[.L66];[.M66];[.N66])" office:value-type="currency" office:currency="EUR" office:value="0" calcext:value-type="currency">
            <text:p>0 €</text:p>
          </table:table-cell>
          <table:table-cell table:style-name="ce54"/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AR-DOS-10C-ASOC</text:p>
          </table:table-cell>
          <table:table-cell table:style-name="ce16" office:value-type="string" calcext:value-type="string">
            <text:p>Envasadora Automática 10 Cabezales – Dosificación Asociativa</text:p>
          </table:table-cell>
          <table:table-cell table:style-name="ce27" table:formula="of:=[.E67]*1.4" office:value-type="currency" office:currency="EUR" office:value="0" calcext:value-type="currency">
            <text:p>0 €</text:p>
          </table:table-cell>
          <table:table-cell table:style-name="ce35" table:formula="of:=[.E67]*1.25" office:value-type="currency" office:currency="EUR" office:value="0" calcext:value-type="currency">
            <text:p>0 €</text:p>
          </table:table-cell>
          <table:table-cell table:style-name="ce43" table:formula="of:=MAX([.F67];[.G67];[.H67];[.I67];[.J67];[.K67];[.L67];[.M67];[.N67])" office:value-type="currency" office:currency="EUR" office:value="0" calcext:value-type="currency">
            <text:p>0 €</text:p>
          </table:table-cell>
          <table:table-cell table:style-name="ce55"/>
          <table:table-cell table:number-columns-repeated="1017"/>
          <table:table-cell table:style-name="ce87"/>
        </table:table-row>
        <table:table-row table:style-name="ro1">
          <table:table-cell table:style-name="ce7" office:value-type="string" calcext:value-type="string">
            <text:p>AR-DOS-14C-ASOC</text:p>
          </table:table-cell>
          <table:table-cell table:style-name="ce15" office:value-type="string" calcext:value-type="string">
            <text:p>Envasadora Automática 14 Cabezales – Dosificación Asociativa</text:p>
          </table:table-cell>
          <table:table-cell table:style-name="ce26" table:formula="of:=[.E68]*1.4" office:value-type="currency" office:currency="EUR" office:value="47775" calcext:value-type="currency">
            <text:p>47.775 €</text:p>
          </table:table-cell>
          <table:table-cell table:style-name="ce34" table:formula="of:=[.E68]*1.25" office:value-type="currency" office:currency="EUR" office:value="42656.25" calcext:value-type="currency">
            <text:p>42.656 €</text:p>
          </table:table-cell>
          <table:table-cell table:style-name="ce42" table:formula="of:=MAX([.F68];[.G68];[.H68];[.I68];[.J68];[.K68];[.L68];[.M68];[.N68])" office:value-type="currency" office:currency="EUR" office:value="34125" calcext:value-type="currency">
            <text:p>34.125 €</text:p>
          </table:table-cell>
          <table:table-cell table:style-name="ce54" office:value-type="currency" office:currency="EUR" office:value="34125" calcext:value-type="currency">
            <text:p>34.125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AR-CAE-1DF</text:p>
          </table:table-cell>
          <table:table-cell table:style-name="ce16" office:value-type="string" calcext:value-type="string">
            <text:p>Carro de alimentación envasadora asociativa – 1 Descarga Fija</text:p>
          </table:table-cell>
          <table:table-cell table:style-name="ce27" table:formula="of:=[.E69]*1.4" office:value-type="currency" office:currency="EUR" office:value="31500" calcext:value-type="currency">
            <text:p>31.500 €</text:p>
          </table:table-cell>
          <table:table-cell table:style-name="ce35" table:formula="of:=[.E69]*1.25" office:value-type="currency" office:currency="EUR" office:value="28125" calcext:value-type="currency">
            <text:p>28.125 €</text:p>
          </table:table-cell>
          <table:table-cell table:style-name="ce43" table:formula="of:=MAX([.F69];[.G69];[.H69];[.I69];[.J69];[.K69];[.L69];[.M69];[.N69])" office:value-type="currency" office:currency="EUR" office:value="22500" calcext:value-type="currency">
            <text:p>22.500 €</text:p>
          </table:table-cell>
          <table:table-cell table:style-name="ce55" office:value-type="currency" office:currency="EUR" office:value="22500" calcext:value-type="currency">
            <text:p>22.500 €</text:p>
          </table:table-cell>
          <table:table-cell table:number-columns-repeated="1017"/>
          <table:table-cell table:style-name="ce87"/>
        </table:table-row>
        <table:table-row table:style-name="ro1">
          <table:table-cell table:style-name="ce7" office:value-type="string" calcext:value-type="string">
            <text:p>AR-CAE-1DM</text:p>
          </table:table-cell>
          <table:table-cell table:style-name="ce15" office:value-type="string" calcext:value-type="string">
            <text:p>Carro de alimentación envasadora asociativa – 1 Descarga móvil con acompañamiento</text:p>
          </table:table-cell>
          <table:table-cell table:style-name="ce26" table:formula="of:=[.E70]*1.4" office:value-type="currency" office:currency="EUR" office:value="47250" calcext:value-type="currency">
            <text:p>47.250 €</text:p>
          </table:table-cell>
          <table:table-cell table:style-name="ce34" table:formula="of:=[.E70]*1.25" office:value-type="currency" office:currency="EUR" office:value="42187.5" calcext:value-type="currency">
            <text:p>42.188 €</text:p>
          </table:table-cell>
          <table:table-cell table:style-name="ce42" table:formula="of:=MAX([.F70];[.G70];[.H70];[.I70];[.J70];[.K70];[.L70];[.M70];[.N70])" office:value-type="currency" office:currency="EUR" office:value="33750" calcext:value-type="currency">
            <text:p>33.750 €</text:p>
          </table:table-cell>
          <table:table-cell table:style-name="ce54" office:value-type="currency" office:currency="EUR" office:value="33750" calcext:value-type="currency">
            <text:p>33.750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AR-CAE-2DM</text:p>
          </table:table-cell>
          <table:table-cell table:style-name="ce16" office:value-type="string" calcext:value-type="string">
            <text:p>Carro de alimentación envasadora asociativa – 2 Descargas móvil</text:p>
          </table:table-cell>
          <table:table-cell table:style-name="ce27" table:formula="of:=[.E71]*1.4" office:value-type="currency" office:currency="EUR" office:value="34650" calcext:value-type="currency">
            <text:p>34.650 €</text:p>
          </table:table-cell>
          <table:table-cell table:style-name="ce35" table:formula="of:=[.E71]*1.25" office:value-type="currency" office:currency="EUR" office:value="30937.5" calcext:value-type="currency">
            <text:p>30.938 €</text:p>
          </table:table-cell>
          <table:table-cell table:style-name="ce43" table:formula="of:=MAX([.F71];[.G71];[.H71];[.I71];[.J71];[.K71];[.L71];[.M71];[.N71])" office:value-type="currency" office:currency="EUR" office:value="24750" calcext:value-type="currency">
            <text:p>24.750 €</text:p>
          </table:table-cell>
          <table:table-cell table:style-name="ce55" office:value-type="currency" office:currency="EUR" office:value="24750" calcext:value-type="currency">
            <text:p>24.750 €</text:p>
          </table:table-cell>
          <table:table-cell table:number-columns-repeated="1017"/>
          <table:table-cell table:style-name="ce87"/>
        </table:table-row>
        <table:table-row table:style-name="ro1">
          <table:table-cell table:style-name="ce7"/>
          <table:table-cell table:style-name="ce15"/>
          <table:table-cell table:style-name="ce26" table:formula="of:=[.E72]*1.4" office:value-type="currency" office:currency="EUR" office:value="0" calcext:value-type="currency">
            <text:p>0 €</text:p>
          </table:table-cell>
          <table:table-cell table:style-name="ce34" table:formula="of:=[.E72]*1.25" office:value-type="currency" office:currency="EUR" office:value="0" calcext:value-type="currency">
            <text:p>0 €</text:p>
          </table:table-cell>
          <table:table-cell table:style-name="ce42" table:formula="of:=MAX([.F72];[.G72];[.H72];[.I72];[.J72];[.K72];[.L72];[.M72];[.N72])" office:value-type="currency" office:currency="EUR" office:value="0" calcext:value-type="currency">
            <text:p>0 €</text:p>
          </table:table-cell>
          <table:table-cell table:style-name="ce54"/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AR-GC-MI-4CM</text:p>
          </table:table-cell>
          <table:table-cell table:style-name="ce16" office:value-type="string" calcext:value-type="string">
            <text:p>Equipo Compacto con envasadora 4 cabezales y dosif. Mecánica</text:p>
          </table:table-cell>
          <table:table-cell table:style-name="ce27" table:formula="of:=[.E73]*1.4" office:value-type="currency" office:currency="EUR" office:value="28700" calcext:value-type="currency">
            <text:p>28.700 €</text:p>
          </table:table-cell>
          <table:table-cell table:style-name="ce35" table:formula="of:=[.E73]*1.25" office:value-type="currency" office:currency="EUR" office:value="25625" calcext:value-type="currency">
            <text:p>25.625 €</text:p>
          </table:table-cell>
          <table:table-cell table:style-name="ce43" table:formula="of:=MAX([.F73];[.G73];[.H73];[.I73];[.J73];[.K73];[.L73];[.M73];[.N73])" office:value-type="currency" office:currency="EUR" office:value="20500" calcext:value-type="currency">
            <text:p>20.500 €</text:p>
          </table:table-cell>
          <table:table-cell table:style-name="ce55" office:value-type="currency" office:currency="EUR" office:value="20500" calcext:value-type="currency">
            <text:p>20.500 €</text:p>
          </table:table-cell>
          <table:table-cell table:number-columns-repeated="1017"/>
          <table:table-cell table:style-name="ce87"/>
        </table:table-row>
        <table:table-row table:style-name="ro1">
          <table:table-cell table:style-name="ce5" office:value-type="string" calcext:value-type="string">
            <text:p>AR-GC-MI-4CH</text:p>
          </table:table-cell>
          <table:table-cell table:style-name="ce17" office:value-type="string" calcext:value-type="string">
            <text:p>Equipo Compacto con envasadora 4 cabezales y dosif. Híbrida</text:p>
          </table:table-cell>
          <table:table-cell table:style-name="ce28" table:formula="of:=[.E74]*1.4" office:value-type="currency" office:currency="EUR" office:value="36503.6" calcext:value-type="currency">
            <text:p>36.504 €</text:p>
          </table:table-cell>
          <table:table-cell table:style-name="ce36" table:formula="of:=[.E74]*1.25" office:value-type="currency" office:currency="EUR" office:value="32592.5" calcext:value-type="currency">
            <text:p>32.593 €</text:p>
          </table:table-cell>
          <table:table-cell table:style-name="ce44" table:formula="of:=MAX([.F74];[.G74];[.H74];[.I74];[.J74];[.K74];[.L74];[.M74];[.N74])" office:value-type="currency" office:currency="EUR" office:value="26074" calcext:value-type="currency">
            <text:p>26.074 €</text:p>
          </table:table-cell>
          <table:table-cell table:style-name="ce56" office:value-type="currency" office:currency="EUR" office:value="26074" calcext:value-type="currency">
            <text:p>26.074 €</text:p>
          </table:table-cell>
          <table:table-cell table:style-name="ce71" table:number-columns-repeated="5"/>
          <table:table-cell table:style-name="ce82" table:number-columns-repeated="1012"/>
          <table:table-cell table:style-name="ce88"/>
        </table:table-row>
        <table:table-row table:style-name="ro1">
          <table:table-cell/>
          <table:table-cell table:style-name="ce16"/>
          <table:table-cell table:style-name="ce27"/>
          <table:table-cell table:style-name="ce35"/>
          <table:table-cell table:style-name="ce43"/>
          <table:table-cell table:style-name="ce55"/>
          <table:table-cell table:number-columns-repeated="1018"/>
        </table:table-row>
        <table:table-row table:style-name="ro2">
          <table:table-cell/>
          <table:table-cell table:style-name="ce13" office:value-type="string" calcext:value-type="string">
            <text:p>Otros equipos necesarios</text:p>
          </table:table-cell>
          <table:table-cell table:style-name="ce27"/>
          <table:table-cell table:style-name="ce35"/>
          <table:table-cell table:style-name="ce43"/>
          <table:table-cell table:style-name="ce55"/>
          <table:table-cell table:number-columns-repeated="1018"/>
        </table:table-row>
        <table:table-row table:style-name="ro1">
          <table:table-cell table:style-name="ce2" office:value-type="string" calcext:value-type="string">
            <text:p>AR-TOL</text:p>
          </table:table-cell>
          <table:table-cell table:style-name="ce14" office:value-type="string" calcext:value-type="string">
            <text:p>Tolva de alimentación para reparto uniforme</text:p>
          </table:table-cell>
          <table:table-cell table:style-name="ce25" table:formula="of:=[.E77]*1.4" office:value-type="currency" office:currency="EUR" office:value="952" calcext:value-type="currency">
            <text:p>952 €</text:p>
          </table:table-cell>
          <table:table-cell table:style-name="ce33" table:formula="of:=[.E77]*1.25" office:value-type="currency" office:currency="EUR" office:value="850" calcext:value-type="currency">
            <text:p>850 €</text:p>
          </table:table-cell>
          <table:table-cell table:style-name="ce41" table:formula="of:=MAX([.F77];[.G77];[.H77];[.I77];[.J77];[.K77];[.L77];[.M77];[.N77])" office:value-type="currency" office:currency="EUR" office:value="680" calcext:value-type="currency">
            <text:p>680 €</text:p>
          </table:table-cell>
          <table:table-cell table:style-name="ce53"/>
          <table:table-cell table:style-name="ce69" table:number-columns-repeated="5"/>
          <table:table-cell table:style-name="ce73" table:number-columns-repeated="2"/>
          <table:table-cell table:style-name="ce73" office:value-type="float" office:value="680" calcext:value-type="float">
            <office:annotation draw:style-name="gr1" draw:text-style-name="P2" svg:width="28.99mm" svg:height="5.96mm" svg:x="597.27mm" svg:y="391.77mm" draw:caption-point-x="-6.1mm" draw:caption-point-y="16.93mm">
              <dc:date>2015-09-22T00:00:00</dc:date>
              <text:p text:style-name="P1"><text:span text:style-name="T1">NS1086</text:span></text:p>
            </office:annotation>
            <text:p>680</text:p>
          </table:table-cell>
          <table:table-cell table:style-name="ce73" table:number-columns-repeated="1009"/>
          <table:table-cell table:style-name="ce85"/>
        </table:table-row>
        <table:table-row table:style-name="ro3">
          <table:table-cell table:style-name="ce10"/>
          <table:table-cell table:style-name="ce15" office:value-type="string" calcext:value-type="string">
            <text:p>Conjunto Tapado – Transportador Curva 90º Banda Modular con bandejas laterales.</text:p>
          </table:table-cell>
          <table:table-cell table:style-name="ce26" table:formula="of:=[.E78]*1.4" office:value-type="currency" office:currency="EUR" office:value="5712" calcext:value-type="currency">
            <text:p>5.712 €</text:p>
          </table:table-cell>
          <table:table-cell table:style-name="ce34" table:formula="of:=[.E78]*1.25" office:value-type="currency" office:currency="EUR" office:value="5100" calcext:value-type="currency">
            <text:p>5.100 €</text:p>
          </table:table-cell>
          <table:table-cell table:style-name="ce42" table:formula="of:=MAX([.F78];[.G78];[.H78];[.I78];[.J78];[.K78];[.L78];[.M78];[.N78])" office:value-type="currency" office:currency="EUR" office:value="4080" calcext:value-type="currency">
            <text:p>4.080 €</text:p>
          </table:table-cell>
          <table:table-cell table:style-name="ce54"/>
          <table:table-cell table:style-name="ce70" table:number-columns-repeated="3"/>
          <table:table-cell table:style-name="ce70" office:value-type="currency" office:currency="EUR" office:value="4080" calcext:value-type="currency">
            <office:annotation draw:style-name="gr1" draw:text-style-name="P2" svg:width="28.99mm" svg:height="5.96mm" svg:x="506.96mm" svg:y="395.89mm" draw:caption-point-x="-6.1mm" draw:caption-point-y="18.1mm">
              <dc:date>2015-09-15T00:00:00</dc:date>
              <text:p text:style-name="P1"><text:span text:style-name="T1">NS1150</text:span></text:p>
            </office:annotation>
            <text:p>4.080 €</text:p>
          </table:table-cell>
          <table:table-cell table:style-name="ce70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AR-TBT-250-3000-B </text:p>
          </table:table-cell>
          <table:table-cell table:style-name="ce19" office:value-type="string" calcext:value-type="string">
            <text:p>Conjunto Tapado – Transportador Banda Poliuretano con bandejas laterales.</text:p>
          </table:table-cell>
          <table:table-cell table:style-name="ce27" table:formula="of:=[.E79]*1.4" office:value-type="currency" office:currency="EUR" office:value="2800" calcext:value-type="currency">
            <text:p>2.800 €</text:p>
          </table:table-cell>
          <table:table-cell table:style-name="ce35" table:formula="of:=[.E79]*1.25" office:value-type="currency" office:currency="EUR" office:value="2500" calcext:value-type="currency">
            <text:p>2.500 €</text:p>
          </table:table-cell>
          <table:table-cell table:style-name="ce43" table:formula="of:=MAX([.F79];[.G79];[.H79];[.I79];[.J79];[.K79];[.L79];[.M79];[.N79])" office:value-type="currency" office:currency="EUR" office:value="2000" calcext:value-type="currency">
            <text:p>2.000 €</text:p>
          </table:table-cell>
          <table:table-cell table:style-name="ce55" office:value-type="currency" office:currency="EUR" office:value="2000" calcext:value-type="currency">
            <text:p>2.000 €</text:p>
          </table:table-cell>
          <table:table-cell table:number-columns-repeated="1017"/>
          <table:table-cell table:style-name="ce87"/>
        </table:table-row>
        <table:table-row table:style-name="ro1">
          <table:table-cell table:style-name="ce7" office:value-type="string" calcext:value-type="string">
            <text:p>AR-TB</text:p>
          </table:table-cell>
          <table:table-cell table:style-name="ce15" office:value-type="string" calcext:value-type="string">
            <text:p>Conjunto de Zona de Encajado – 2 niveles de transporte para tarrinas y cajas.</text:p>
          </table:table-cell>
          <table:table-cell table:style-name="ce26" table:formula="of:=[.E80]*1.4" office:value-type="currency" office:currency="EUR" office:value="7795.2" calcext:value-type="currency">
            <text:p>7.795 €</text:p>
          </table:table-cell>
          <table:table-cell table:style-name="ce34" table:formula="of:=[.E80]*1.25" office:value-type="currency" office:currency="EUR" office:value="6960" calcext:value-type="currency">
            <text:p>6.960 €</text:p>
          </table:table-cell>
          <table:table-cell table:style-name="ce42" table:formula="of:=MAX([.F80];[.G80];[.H80];[.I80];[.J80];[.K80];[.L80];[.M80];[.N80])" office:value-type="currency" office:currency="EUR" office:value="5568" calcext:value-type="currency">
            <text:p>5.568 €</text:p>
          </table:table-cell>
          <table:table-cell table:style-name="ce54"/>
          <table:table-cell table:style-name="ce70" table:number-columns-repeated="3"/>
          <table:table-cell table:style-name="ce70" office:value-type="currency" office:currency="EUR" office:value="5568" calcext:value-type="currency">
            <office:annotation draw:style-name="gr1" draw:text-style-name="P2" svg:width="28.99mm" svg:height="5.96mm" svg:x="506.96mm" svg:y="406.48mm" draw:caption-point-x="-6.1mm" draw:caption-point-y="18.32mm">
              <dc:date>2015-09-15T00:00:00</dc:date>
              <text:p text:style-name="P1"><text:span text:style-name="T1">NS1156</text:span></text:p>
            </office:annotation>
            <text:p>5.568 €</text:p>
          </table:table-cell>
          <table:table-cell table:style-name="ce70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MM-1000-600-850</text:p>
          </table:table-cell>
          <table:table-cell table:style-name="ce16" office:value-type="string" calcext:value-type="string">
            <text:p>Mesas de manipulación de acero inoxidable 1000x600x850</text:p>
          </table:table-cell>
          <table:table-cell table:style-name="ce27" table:formula="of:=[.E81]*1.4" office:value-type="currency" office:currency="EUR" office:value="191.8" calcext:value-type="currency">
            <text:p>192 €</text:p>
          </table:table-cell>
          <table:table-cell table:style-name="ce35" table:formula="of:=[.E81]*1.25" office:value-type="currency" office:currency="EUR" office:value="171.25" calcext:value-type="currency">
            <text:p>171 €</text:p>
          </table:table-cell>
          <table:table-cell table:style-name="ce43" table:formula="of:=MAX([.F81];[.G81];[.H81];[.I81];[.J81];[.K81];[.L81];[.M81];[.N81])" office:value-type="currency" office:currency="EUR" office:value="137" calcext:value-type="currency">
            <text:p>137 €</text:p>
          </table:table-cell>
          <table:table-cell table:style-name="ce55"/>
          <table:table-cell office:value-type="currency" office:currency="EUR" office:value="137" calcext:value-type="currency">
            <office:annotation draw:style-name="gr1" draw:text-style-name="P2" svg:width="28.99mm" svg:height="5.96mm" svg:x="429.54mm" svg:y="411.76mm" draw:caption-point-x="-6.1mm" draw:caption-point-y="18.34mm">
              <dc:date>2015-09-15T00:00:00</dc:date>
              <text:p text:style-name="P1"><text:span text:style-name="T1">NS-1115</text:span></text:p>
            </office:annotation>
            <text:p>137 €</text:p>
          </table:table-cell>
          <table:table-cell table:number-columns-repeated="2"/>
          <table:table-cell office:value-type="currency" office:currency="EUR" office:value="101" calcext:value-type="currency">
            <office:annotation draw:style-name="gr1" draw:text-style-name="P2" svg:width="28.99mm" svg:height="5.96mm" svg:x="506.96mm" svg:y="411.76mm" draw:caption-point-x="-6.1mm" draw:caption-point-y="18.34mm">
              <dc:date>2015-09-15T00:00:00</dc:date>
              <text:p text:style-name="P1"><text:span text:style-name="T1">NS1154</text:span></text:p>
            </office:annotation>
            <text:p>101 €</text:p>
          </table:table-cell>
          <table:table-cell table:number-columns-repeated="1013"/>
          <table:table-cell table:style-name="ce87"/>
        </table:table-row>
        <table:table-row table:style-name="ro1">
          <table:table-cell table:style-name="ce7" office:value-type="string" calcext:value-type="string">
            <text:p>MM-600-600-850</text:p>
          </table:table-cell>
          <table:table-cell table:style-name="ce15" office:value-type="string" calcext:value-type="string">
            <text:p>Mesas de manipulación de acero inoxidable <text:s/>600x600x850</text:p>
          </table:table-cell>
          <table:table-cell table:style-name="ce26"/>
          <table:table-cell table:style-name="ce34"/>
          <table:table-cell table:style-name="ce42"/>
          <table:table-cell table:style-name="ce54"/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MRG-800</text:p>
          </table:table-cell>
          <table:table-cell table:style-name="ce16" office:value-type="string" calcext:value-type="string">
            <text:p>Mesa giratoria 800</text:p>
          </table:table-cell>
          <table:table-cell table:style-name="ce27"/>
          <table:table-cell table:style-name="ce35"/>
          <table:table-cell table:style-name="ce43"/>
          <table:table-cell table:style-name="ce55"/>
          <table:table-cell table:number-columns-repeated="3"/>
          <table:table-cell office:value-type="currency" office:currency="EUR" office:value="836" calcext:value-type="currency">
            <office:annotation draw:style-name="gr1" draw:text-style-name="P2" svg:width="28.99mm" svg:height="5.96mm" svg:x="506.96mm" svg:y="422.35mm" draw:caption-point-x="-6.1mm" draw:caption-point-y="18.33mm">
              <dc:date>2015-09-15T00:00:00</dc:date>
              <text:p text:style-name="P1"><text:span text:style-name="T1">NS1156</text:span></text:p>
            </office:annotation>
            <text:p>836 €</text:p>
          </table:table-cell>
          <table:table-cell table:number-columns-repeated="1013"/>
          <table:table-cell table:style-name="ce87"/>
        </table:table-row>
        <table:table-row table:style-name="ro1">
          <table:table-cell table:style-name="ce7" office:value-type="string" calcext:value-type="string">
            <text:p>MRG-1000</text:p>
          </table:table-cell>
          <table:table-cell table:style-name="ce15" office:value-type="string" calcext:value-type="string">
            <text:p>Mesa giratoria 1000</text:p>
          </table:table-cell>
          <table:table-cell table:style-name="ce26" table:formula="of:=[.E84]*1.4" office:value-type="currency" office:currency="EUR" office:value="2672.6" calcext:value-type="currency">
            <text:p>2.673 €</text:p>
          </table:table-cell>
          <table:table-cell table:style-name="ce34" table:formula="of:=[.E84]*1.25" office:value-type="currency" office:currency="EUR" office:value="2386.25" calcext:value-type="currency">
            <text:p>2.386 €</text:p>
          </table:table-cell>
          <table:table-cell table:style-name="ce42" table:formula="of:=MAX([.F84];[.G84];[.H84];[.I84];[.J83];[.K84];[.L84];[.M84];[.N84])" office:value-type="currency" office:currency="EUR" office:value="1909" calcext:value-type="currency">
            <text:p>1.909 €</text:p>
          </table:table-cell>
          <table:table-cell table:style-name="ce54" office:value-type="currency" office:currency="EUR" office:value="1200" calcext:value-type="currency">
            <text:p>1.200 €</text:p>
          </table:table-cell>
          <table:table-cell table:style-name="ce70" office:value-type="currency" office:currency="EUR" office:value="835" calcext:value-type="currency">
            <text:p>835 €</text:p>
          </table:table-cell>
          <table:table-cell table:style-name="ce70" table:number-columns-repeated="2"/>
          <table:table-cell table:style-name="ce63"/>
          <table:table-cell table:style-name="ce70" office:value-type="currency" office:currency="EUR" office:value="1835" calcext:value-type="currency">
            <office:annotation draw:style-name="gr3" draw:text-style-name="P2" svg:width="31.73mm" svg:height="6.3mm" svg:x="529.53mm" svg:y="428.81mm" draw:caption-point-x="-6.1mm" draw:caption-point-y="17.16mm">
              <dc:date>2015-09-22T00:00:00</dc:date>
              <text:p text:style-name="P1"><text:span text:style-name="T1">NS1140+NS1141</text:span></text:p>
            </office:annotation>
            <text:p>1.835 €</text:p>
          </table:table-cell>
          <table:table-cell table:style-name="ce63" office:value-type="float" office:value="1909" calcext:value-type="float">
            <office:annotation draw:style-name="gr1" draw:text-style-name="P2" svg:width="28.99mm" svg:height="5.96mm" svg:x="552.11mm" svg:y="428.81mm" draw:caption-point-x="-6.1mm" draw:caption-point-y="17.16mm">
              <dc:date>2015-09-22T00:00:00</dc:date>
              <text:p text:style-name="P1"><text:span text:style-name="T1">NS1094-NS1100</text:span></text:p>
            </office:annotation>
            <text:p>1909</text:p>
          </table:table-cell>
          <table:table-cell table:style-name="ce63" table:number-columns-repeated="1011"/>
          <table:table-cell table:style-name="ce86"/>
        </table:table-row>
        <table:table-row table:style-name="ro1">
          <table:table-cell table:style-name="ce4" office:value-type="string" calcext:value-type="string">
            <text:p>MRG-1500</text:p>
          </table:table-cell>
          <table:table-cell table:style-name="ce16" office:value-type="string" calcext:value-type="string">
            <text:p>Mesa giratoria 1500</text:p>
          </table:table-cell>
          <table:table-cell table:style-name="ce27" table:formula="of:=[.E85]*1.4" office:value-type="currency" office:currency="EUR" office:value="3500" calcext:value-type="currency">
            <text:p>3.500 €</text:p>
          </table:table-cell>
          <table:table-cell table:style-name="ce35" table:formula="of:=[.E85]*1.25" office:value-type="currency" office:currency="EUR" office:value="3125" calcext:value-type="currency">
            <text:p>3.125 €</text:p>
          </table:table-cell>
          <table:table-cell table:style-name="ce43" table:formula="of:=MAX([.F85];[.G85];[.H85];[.I85];[.J85];[.K85];[.L85];[.M85];[.N85])" office:value-type="currency" office:currency="EUR" office:value="2500" calcext:value-type="currency">
            <text:p>2.500 €</text:p>
          </table:table-cell>
          <table:table-cell table:style-name="ce55" office:value-type="currency" office:currency="EUR" office:value="2500" calcext:value-type="currency">
            <text:p>2.500 €</text:p>
          </table:table-cell>
          <table:table-cell table:number-columns-repeated="1017"/>
          <table:table-cell table:style-name="ce87"/>
        </table:table-row>
        <table:table-row table:style-name="ro1">
          <table:table-cell table:style-name="ce7" office:value-type="string" calcext:value-type="string">
            <text:p>MRG-2500</text:p>
          </table:table-cell>
          <table:table-cell table:style-name="ce15" office:value-type="string" calcext:value-type="string">
            <text:p>Mesa giratoria 2500</text:p>
          </table:table-cell>
          <table:table-cell table:style-name="ce26" table:formula="of:=[.E86]*1.4" office:value-type="currency" office:currency="EUR" office:value="4550" calcext:value-type="currency">
            <text:p>4.550 €</text:p>
          </table:table-cell>
          <table:table-cell table:style-name="ce34" table:formula="of:=[.E86]*1.25" office:value-type="currency" office:currency="EUR" office:value="4062.5" calcext:value-type="currency">
            <text:p>4.063 €</text:p>
          </table:table-cell>
          <table:table-cell table:style-name="ce42" table:formula="of:=MAX([.F86];[.G86];[.H86];[.I86];[.J86];[.K86];[.L86];[.M86];[.N86])" office:value-type="currency" office:currency="EUR" office:value="3250" calcext:value-type="currency">
            <text:p>3.250 €</text:p>
          </table:table-cell>
          <table:table-cell table:style-name="ce54" office:value-type="currency" office:currency="EUR" office:value="3250" calcext:value-type="currency">
            <text:p>3.250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/>
          <table:table-cell table:style-name="ce16" office:value-type="string" calcext:value-type="string">
            <text:p>Mesa de rodillos de acumulación</text:p>
          </table:table-cell>
          <table:table-cell table:style-name="ce27" table:formula="of:=[.E87]*1.4" office:value-type="currency" office:currency="EUR" office:value="945" calcext:value-type="currency">
            <text:p>945 €</text:p>
          </table:table-cell>
          <table:table-cell table:style-name="ce35" table:formula="of:=[.E87]*1.25" office:value-type="currency" office:currency="EUR" office:value="843.75" calcext:value-type="currency">
            <text:p>844 €</text:p>
          </table:table-cell>
          <table:table-cell table:style-name="ce43" table:formula="of:=MAX([.F87];[.G87];[.H87];[.I87];[.J87];[.K87];[.L87];[.M87];[.N87])" office:value-type="currency" office:currency="EUR" office:value="675" calcext:value-type="currency">
            <text:p>675 €</text:p>
          </table:table-cell>
          <table:table-cell table:style-name="ce55"/>
          <table:table-cell table:number-columns-repeated="3"/>
          <table:table-cell office:value-type="currency" office:currency="EUR" office:value="675" calcext:value-type="currency">
            <office:annotation draw:style-name="gr1" draw:text-style-name="P2" svg:width="28.99mm" svg:height="5.96mm" svg:x="506.96mm" svg:y="443.52mm" draw:caption-point-x="-6.1mm" draw:caption-point-y="18.33mm">
              <dc:date>2015-09-15T00:00:00</dc:date>
              <text:p text:style-name="P1"><text:span text:style-name="T1">NS1152</text:span></text:p>
            </office:annotation>
            <text:p>675 €</text:p>
          </table:table-cell>
          <table:table-cell table:number-columns-repeated="1013"/>
          <table:table-cell table:style-name="ce87"/>
        </table:table-row>
        <table:table-row table:style-name="ro1">
          <table:table-cell table:style-name="ce7" office:value-type="string" calcext:value-type="string">
            <text:p>CCE</text:p>
          </table:table-cell>
          <table:table-cell table:style-name="ce20" office:value-type="string" calcext:value-type="string">
            <text:p>Cuadro de Control e Instalación Eléctrica</text:p>
          </table:table-cell>
          <table:table-cell table:style-name="ce26" table:formula="of:=[.E88]*1.4" office:value-type="currency" office:currency="EUR" office:value="13420.4" calcext:value-type="currency">
            <text:p>13.420 €</text:p>
          </table:table-cell>
          <table:table-cell table:style-name="ce34" table:formula="of:=[.E88]*1.25" office:value-type="currency" office:currency="EUR" office:value="11982.5" calcext:value-type="currency">
            <text:p>11.983 €</text:p>
          </table:table-cell>
          <table:table-cell table:style-name="ce42" table:formula="of:=MAX([.F88];[.G88];[.H88];[.I88];[.J88];[.K88];[.L88];[.M88];[.N88])" office:value-type="currency" office:currency="EUR" office:value="9586" calcext:value-type="currency">
            <text:p>9.586 €</text:p>
          </table:table-cell>
          <table:table-cell table:style-name="ce54"/>
          <table:table-cell table:style-name="ce70" office:value-type="currency" office:currency="EUR" office:value="9586" calcext:value-type="currency">
            <office:annotation draw:style-name="gr1" draw:text-style-name="P2" svg:width="28.99mm" svg:height="5.96mm" svg:x="429.54mm" svg:y="448.8mm" draw:caption-point-x="-6.1mm" draw:caption-point-y="18.34mm">
              <dc:date>2015-09-15T00:00:00</dc:date>
              <text:p text:style-name="P1"><text:span text:style-name="T1">NS-1120</text:span></text:p>
            </office:annotation>
            <text:p>9.586 €</text:p>
          </table:table-cell>
          <table:table-cell table:style-name="ce70" office:value-type="currency" office:currency="EUR" office:value="7535" calcext:value-type="currency">
            <office:annotation draw:style-name="gr1" draw:text-style-name="P2" svg:width="28.99mm" svg:height="5.96mm" svg:x="461.11mm" svg:y="448.8mm" draw:caption-point-x="-6.1mm" draw:caption-point-y="18.34mm">
              <dc:date>2015-09-15T00:00:00</dc:date>
              <text:p text:style-name="P1"><text:span text:style-name="T1">NS1135</text:span></text:p>
            </office:annotation>
            <text:p>7.535 €</text:p>
          </table:table-cell>
          <table:table-cell table:style-name="ce70"/>
          <table:table-cell table:style-name="ce70" office:value-type="currency" office:currency="EUR" office:value="5438" calcext:value-type="currency">
            <office:annotation draw:style-name="gr1" draw:text-style-name="P2" svg:width="28.99mm" svg:height="5.96mm" svg:x="506.96mm" svg:y="448.8mm" draw:caption-point-x="-6.1mm" draw:caption-point-y="18.34mm">
              <dc:date>2015-09-15T00:00:00</dc:date>
              <text:p text:style-name="P1"><text:span text:style-name="T1">NS1145</text:span></text:p>
            </office:annotation>
            <text:p>5.438 €</text:p>
          </table:table-cell>
          <table:table-cell table:style-name="ce70"/>
          <table:table-cell table:style-name="ce63" table:number-columns-repeated="1012"/>
          <table:table-cell table:style-name="ce86"/>
        </table:table-row>
        <table:table-row table:style-name="ro4">
          <table:table-cell table:style-name="ce11" office:value-type="string" calcext:value-type="string">
            <text:p>RM-100</text:p>
          </table:table-cell>
          <table:table-cell table:style-name="ce21" office:value-type="string" calcext:value-type="string">
            <text:p>Montaje e Instalación</text:p>
          </table:table-cell>
          <table:table-cell table:style-name="ce30" table:formula="of:=[.E89]*1.4" office:value-type="currency" office:currency="EUR" office:value="10551.8" calcext:value-type="currency">
            <text:p>10.552 €</text:p>
          </table:table-cell>
          <table:table-cell table:style-name="ce38" table:formula="of:=[.E89]*1.25" office:value-type="currency" office:currency="EUR" office:value="9421.25" calcext:value-type="currency">
            <text:p>9.421 €</text:p>
          </table:table-cell>
          <table:table-cell table:style-name="ce50" table:formula="of:=MAX([.F89];[.G89];[.H89];[.I89];[.J89];[.K89];[.L89];[.M89];[.N89])" office:value-type="currency" office:currency="EUR" office:value="7537" calcext:value-type="currency">
            <text:p>7.537 €</text:p>
          </table:table-cell>
          <table:table-cell table:style-name="ce65"/>
          <table:table-cell table:style-name="ce78" office:value-type="currency" office:currency="EUR" office:value="5912" calcext:value-type="currency">
            <office:annotation draw:style-name="gr1" draw:text-style-name="P2" svg:width="28.99mm" svg:height="5.96mm" svg:x="429.54mm" svg:y="454.11mm" draw:caption-point-x="-6.1mm" draw:caption-point-y="18.32mm">
              <dc:date>2015-09-15T00:00:00</dc:date>
              <text:p text:style-name="P1"><text:span text:style-name="T1">NS-1168</text:span></text:p>
            </office:annotation>
            <text:p>5.912 €</text:p>
          </table:table-cell>
          <table:table-cell table:style-name="ce78" office:value-type="currency" office:currency="EUR" office:value="4305" calcext:value-type="currency">
            <office:annotation draw:style-name="gr1" draw:text-style-name="P2" svg:width="28.99mm" svg:height="5.96mm" svg:x="461.11mm" svg:y="454.11mm" draw:caption-point-x="-6.1mm" draw:caption-point-y="18.32mm">
              <dc:date>2015-09-15T00:00:00</dc:date>
              <text:p text:style-name="P1"><text:span text:style-name="T1">NS-1176</text:span></text:p>
            </office:annotation>
            <text:p>4.305 €</text:p>
          </table:table-cell>
          <table:table-cell table:style-name="ce78"/>
          <table:table-cell table:style-name="ce78" office:value-type="currency" office:currency="EUR" office:value="7537" calcext:value-type="currency">
            <office:annotation draw:style-name="gr1" draw:text-style-name="P2" svg:width="28.99mm" svg:height="5.96mm" svg:x="506.96mm" svg:y="454.11mm" draw:caption-point-x="-6.1mm" draw:caption-point-y="18.32mm">
              <dc:date>2015-09-15T00:00:00</dc:date>
              <text:p text:style-name="P1"><text:span text:style-name="T1">NS1193</text:span></text:p>
            </office:annotation>
            <text:p>7.537 €</text:p>
          </table:table-cell>
          <table:table-cell table:style-name="ce78"/>
          <table:table-cell table:style-name="ce84" table:number-columns-repeated="1012"/>
          <table:table-cell table:style-name="ce89"/>
        </table:table-row>
        <table:table-row table:style-name="ro1">
          <table:table-cell/>
          <table:table-cell table:style-name="ce16"/>
          <table:table-cell table:style-name="ce27" table:formula="of:=[.E90]*1.4" office:value-type="currency" office:currency="EUR" office:value="0" calcext:value-type="currency">
            <text:p>0 €</text:p>
          </table:table-cell>
          <table:table-cell table:style-name="ce35" table:formula="of:=[.E90]*1.25" office:value-type="currency" office:currency="EUR" office:value="0" calcext:value-type="currency">
            <text:p>0 €</text:p>
          </table:table-cell>
          <table:table-cell table:style-name="ce43" table:formula="of:=MAX([.F90];[.G90];[.H90];[.I90];[.J90];[.K90];[.L90];[.M90];[.N90])" office:value-type="currency" office:currency="EUR" office:value="0" calcext:value-type="currency">
            <text:p>0 €</text:p>
          </table:table-cell>
          <table:table-cell table:style-name="ce55"/>
          <table:table-cell table:number-columns-repeated="1018"/>
        </table:table-row>
        <table:table-row table:style-name="ro2">
          <table:table-cell/>
          <table:table-cell table:style-name="ce13" office:value-type="string" calcext:value-type="string">
            <text:p>Otros equipos complementarios</text:p>
          </table:table-cell>
          <table:table-cell table:style-name="ce27" table:formula="of:=[.E91]*1.4" office:value-type="currency" office:currency="EUR" office:value="0" calcext:value-type="currency">
            <text:p>0 €</text:p>
          </table:table-cell>
          <table:table-cell table:style-name="ce35"/>
          <table:table-cell table:style-name="ce43" table:formula="of:=MAX([.F91];[.G91];[.H91];[.I91];[.J91];[.K91];[.L91];[.M91];[.N91])" office:value-type="currency" office:currency="EUR" office:value="0" calcext:value-type="currency">
            <text:p>0 €</text:p>
          </table:table-cell>
          <table:table-cell table:style-name="ce55"/>
          <table:table-cell table:number-columns-repeated="1018"/>
        </table:table-row>
        <table:table-row table:style-name="ro1">
          <table:table-cell table:style-name="ce2" office:value-type="string" calcext:value-type="string">
            <text:p>DT-1000</text:p>
          </table:table-cell>
          <table:table-cell table:style-name="ce14" office:value-type="string" calcext:value-type="string">
            <text:p>Distribuidor de Tablillas 1 a 3 vías</text:p>
          </table:table-cell>
          <table:table-cell table:style-name="ce25" table:formula="of:=[.E92]*1.4" office:value-type="currency" office:currency="EUR" office:value="7595" calcext:value-type="currency">
            <text:p>7.595 €</text:p>
          </table:table-cell>
          <table:table-cell table:style-name="ce33" table:formula="of:=[.E92]*1.25" office:value-type="currency" office:currency="EUR" office:value="6781.25" calcext:value-type="currency">
            <text:p>6.781 €</text:p>
          </table:table-cell>
          <table:table-cell table:style-name="ce41" table:formula="of:=MAX([.F92];[.G92];[.H92];[.I92];[.J92];[.K92];[.L92];[.M92];[.N92])" office:value-type="currency" office:currency="EUR" office:value="5425" calcext:value-type="currency">
            <text:p>5.425 €</text:p>
          </table:table-cell>
          <table:table-cell table:style-name="ce53"/>
          <table:table-cell table:style-name="ce79" office:value-type="currency" office:currency="EUR" office:value="3637" calcext:value-type="currency">
            <office:annotation draw:style-name="gr1" draw:text-style-name="P2" svg:width="28.99mm" svg:height="5.96mm" svg:x="429.54mm" svg:y="470.89mm" draw:caption-point-x="-6.1mm" draw:caption-point-y="18.37mm">
              <dc:date>2015-09-15T00:00:00</dc:date>
              <text:p text:style-name="P1"><text:span text:style-name="T1">NS1164</text:span></text:p>
            </office:annotation>
            <text:p>3.637 €</text:p>
          </table:table-cell>
          <table:table-cell table:style-name="ce69" table:number-columns-repeated="3"/>
          <table:table-cell table:style-name="ce69" office:value-type="currency" office:currency="EUR" office:value="5425" calcext:value-type="currency">
            <office:annotation draw:style-name="gr1" draw:text-style-name="P2" svg:width="28.99mm" svg:height="5.96mm" svg:x="529.53mm" svg:y="472.06mm" draw:caption-point-x="-6.1mm" draw:caption-point-y="17.2mm">
              <dc:date>2015-09-21T00:00:00</dc:date>
              <text:p text:style-name="P1"><text:span text:style-name="T1">NS1063</text:span></text:p>
            </office:annotation>
            <text:p>5.425 €</text:p>
          </table:table-cell>
          <table:table-cell table:style-name="ce73" table:number-columns-repeated="1012"/>
          <table:table-cell table:style-name="ce85"/>
        </table:table-row>
        <table:table-row table:style-name="ro1">
          <table:table-cell table:style-name="ce7" office:value-type="string" calcext:value-type="string">
            <text:p>PAL-XPAL</text:p>
          </table:table-cell>
          <table:table-cell table:style-name="ce15" office:value-type="string" calcext:value-type="string">
            <text:p>Paletizador de pórtico X-Palet</text:p>
          </table:table-cell>
          <table:table-cell table:style-name="ce26" table:formula="of:=[.E93]*1.4" office:value-type="currency" office:currency="EUR" office:value="35000" calcext:value-type="currency">
            <text:p>35.000 €</text:p>
          </table:table-cell>
          <table:table-cell table:style-name="ce34" table:formula="of:=[.E93]*1.25" office:value-type="currency" office:currency="EUR" office:value="31250" calcext:value-type="currency">
            <text:p>31.250 €</text:p>
          </table:table-cell>
          <table:table-cell table:style-name="ce42" table:formula="of:=MAX([.F93];[.G93];[.H93];[.I93];[.J93];[.K93];[.L93];[.M93];[.N93])" office:value-type="currency" office:currency="EUR" office:value="25000" calcext:value-type="currency">
            <text:p>25.000 €</text:p>
          </table:table-cell>
          <table:table-cell table:style-name="ce54" office:value-type="currency" office:currency="EUR" office:value="25000" calcext:value-type="currency">
            <text:p>25.000 €</text:p>
          </table:table-cell>
          <table:table-cell table:style-name="ce75" table:number-columns-repeated="4"/>
          <table:table-cell table:style-name="ce70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CW-ECONUS-30WS</text:p>
          </table:table-cell>
          <table:table-cell table:style-name="ce16" office:value-type="string" calcext:value-type="string">
            <text:p>Controlador de Peso dinámico modelo ECONUS WS 3000</text:p>
          </table:table-cell>
          <table:table-cell table:style-name="ce27" table:formula="of:=[.E94]*1.4" office:value-type="currency" office:currency="EUR" office:value="17852.8" calcext:value-type="currency">
            <text:p>17.853 €</text:p>
          </table:table-cell>
          <table:table-cell table:style-name="ce35" table:formula="of:=[.E94]*1.25" office:value-type="currency" office:currency="EUR" office:value="15940" calcext:value-type="currency">
            <text:p>15.940 €</text:p>
          </table:table-cell>
          <table:table-cell table:style-name="ce43" table:formula="of:=MAX([.F94];[.G94];[.H94];[.I94];[.J94];[.K94];[.L94];[.M94];[.N94])" office:value-type="currency" office:currency="EUR" office:value="12752" calcext:value-type="currency">
            <text:p>12.752 €</text:p>
          </table:table-cell>
          <table:table-cell table:style-name="ce55" office:value-type="currency" office:currency="EUR" office:value="12752" calcext:value-type="currency">
            <text:p>12.752 €</text:p>
          </table:table-cell>
          <table:table-cell table:style-name="ce76" table:number-columns-repeated="4"/>
          <table:table-cell table:number-columns-repeated="1013"/>
          <table:table-cell table:style-name="ce87"/>
        </table:table-row>
        <table:table-row table:style-name="ro1">
          <table:table-cell table:style-name="ce7" office:value-type="string" calcext:value-type="string">
            <text:p>CW-SYNUS-10WS</text:p>
          </table:table-cell>
          <table:table-cell table:style-name="ce15" office:value-type="string" calcext:value-type="string">
            <text:p>Controlador de Peso dinámico modelo SYNUS 10 WS 2Kg</text:p>
          </table:table-cell>
          <table:table-cell table:style-name="ce26" table:formula="of:=[.E95]*1.4" office:value-type="currency" office:currency="EUR" office:value="23319.8" calcext:value-type="currency">
            <text:p>23.320 €</text:p>
          </table:table-cell>
          <table:table-cell table:style-name="ce34" table:formula="of:=[.E95]*1.25" office:value-type="currency" office:currency="EUR" office:value="20821.25" calcext:value-type="currency">
            <text:p>20.821 €</text:p>
          </table:table-cell>
          <table:table-cell table:style-name="ce42" table:formula="of:=MAX([.F95];[.G95];[.H95];[.I95];[.J95];[.K95];[.L95];[.M95];[.N95])" office:value-type="currency" office:currency="EUR" office:value="16657" calcext:value-type="currency">
            <text:p>16.657 €</text:p>
          </table:table-cell>
          <table:table-cell table:style-name="ce54" office:value-type="currency" office:currency="EUR" office:value="16657" calcext:value-type="currency">
            <text:p>16.657 €</text:p>
          </table:table-cell>
          <table:table-cell table:style-name="ce75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DET-MET-001</text:p>
          </table:table-cell>
          <table:table-cell table:style-name="ce16" office:value-type="string" calcext:value-type="string">
            <text:p>Detector de Metales para acoplar a cinta transportadora existente – IP69K</text:p>
          </table:table-cell>
          <table:table-cell table:style-name="ce27" table:formula="of:=[.E96]*1.4" office:value-type="currency" office:currency="EUR" office:value="11634" calcext:value-type="currency">
            <text:p>11.634 €</text:p>
          </table:table-cell>
          <table:table-cell table:style-name="ce35" table:formula="of:=[.E96]*1.25" office:value-type="currency" office:currency="EUR" office:value="10387.5" calcext:value-type="currency">
            <text:p>10.388 €</text:p>
          </table:table-cell>
          <table:table-cell table:style-name="ce43" table:formula="of:=MAX([.F96];[.G96];[.H96];[.I96];[.J96];[.K96];[.L96];[.M96];[.N96])" office:value-type="currency" office:currency="EUR" office:value="8310" calcext:value-type="currency">
            <text:p>8.310 €</text:p>
          </table:table-cell>
          <table:table-cell table:style-name="ce55" office:value-type="currency" office:currency="EUR" office:value="8310" calcext:value-type="currency">
            <text:p>8.310 €</text:p>
          </table:table-cell>
          <table:table-cell table:number-columns-repeated="1017"/>
          <table:table-cell table:style-name="ce87"/>
        </table:table-row>
        <table:table-row table:style-name="ro5">
          <table:table-cell table:style-name="ce7" office:value-type="string" calcext:value-type="string">
            <text:p>E100-ETH</text:p>
          </table:table-cell>
          <table:table-cell table:style-name="ce15" office:value-type="string" calcext:value-type="string">
            <text:p>Balanza semáforo 6Kg/1gr comunic. Ethernet</text:p>
          </table:table-cell>
          <table:table-cell table:style-name="ce26" table:formula="of:=[.E97]*1.4" office:value-type="currency" office:currency="EUR" office:value="546" calcext:value-type="currency">
            <text:p>546 €</text:p>
          </table:table-cell>
          <table:table-cell table:style-name="ce34" table:formula="of:=[.E97]*1.25" office:value-type="currency" office:currency="EUR" office:value="487.5" calcext:value-type="currency">
            <text:p>488 €</text:p>
          </table:table-cell>
          <table:table-cell table:style-name="ce42" table:formula="of:=MAX([.F97];[.G97];[.H97];[.I97];[.J97];[.K97];[.L97];[.M97];[.N97])" office:value-type="currency" office:currency="EUR" office:value="390" calcext:value-type="currency">
            <text:p>390 €</text:p>
          </table:table-cell>
          <table:table-cell table:style-name="ce54" office:value-type="currency" office:currency="EUR" office:value="390" calcext:value-type="currency">
            <text:p>390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E100-ETH-M</text:p>
          </table:table-cell>
          <table:table-cell table:style-name="ce16" office:value-type="string" calcext:value-type="string">
            <text:p>Balanza semáforo 6Kg/1gr comunic. Ethernet – Con Certificado Metrológico</text:p>
          </table:table-cell>
          <table:table-cell table:style-name="ce27" table:formula="of:=[.E98]*1.4" office:value-type="currency" office:currency="EUR" office:value="596.4" calcext:value-type="currency">
            <text:p>596 €</text:p>
          </table:table-cell>
          <table:table-cell table:style-name="ce35" table:formula="of:=[.E98]*1.25" office:value-type="currency" office:currency="EUR" office:value="532.5" calcext:value-type="currency">
            <text:p>533 €</text:p>
          </table:table-cell>
          <table:table-cell table:style-name="ce43" table:formula="of:=MAX([.F98];[.G98];[.H98];[.I98];[.J98];[.K98];[.L98];[.M98];[.N98])" office:value-type="currency" office:currency="EUR" office:value="426" calcext:value-type="currency">
            <text:p>426 €</text:p>
          </table:table-cell>
          <table:table-cell table:style-name="ce55" office:value-type="currency" office:currency="EUR" office:value="426" calcext:value-type="currency">
            <text:p>426 €</text:p>
          </table:table-cell>
          <table:table-cell table:number-columns-repeated="1017"/>
          <table:table-cell table:style-name="ce87"/>
        </table:table-row>
        <table:table-row table:style-name="ro1">
          <table:table-cell table:style-name="ce5" office:value-type="string" calcext:value-type="string">
            <text:p>E100-SOF</text:p>
          </table:table-cell>
          <table:table-cell table:style-name="ce17" office:value-type="string" calcext:value-type="string">
            <text:p>Software control pesadas.</text:p>
          </table:table-cell>
          <table:table-cell table:style-name="ce28" table:formula="of:=[.E99]*1.4" office:value-type="currency" office:currency="EUR" office:value="840" calcext:value-type="currency">
            <text:p>840 €</text:p>
          </table:table-cell>
          <table:table-cell table:style-name="ce36" table:formula="of:=[.E99]*1.25" office:value-type="currency" office:currency="EUR" office:value="750" calcext:value-type="currency">
            <text:p>750 €</text:p>
          </table:table-cell>
          <table:table-cell table:style-name="ce44" table:formula="of:=MAX([.F99];[.G99];[.H99];[.I99];[.J99];[.K99];[.L99];[.M99];[.N99])" office:value-type="currency" office:currency="EUR" office:value="600" calcext:value-type="currency">
            <text:p>600 €</text:p>
          </table:table-cell>
          <table:table-cell table:style-name="ce56" office:value-type="currency" office:currency="EUR" office:value="600" calcext:value-type="currency">
            <text:p>600 €</text:p>
          </table:table-cell>
          <table:table-cell table:style-name="ce71" table:number-columns-repeated="5"/>
          <table:table-cell table:style-name="ce82" table:number-columns-repeated="1012"/>
          <table:table-cell table:style-name="ce88"/>
        </table:table-row>
        <table:table-row table:style-name="ro1">
          <table:table-cell table:number-columns-repeated="2"/>
          <table:table-cell table:style-name="ce27"/>
          <table:table-cell table:style-name="ce35"/>
          <table:table-cell table:style-name="ce43"/>
          <table:table-cell table:number-columns-repeated="1019"/>
        </table:table-row>
        <table:table-row table:style-name="ro1">
          <table:table-cell table:style-name="ce2" office:value-type="string" calcext:value-type="string">
            <text:p>ET-CA-1100</text:p>
          </table:table-cell>
          <table:table-cell table:style-name="ce14" office:value-type="string" calcext:value-type="string">
            <text:p>Etiquetador Cajas Superior con pie ajustable y SIN impresora</text:p>
          </table:table-cell>
          <table:table-cell table:style-name="ce25" table:formula="of:=[.E101]*1.4" office:value-type="currency" office:currency="EUR" office:value="9492" calcext:value-type="currency">
            <text:p>9.492 €</text:p>
          </table:table-cell>
          <table:table-cell table:style-name="ce33" table:formula="of:=[.E101]*1.25" office:value-type="currency" office:currency="EUR" office:value="8475" calcext:value-type="currency">
            <text:p>8.475 €</text:p>
          </table:table-cell>
          <table:table-cell table:style-name="ce41" table:formula="of:=MAX([.F101];[.G101];[.H101];[.I101];[.J101];[.K101];[.L101];[.M101];[.N101])" office:value-type="currency" office:currency="EUR" office:value="6780" calcext:value-type="currency">
            <text:p>6.780 €</text:p>
          </table:table-cell>
          <table:table-cell table:style-name="ce53" office:value-type="currency" office:currency="EUR" office:value="6780" calcext:value-type="currency">
            <text:p>6.780 €</text:p>
          </table:table-cell>
          <table:table-cell table:style-name="ce69" table:number-columns-repeated="5"/>
          <table:table-cell table:style-name="ce73" table:number-columns-repeated="1012"/>
          <table:table-cell table:style-name="ce85"/>
        </table:table-row>
        <table:table-row table:style-name="ro1">
          <table:table-cell table:style-name="ce7" office:value-type="string" calcext:value-type="string">
            <text:p>ET-CA-1200</text:p>
          </table:table-cell>
          <table:table-cell table:style-name="ce15" office:value-type="string" calcext:value-type="string">
            <text:p>Etiquetador cajas apiladas LATERAL + Soporte Ø300mm + Impresora (Ancho max. 104mm y 300ppp).</text:p>
          </table:table-cell>
          <table:table-cell table:style-name="ce26" table:formula="of:=[.E102]*1.4" office:value-type="currency" office:currency="EUR" office:value="20003.2" calcext:value-type="currency">
            <text:p>20.003 €</text:p>
          </table:table-cell>
          <table:table-cell table:style-name="ce34" table:formula="of:=[.E102]*1.25" office:value-type="currency" office:currency="EUR" office:value="17860" calcext:value-type="currency">
            <text:p>17.860 €</text:p>
          </table:table-cell>
          <table:table-cell table:style-name="ce42" table:formula="of:=MAX([.F102];[.G102];[.H102];[.I102];[.J102];[.K102];[.L102];[.M102];[.N102])" office:value-type="currency" office:currency="EUR" office:value="14288" calcext:value-type="currency">
            <text:p>14.288 €</text:p>
          </table:table-cell>
          <table:table-cell table:style-name="ce54" office:value-type="currency" office:currency="EUR" office:value="14288" calcext:value-type="currency">
            <text:p>14.288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ET-CA-1210</text:p>
          </table:table-cell>
          <table:table-cell table:style-name="ce16" office:value-type="string" calcext:value-type="string">
            <text:p>Etiquetador cajas apiladas SUPERIOR + Ø300mm + Impresora (Ancho max. 104mm y 300ppp).</text:p>
          </table:table-cell>
          <table:table-cell table:style-name="ce27" table:formula="of:=[.E103]*1.4" office:value-type="currency" office:currency="EUR" office:value="21063" calcext:value-type="currency">
            <text:p>21.063 €</text:p>
          </table:table-cell>
          <table:table-cell table:style-name="ce35" table:formula="of:=[.E103]*1.25" office:value-type="currency" office:currency="EUR" office:value="18806.25" calcext:value-type="currency">
            <text:p>18.806 €</text:p>
          </table:table-cell>
          <table:table-cell table:style-name="ce43" table:formula="of:=MAX([.F103];[.G103];[.H103];[.I103];[.J103];[.K103];[.L103];[.M103];[.N103])" office:value-type="currency" office:currency="EUR" office:value="15045" calcext:value-type="currency">
            <text:p>15.045 €</text:p>
          </table:table-cell>
          <table:table-cell table:style-name="ce55" office:value-type="currency" office:currency="EUR" office:value="15045" calcext:value-type="currency">
            <text:p>15.045 €</text:p>
          </table:table-cell>
          <table:table-cell table:number-columns-repeated="1017"/>
          <table:table-cell table:style-name="ce87"/>
        </table:table-row>
        <table:table-row table:style-name="ro1">
          <table:table-cell table:style-name="ce7" office:value-type="string" calcext:value-type="string">
            <text:p>ET-CA-1300</text:p>
          </table:table-cell>
          <table:table-cell table:style-name="ce15" office:value-type="string" calcext:value-type="string">
            <text:p>Etiquetador de palés a 2 caras + Portabobinas Ø300mm. + Impresora Toshiba B-SX5 </text:p>
          </table:table-cell>
          <table:table-cell table:style-name="ce26" table:formula="of:=[.E104]*1.4" office:value-type="currency" office:currency="EUR" office:value="27794.2" calcext:value-type="currency">
            <text:p>27.794 €</text:p>
          </table:table-cell>
          <table:table-cell table:style-name="ce34" table:formula="of:=[.E104]*1.25" office:value-type="currency" office:currency="EUR" office:value="24816.25" calcext:value-type="currency">
            <text:p>24.816 €</text:p>
          </table:table-cell>
          <table:table-cell table:style-name="ce42" table:formula="of:=MAX([.F104];[.G104];[.H104];[.I104];[.J104];[.K104];[.L104];[.M104];[.N104])" office:value-type="currency" office:currency="EUR" office:value="19853" calcext:value-type="currency">
            <text:p>19.853 €</text:p>
          </table:table-cell>
          <table:table-cell table:style-name="ce54" office:value-type="currency" office:currency="EUR" office:value="19853" calcext:value-type="currency">
            <text:p>19.853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/>
          <table:table-cell/>
          <table:table-cell table:style-name="ce27" table:formula="of:=[.E105]*1.4" office:value-type="currency" office:currency="EUR" office:value="0" calcext:value-type="currency">
            <text:p>0 €</text:p>
          </table:table-cell>
          <table:table-cell table:style-name="ce35" table:formula="of:=[.E105]*1.25" office:value-type="currency" office:currency="EUR" office:value="0" calcext:value-type="currency">
            <text:p>0 €</text:p>
          </table:table-cell>
          <table:table-cell table:style-name="ce43" table:formula="of:=MAX([.F105];[.G105];[.H105];[.I105];[.J105];[.K105];[.L105];[.M105];[.N105])" office:value-type="currency" office:currency="EUR" office:value="0" calcext:value-type="currency">
            <text:p>0 €</text:p>
          </table:table-cell>
          <table:table-cell table:number-columns-repeated="1018"/>
          <table:table-cell table:style-name="ce87"/>
        </table:table-row>
        <table:table-row table:style-name="ro1">
          <table:table-cell table:style-name="ce7" office:value-type="string" calcext:value-type="string">
            <text:p>ET-TA-3400</text:p>
          </table:table-cell>
          <table:table-cell table:style-name="ce15" office:value-type="string" calcext:value-type="string">
            <text:p>Dispensador Superior - Sin Cinta Transp. - Sin Impresora + Portabobinas Ø200mm</text:p>
          </table:table-cell>
          <table:table-cell table:style-name="ce26" table:formula="of:=[.E106]*1.4" office:value-type="currency" office:currency="EUR" office:value="7812" calcext:value-type="currency">
            <text:p>7.812 €</text:p>
          </table:table-cell>
          <table:table-cell table:style-name="ce34" table:formula="of:=[.E106]*1.25" office:value-type="currency" office:currency="EUR" office:value="6975" calcext:value-type="currency">
            <text:p>6.975 €</text:p>
          </table:table-cell>
          <table:table-cell table:style-name="ce42" table:formula="of:=MAX([.F106];[.G106];[.H106];[.I106];[.J106];[.K106];[.L106];[.M106];[.N106])" office:value-type="currency" office:currency="EUR" office:value="5580" calcext:value-type="currency">
            <text:p>5.580 €</text:p>
          </table:table-cell>
          <table:table-cell table:style-name="ce54" office:value-type="currency" office:currency="EUR" office:value="5580" calcext:value-type="currency">
            <text:p>5.580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ET-TA-3401</text:p>
          </table:table-cell>
          <table:table-cell table:style-name="ce16" office:value-type="string" calcext:value-type="string">
            <text:p>Dispensador Superior - Sin Cinta Transp. - Sin Impresora + Portabobinas Ø300mm motorizado.</text:p>
          </table:table-cell>
          <table:table-cell table:style-name="ce27" table:formula="of:=[.E107]*1.4" office:value-type="currency" office:currency="EUR" office:value="9177" calcext:value-type="currency">
            <text:p>9.177 €</text:p>
          </table:table-cell>
          <table:table-cell table:style-name="ce35" table:formula="of:=[.E107]*1.25" office:value-type="currency" office:currency="EUR" office:value="8193.75" calcext:value-type="currency">
            <text:p>8.194 €</text:p>
          </table:table-cell>
          <table:table-cell table:style-name="ce43" table:formula="of:=MAX([.F107];[.G107];[.H107];[.I107];[.J107];[.K107];[.L107];[.M107];[.N107])" office:value-type="currency" office:currency="EUR" office:value="6555" calcext:value-type="currency">
            <text:p>6.555 €</text:p>
          </table:table-cell>
          <table:table-cell table:style-name="ce55" office:value-type="currency" office:currency="EUR" office:value="6555" calcext:value-type="currency">
            <text:p>6.555 €</text:p>
          </table:table-cell>
          <table:table-cell table:number-columns-repeated="1017"/>
          <table:table-cell table:style-name="ce87"/>
        </table:table-row>
        <table:table-row table:style-name="ro1">
          <table:table-cell table:style-name="ce7"/>
          <table:table-cell table:style-name="ce15"/>
          <table:table-cell table:style-name="ce26"/>
          <table:table-cell table:style-name="ce34"/>
          <table:table-cell table:style-name="ce42"/>
          <table:table-cell table:style-name="ce54"/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ET-TA-3100</text:p>
          </table:table-cell>
          <table:table-cell table:style-name="ce16" office:value-type="string" calcext:value-type="string">
            <text:p>Dispensador Superior + Cinta Transp. - Sin Impresora + Portabobinas Ø200mm</text:p>
          </table:table-cell>
          <table:table-cell table:style-name="ce27" table:formula="of:=[.E109]*1.4" office:value-type="currency" office:currency="EUR" office:value="11802" calcext:value-type="currency">
            <text:p>11.802 €</text:p>
          </table:table-cell>
          <table:table-cell table:style-name="ce35" table:formula="of:=[.E109]*1.25" office:value-type="currency" office:currency="EUR" office:value="10537.5" calcext:value-type="currency">
            <text:p>10.538 €</text:p>
          </table:table-cell>
          <table:table-cell table:style-name="ce43" table:formula="of:=MAX([.F109];[.G109];[.H109];[.I109];[.J109];[.K109];[.L109];[.M109];[.N109])" office:value-type="currency" office:currency="EUR" office:value="8430" calcext:value-type="currency">
            <text:p>8.430 €</text:p>
          </table:table-cell>
          <table:table-cell table:style-name="ce55" office:value-type="currency" office:currency="EUR" office:value="8430" calcext:value-type="currency">
            <text:p>8.430 €</text:p>
          </table:table-cell>
          <table:table-cell table:number-columns-repeated="1017"/>
          <table:table-cell table:style-name="ce87"/>
        </table:table-row>
        <table:table-row table:style-name="ro1">
          <table:table-cell table:style-name="ce7" office:value-type="string" calcext:value-type="string">
            <text:p>ET-TA-3101</text:p>
          </table:table-cell>
          <table:table-cell table:style-name="ce15" office:value-type="string" calcext:value-type="string">
            <text:p>Dispensador Superior + Cinta Transp. - Sin Impresora + Portabobinas Ø300mm motorizado</text:p>
          </table:table-cell>
          <table:table-cell table:style-name="ce26" table:formula="of:=[.E110]*1.4" office:value-type="currency" office:currency="EUR" office:value="13167" calcext:value-type="currency">
            <text:p>13.167 €</text:p>
          </table:table-cell>
          <table:table-cell table:style-name="ce34" table:formula="of:=[.E110]*1.25" office:value-type="currency" office:currency="EUR" office:value="11756.25" calcext:value-type="currency">
            <text:p>11.756 €</text:p>
          </table:table-cell>
          <table:table-cell table:style-name="ce42" table:formula="of:=MAX([.F110];[.G110];[.H110];[.I110];[.J110];[.K110];[.L110];[.M110];[.N110])" office:value-type="currency" office:currency="EUR" office:value="9405" calcext:value-type="currency">
            <text:p>9.405 €</text:p>
          </table:table-cell>
          <table:table-cell table:style-name="ce54" office:value-type="currency" office:currency="EUR" office:value="9405" calcext:value-type="currency">
            <text:p>9.405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ET-TA-3150</text:p>
          </table:table-cell>
          <table:table-cell table:style-name="ce16" office:value-type="string" calcext:value-type="string">
            <text:p>Dispensador Superior + Cinta Transp. + Impresora Toshiba EX4-T1 + Portabobinas Ø200mm</text:p>
          </table:table-cell>
          <table:table-cell table:style-name="ce27" table:formula="of:=[.E111]*1.4" office:value-type="currency" office:currency="EUR" office:value="13934.2" calcext:value-type="currency">
            <text:p>13.934 €</text:p>
          </table:table-cell>
          <table:table-cell table:style-name="ce35" table:formula="of:=[.E111]*1.25" office:value-type="currency" office:currency="EUR" office:value="12441.25" calcext:value-type="currency">
            <text:p>12.441 €</text:p>
          </table:table-cell>
          <table:table-cell table:style-name="ce43" table:formula="of:=MAX([.F111];[.G111];[.H111];[.I111];[.J111];[.K111];[.L111];[.M111];[.N111])" office:value-type="currency" office:currency="EUR" office:value="9953" calcext:value-type="currency">
            <text:p>9.953 €</text:p>
          </table:table-cell>
          <table:table-cell table:style-name="ce55" office:value-type="currency" office:currency="EUR" office:value="9953" calcext:value-type="currency">
            <text:p>9.953 €</text:p>
          </table:table-cell>
          <table:table-cell table:number-columns-repeated="1017"/>
          <table:table-cell table:style-name="ce87"/>
        </table:table-row>
        <table:table-row table:style-name="ro1">
          <table:table-cell table:style-name="ce7" office:value-type="string" calcext:value-type="string">
            <text:p>ET-TA-3151</text:p>
          </table:table-cell>
          <table:table-cell table:style-name="ce15" office:value-type="string" calcext:value-type="string">
            <text:p>Dispensador Superior + Cinta Transp. + Impresora Toshiba EX4-T1 + Portabobinas Ø300mm motorizado</text:p>
          </table:table-cell>
          <table:table-cell table:style-name="ce26" table:formula="of:=[.E112]*1.4" office:value-type="currency" office:currency="EUR" office:value="15299.2" calcext:value-type="currency">
            <text:p>15.299 €</text:p>
          </table:table-cell>
          <table:table-cell table:style-name="ce34" table:formula="of:=[.E112]*1.25" office:value-type="currency" office:currency="EUR" office:value="13660" calcext:value-type="currency">
            <text:p>13.660 €</text:p>
          </table:table-cell>
          <table:table-cell table:style-name="ce42" table:formula="of:=MAX([.F112];[.G112];[.H112];[.I112];[.J112];[.K112];[.L112];[.M112];[.N112])" office:value-type="currency" office:currency="EUR" office:value="10928" calcext:value-type="currency">
            <text:p>10.928 €</text:p>
          </table:table-cell>
          <table:table-cell table:style-name="ce54" office:value-type="currency" office:currency="EUR" office:value="10928" calcext:value-type="currency">
            <text:p>10.928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/>
          <table:table-cell table:style-name="ce16"/>
          <table:table-cell table:style-name="ce27"/>
          <table:table-cell table:style-name="ce35"/>
          <table:table-cell table:style-name="ce43"/>
          <table:table-cell table:style-name="ce55"/>
          <table:table-cell table:number-columns-repeated="1017"/>
          <table:table-cell table:style-name="ce87"/>
        </table:table-row>
        <table:table-row table:style-name="ro1">
          <table:table-cell table:style-name="ce7" office:value-type="string" calcext:value-type="string">
            <text:p>ET-TA-3200</text:p>
          </table:table-cell>
          <table:table-cell table:style-name="ce15" office:value-type="string" calcext:value-type="string">
            <text:p>Dispensador Inferior + Cinta Transp. - Sin Impresora + Portabobinas Ø200mm</text:p>
          </table:table-cell>
          <table:table-cell table:style-name="ce26" table:formula="of:=[.E114]*1.4" office:value-type="currency" office:currency="EUR" office:value="11803.4" calcext:value-type="currency">
            <text:p>11.803 €</text:p>
          </table:table-cell>
          <table:table-cell table:style-name="ce34" table:formula="of:=[.E114]*1.25" office:value-type="currency" office:currency="EUR" office:value="10538.75" calcext:value-type="currency">
            <text:p>10.539 €</text:p>
          </table:table-cell>
          <table:table-cell table:style-name="ce42" table:formula="of:=MAX([.F114];[.G114];[.H114];[.I114];[.J114];[.K114];[.L114];[.M114];[.N114])" office:value-type="currency" office:currency="EUR" office:value="8431" calcext:value-type="currency">
            <text:p>8.431 €</text:p>
          </table:table-cell>
          <table:table-cell table:style-name="ce54" office:value-type="currency" office:currency="EUR" office:value="8431" calcext:value-type="currency">
            <text:p>8.431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ET-TA-3201</text:p>
          </table:table-cell>
          <table:table-cell table:style-name="ce16" office:value-type="string" calcext:value-type="string">
            <text:p>Dispensador Inferior + Cinta Transp. - Sin Impresora + Portabobinas Ø300mm motorizado</text:p>
          </table:table-cell>
          <table:table-cell table:style-name="ce27" table:formula="of:=[.E115]*1.4" office:value-type="currency" office:currency="EUR" office:value="14485.8" calcext:value-type="currency">
            <text:p>14.486 €</text:p>
          </table:table-cell>
          <table:table-cell table:style-name="ce35" table:formula="of:=[.E115]*1.25" office:value-type="currency" office:currency="EUR" office:value="12933.75" calcext:value-type="currency">
            <text:p>12.934 €</text:p>
          </table:table-cell>
          <table:table-cell table:style-name="ce43" table:formula="of:=MAX([.F115];[.G115];[.H115];[.I115];[.J115];[.K115];[.L115];[.M115];[.N115])" office:value-type="currency" office:currency="EUR" office:value="10347" calcext:value-type="currency">
            <text:p>10.347 €</text:p>
          </table:table-cell>
          <table:table-cell table:style-name="ce55" office:value-type="currency" office:currency="EUR" office:value="10347" calcext:value-type="currency">
            <text:p>10.347 €</text:p>
          </table:table-cell>
          <table:table-cell table:number-columns-repeated="1017"/>
          <table:table-cell table:style-name="ce87"/>
        </table:table-row>
        <table:table-row table:style-name="ro6">
          <table:table-cell table:style-name="ce7" office:value-type="string" calcext:value-type="string">
            <text:p>ET-TA-3250</text:p>
          </table:table-cell>
          <table:table-cell table:style-name="ce15" office:value-type="string" calcext:value-type="string">
            <text:p>Dispensador Inferior + Cinta Transp. + Con Impresora Toshiba EX4-T1 + Portabobinas Ø200mm</text:p>
          </table:table-cell>
          <table:table-cell table:style-name="ce26" table:formula="of:=[.E116]*1.4" office:value-type="currency" office:currency="EUR" office:value="23226" calcext:value-type="currency">
            <text:p>23.226 €</text:p>
          </table:table-cell>
          <table:table-cell table:style-name="ce34" table:formula="of:=[.E116]*1.25" office:value-type="currency" office:currency="EUR" office:value="20737.5" calcext:value-type="currency">
            <text:p>20.738 €</text:p>
          </table:table-cell>
          <table:table-cell table:style-name="ce42" table:formula="of:=MAX([.F116];[.G116];[.H116];[.I116];[.J116];[.K116];[.L116];[.M116];[.N116])" office:value-type="currency" office:currency="EUR" office:value="16590" calcext:value-type="currency">
            <text:p>16.590 €</text:p>
          </table:table-cell>
          <table:table-cell table:style-name="ce54" office:value-type="currency" office:currency="EUR" office:value="16590" calcext:value-type="currency">
            <text:p>16.590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ET-TA-3251</text:p>
          </table:table-cell>
          <table:table-cell table:style-name="ce16" office:value-type="string" calcext:value-type="string">
            <text:p>Dispensador Inferior + Cinta Transp. + Con Impresora Toshiba EX4-T1 + Portabobinas Ø300mm motorizado</text:p>
          </table:table-cell>
          <table:table-cell table:style-name="ce27" table:formula="of:=[.E117]*1.4" office:value-type="currency" office:currency="EUR" office:value="27694.8" calcext:value-type="currency">
            <text:p>27.695 €</text:p>
          </table:table-cell>
          <table:table-cell table:style-name="ce35" table:formula="of:=[.E117]*1.25" office:value-type="currency" office:currency="EUR" office:value="24727.5" calcext:value-type="currency">
            <text:p>24.728 €</text:p>
          </table:table-cell>
          <table:table-cell table:style-name="ce43" table:formula="of:=MAX([.F117];[.G117];[.H117];[.I117];[.J117];[.K117];[.L117];[.M117];[.N117])" office:value-type="currency" office:currency="EUR" office:value="19782" calcext:value-type="currency">
            <text:p>19.782 €</text:p>
          </table:table-cell>
          <table:table-cell table:style-name="ce55" office:value-type="currency" office:currency="EUR" office:value="19782" calcext:value-type="currency">
            <text:p>19.782 €</text:p>
          </table:table-cell>
          <table:table-cell table:number-columns-repeated="1017"/>
          <table:table-cell table:style-name="ce87"/>
        </table:table-row>
        <table:table-row table:style-name="ro6">
          <table:table-cell table:style-name="ce7" office:value-type="string" calcext:value-type="string">
            <text:p>ET-TA-3210</text:p>
          </table:table-cell>
          <table:table-cell table:style-name="ce15" office:value-type="string" calcext:value-type="string">
            <text:p>Módulo Dispensador Inferior de etiquetas (para añadir a un Dispensador Superior con o sin cinta). Incluye portabobinas motorizado Ømax 200mm. No Incluye cinta transportadora.</text:p>
          </table:table-cell>
          <table:table-cell table:style-name="ce26" table:formula="of:=[.E118]*1.4" office:value-type="currency" office:currency="EUR" office:value="6636" calcext:value-type="currency">
            <text:p>6.636 €</text:p>
          </table:table-cell>
          <table:table-cell table:style-name="ce34" table:formula="of:=[.E118]*1.25" office:value-type="currency" office:currency="EUR" office:value="5925" calcext:value-type="currency">
            <text:p>5.925 €</text:p>
          </table:table-cell>
          <table:table-cell table:style-name="ce42" table:formula="of:=MAX([.F118];[.G118];[.H118];[.I118];[.J118];[.K118];[.L118];[.M118];[.N118])" office:value-type="currency" office:currency="EUR" office:value="4740" calcext:value-type="currency">
            <text:p>4.740 €</text:p>
          </table:table-cell>
          <table:table-cell table:style-name="ce54" office:value-type="currency" office:currency="EUR" office:value="4740" calcext:value-type="currency">
            <text:p>4.740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/>
          <table:table-cell table:style-name="ce16"/>
          <table:table-cell table:style-name="ce27"/>
          <table:table-cell table:style-name="ce35"/>
          <table:table-cell table:style-name="ce43"/>
          <table:table-cell table:number-columns-repeated="1018"/>
          <table:table-cell table:style-name="ce87"/>
        </table:table-row>
        <table:table-row table:style-name="ro1">
          <table:table-cell table:style-name="ce7" office:value-type="string" calcext:value-type="string">
            <text:p>ET-TA-3300</text:p>
          </table:table-cell>
          <table:table-cell table:style-name="ce15" office:value-type="string" calcext:value-type="string">
            <text:p>Dispensador Superior+Inferior + Cinta Transp. - Sin Impresora + Portabobinas Ø200mm</text:p>
          </table:table-cell>
          <table:table-cell table:style-name="ce26" table:formula="of:=[.E120]*1.4" office:value-type="currency" office:currency="EUR" office:value="18438" calcext:value-type="currency">
            <text:p>18.438 €</text:p>
          </table:table-cell>
          <table:table-cell table:style-name="ce34" table:formula="of:=[.E120]*1.25" office:value-type="currency" office:currency="EUR" office:value="16462.5" calcext:value-type="currency">
            <text:p>16.463 €</text:p>
          </table:table-cell>
          <table:table-cell table:style-name="ce42" table:formula="of:=MAX([.F120];[.G120];[.H120];[.I120];[.J120];[.K120];[.L120];[.M120];[.N120])" office:value-type="currency" office:currency="EUR" office:value="13170" calcext:value-type="currency">
            <text:p>13.170 €</text:p>
          </table:table-cell>
          <table:table-cell table:style-name="ce54" office:value-type="currency" office:currency="EUR" office:value="13170" calcext:value-type="currency">
            <text:p>13.170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ET-TA-3301</text:p>
          </table:table-cell>
          <table:table-cell table:style-name="ce16" office:value-type="string" calcext:value-type="string">
            <text:p>Dispensador Superior+Inferior + Cinta Transp. - Sin Impresora + Portabobinas Ø300mm motorizado</text:p>
          </table:table-cell>
          <table:table-cell table:style-name="ce27" table:formula="of:=[.E121]*1.4" office:value-type="currency" office:currency="EUR" office:value="21168" calcext:value-type="currency">
            <text:p>21.168 €</text:p>
          </table:table-cell>
          <table:table-cell table:style-name="ce35" table:formula="of:=[.E121]*1.25" office:value-type="currency" office:currency="EUR" office:value="18900" calcext:value-type="currency">
            <text:p>18.900 €</text:p>
          </table:table-cell>
          <table:table-cell table:style-name="ce43" table:formula="of:=MAX([.F121];[.G121];[.H121];[.I121];[.J121];[.K121];[.L121];[.M121];[.N121])" office:value-type="currency" office:currency="EUR" office:value="15120" calcext:value-type="currency">
            <text:p>15.120 €</text:p>
          </table:table-cell>
          <table:table-cell table:style-name="ce55" office:value-type="currency" office:currency="EUR" office:value="15120" calcext:value-type="currency">
            <text:p>15.120 €</text:p>
          </table:table-cell>
          <table:table-cell table:number-columns-repeated="1017"/>
          <table:table-cell table:style-name="ce87"/>
        </table:table-row>
        <table:table-row table:style-name="ro1">
          <table:table-cell table:style-name="ce7" office:value-type="string" calcext:value-type="string">
            <text:p>ET-TA-3360</text:p>
          </table:table-cell>
          <table:table-cell table:style-name="ce15" office:value-type="string" calcext:value-type="string">
            <text:p>Dispensador Superior+Inferior + Cinta Transp. + Impresora Inferior EX4-T1 + Portabobinas Ø200mm</text:p>
          </table:table-cell>
          <table:table-cell table:style-name="ce26" table:formula="of:=[.E122]*1.4" office:value-type="currency" office:currency="EUR" office:value="22626.8" calcext:value-type="currency">
            <text:p>22.627 €</text:p>
          </table:table-cell>
          <table:table-cell table:style-name="ce34" table:formula="of:=[.E122]*1.25" office:value-type="currency" office:currency="EUR" office:value="20202.5" calcext:value-type="currency">
            <text:p>20.203 €</text:p>
          </table:table-cell>
          <table:table-cell table:style-name="ce42" table:formula="of:=MAX([.F122];[.G122];[.H122];[.I122];[.J122];[.K122];[.L122];[.M122];[.N122])" office:value-type="currency" office:currency="EUR" office:value="16162" calcext:value-type="currency">
            <text:p>16.162 €</text:p>
          </table:table-cell>
          <table:table-cell table:style-name="ce54" office:value-type="currency" office:currency="EUR" office:value="16162" calcext:value-type="currency">
            <text:p>16.162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ET-TA-3361</text:p>
          </table:table-cell>
          <table:table-cell table:style-name="ce16" office:value-type="string" calcext:value-type="string">
            <text:p>Dispensador Superior+Inferior + Cinta Transp. + Impresora Inferior EX4-T1 + Portabobinas Ø300mm</text:p>
          </table:table-cell>
          <table:table-cell table:style-name="ce27" table:formula="of:=[.E123]*1.4" office:value-type="currency" office:currency="EUR" office:value="25629.8" calcext:value-type="currency">
            <text:p>25.630 €</text:p>
          </table:table-cell>
          <table:table-cell table:style-name="ce35" table:formula="of:=[.E123]*1.25" office:value-type="currency" office:currency="EUR" office:value="22883.75" calcext:value-type="currency">
            <text:p>22.884 €</text:p>
          </table:table-cell>
          <table:table-cell table:style-name="ce43" table:formula="of:=MAX([.F123];[.G123];[.H123];[.I123];[.J123];[.K123];[.L123];[.M123];[.N123])" office:value-type="currency" office:currency="EUR" office:value="18307" calcext:value-type="currency">
            <text:p>18.307 €</text:p>
          </table:table-cell>
          <table:table-cell table:style-name="ce55" office:value-type="currency" office:currency="EUR" office:value="18307" calcext:value-type="currency">
            <text:p>18.307 €</text:p>
          </table:table-cell>
          <table:table-cell table:number-columns-repeated="1017"/>
          <table:table-cell table:style-name="ce87"/>
        </table:table-row>
        <table:table-row table:style-name="ro1">
          <table:table-cell table:style-name="ce7" office:value-type="string" calcext:value-type="string">
            <text:p>ET-TA-3310</text:p>
          </table:table-cell>
          <table:table-cell table:style-name="ce15" office:value-type="string" calcext:value-type="string">
            <text:p>Dispensador Superior+Inferior + Cinta Transp. + 2 Impresoras EX4-T1 + Portabobinas Ø200mm</text:p>
          </table:table-cell>
          <table:table-cell table:style-name="ce26" table:formula="of:=[.E124]*1.4" office:value-type="currency" office:currency="EUR" office:value="24759" calcext:value-type="currency">
            <text:p>24.759 €</text:p>
          </table:table-cell>
          <table:table-cell table:style-name="ce34" table:formula="of:=[.E124]*1.25" office:value-type="currency" office:currency="EUR" office:value="22106.25" calcext:value-type="currency">
            <text:p>22.106 €</text:p>
          </table:table-cell>
          <table:table-cell table:style-name="ce42" table:formula="of:=MAX([.F124];[.G124];[.H124];[.I124];[.J124];[.K124];[.L124];[.M124];[.N124])" office:value-type="currency" office:currency="EUR" office:value="17685" calcext:value-type="currency">
            <text:p>17.685 €</text:p>
          </table:table-cell>
          <table:table-cell table:style-name="ce54" office:value-type="currency" office:currency="EUR" office:value="17685" calcext:value-type="currency">
            <text:p>17.685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ET-TA-3311</text:p>
          </table:table-cell>
          <table:table-cell table:style-name="ce16" office:value-type="string" calcext:value-type="string">
            <text:p>Dispensador Superior+Inferior + Cinta Transp. + 2 Impresoras EX4-T1 + Portabobinas Ø300mm</text:p>
          </table:table-cell>
          <table:table-cell table:style-name="ce27" table:formula="of:=[.E125]*1.4" office:value-type="currency" office:currency="EUR" office:value="27489" calcext:value-type="currency">
            <text:p>27.489 €</text:p>
          </table:table-cell>
          <table:table-cell table:style-name="ce35" table:formula="of:=[.E125]*1.25" office:value-type="currency" office:currency="EUR" office:value="24543.75" calcext:value-type="currency">
            <text:p>24.544 €</text:p>
          </table:table-cell>
          <table:table-cell table:style-name="ce43" table:formula="of:=MAX([.F125];[.G125];[.H125];[.I125];[.J125];[.K125];[.L125];[.M125];[.N125])" office:value-type="currency" office:currency="EUR" office:value="19635" calcext:value-type="currency">
            <text:p>19.635 €</text:p>
          </table:table-cell>
          <table:table-cell table:style-name="ce55" office:value-type="currency" office:currency="EUR" office:value="19635" calcext:value-type="currency">
            <text:p>19.635 €</text:p>
          </table:table-cell>
          <table:table-cell table:number-columns-repeated="1017"/>
          <table:table-cell table:style-name="ce87"/>
        </table:table-row>
        <table:table-row table:style-name="ro1">
          <table:table-cell table:style-name="ce7" office:value-type="string" calcext:value-type="string">
            <text:p>ET-TA-3350</text:p>
          </table:table-cell>
          <table:table-cell table:style-name="ce15" office:value-type="string" calcext:value-type="string">
            <text:p>Dispensador Superior+Inferior + Cinta Transp. + Impresora Superior EX4-T1 + Portabobinas Ø200mm</text:p>
          </table:table-cell>
          <table:table-cell table:style-name="ce26" table:formula="of:=[.E126]*1.4" office:value-type="currency" office:currency="EUR" office:value="20570.2" calcext:value-type="currency">
            <text:p>20.570 €</text:p>
          </table:table-cell>
          <table:table-cell table:style-name="ce34" table:formula="of:=[.E126]*1.25" office:value-type="currency" office:currency="EUR" office:value="18366.25" calcext:value-type="currency">
            <text:p>18.366 €</text:p>
          </table:table-cell>
          <table:table-cell table:style-name="ce42" table:formula="of:=MAX([.F126];[.G126];[.H126];[.I126];[.J126];[.K126];[.L126];[.M126];[.N126])" office:value-type="currency" office:currency="EUR" office:value="14693" calcext:value-type="currency">
            <text:p>14.693 €</text:p>
          </table:table-cell>
          <table:table-cell table:style-name="ce54" office:value-type="currency" office:currency="EUR" office:value="14693" calcext:value-type="currency">
            <text:p>14.693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ET-TA-3351</text:p>
          </table:table-cell>
          <table:table-cell table:style-name="ce16" office:value-type="string" calcext:value-type="string">
            <text:p>Dispensador Superior+Inferior + Cinta Transp. + Impresora Superior EX4-T1 + Portabobinas Ø300mm motorizado</text:p>
          </table:table-cell>
          <table:table-cell table:style-name="ce27" table:formula="of:=[.E127]*1.4" office:value-type="currency" office:currency="EUR" office:value="23300.2" calcext:value-type="currency">
            <text:p>23.300 €</text:p>
          </table:table-cell>
          <table:table-cell table:style-name="ce35" table:formula="of:=[.E127]*1.25" office:value-type="currency" office:currency="EUR" office:value="20803.75" calcext:value-type="currency">
            <text:p>20.804 €</text:p>
          </table:table-cell>
          <table:table-cell table:style-name="ce43" table:formula="of:=MAX([.F127];[.G127];[.H127];[.I127];[.J127];[.K127];[.L127];[.M127];[.N127])" office:value-type="currency" office:currency="EUR" office:value="16643" calcext:value-type="currency">
            <text:p>16.643 €</text:p>
          </table:table-cell>
          <table:table-cell table:style-name="ce55" office:value-type="currency" office:currency="EUR" office:value="16643" calcext:value-type="currency">
            <text:p>16.643 €</text:p>
          </table:table-cell>
          <table:table-cell table:number-columns-repeated="1017"/>
          <table:table-cell table:style-name="ce87"/>
        </table:table-row>
        <table:table-row table:style-name="ro1">
          <table:table-cell table:style-name="ce7"/>
          <table:table-cell table:style-name="ce15"/>
          <table:table-cell table:style-name="ce26" table:formula="of:=[.E128]*1.4" office:value-type="currency" office:currency="EUR" office:value="0" calcext:value-type="currency">
            <text:p>0 €</text:p>
          </table:table-cell>
          <table:table-cell table:style-name="ce34" table:formula="of:=[.E128]*1.25" office:value-type="currency" office:currency="EUR" office:value="0" calcext:value-type="currency">
            <text:p>0 €</text:p>
          </table:table-cell>
          <table:table-cell table:style-name="ce42" table:formula="of:=MAX([.F128];[.G128];[.H128];[.I128];[.J128];[.K128];[.L128];[.M128];[.N128])" office:value-type="currency" office:currency="EUR" office:value="0" calcext:value-type="currency">
            <text:p>0 €</text:p>
          </table:table-cell>
          <table:table-cell table:style-name="ce66"/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4" office:value-type="string" calcext:value-type="string">
            <text:p>ET-TA-AA10</text:p>
          </table:table-cell>
          <table:table-cell table:style-name="ce16" office:value-type="string" calcext:value-type="string">
            <text:p>Integración pié con rosca y maneta, ajustable en altura manualmente, a dispensador superior</text:p>
          </table:table-cell>
          <table:table-cell table:style-name="ce27" table:formula="of:=[.E129]*1.4" office:value-type="currency" office:currency="EUR" office:value="425.6" calcext:value-type="currency">
            <text:p>426 €</text:p>
          </table:table-cell>
          <table:table-cell table:style-name="ce35" table:formula="of:=[.E129]*1.25" office:value-type="currency" office:currency="EUR" office:value="380" calcext:value-type="currency">
            <text:p>380 €</text:p>
          </table:table-cell>
          <table:table-cell table:style-name="ce43" table:formula="of:=MAX([.F129];[.G129];[.H129];[.I129];[.J129];[.K129];[.L129];[.M129];[.N129])" office:value-type="currency" office:currency="EUR" office:value="304" calcext:value-type="currency">
            <text:p>304 €</text:p>
          </table:table-cell>
          <table:table-cell table:style-name="ce55" office:value-type="currency" office:currency="EUR" office:value="304" calcext:value-type="currency">
            <text:p>304 €</text:p>
          </table:table-cell>
          <table:table-cell table:number-columns-repeated="1017"/>
          <table:table-cell table:style-name="ce87"/>
        </table:table-row>
        <table:table-row table:style-name="ro1">
          <table:table-cell table:style-name="ce7" office:value-type="string" calcext:value-type="string">
            <text:p>ET-TA-AA20</text:p>
          </table:table-cell>
          <table:table-cell table:style-name="ce15" office:value-type="string" calcext:value-type="string">
            <text:p>Soporte portabobinas exterior Ø300mm. No motorizado.</text:p>
          </table:table-cell>
          <table:table-cell table:style-name="ce26" table:formula="of:=[.E130]*1.4" office:value-type="currency" office:currency="EUR" office:value="509.6" calcext:value-type="currency">
            <text:p>510 €</text:p>
          </table:table-cell>
          <table:table-cell table:style-name="ce34" table:formula="of:=[.E130]*1.25" office:value-type="currency" office:currency="EUR" office:value="455" calcext:value-type="currency">
            <text:p>455 €</text:p>
          </table:table-cell>
          <table:table-cell table:style-name="ce42" table:formula="of:=MAX([.F130];[.G130];[.H130];[.I130];[.J130];[.K130];[.L130];[.M130];[.N130])" office:value-type="currency" office:currency="EUR" office:value="364" calcext:value-type="currency">
            <text:p>364 €</text:p>
          </table:table-cell>
          <table:table-cell table:style-name="ce54" office:value-type="currency" office:currency="EUR" office:value="364" calcext:value-type="currency">
            <text:p>364 €</text:p>
          </table:table-cell>
          <table:table-cell table:style-name="ce70" table:number-columns-repeated="5"/>
          <table:table-cell table:style-name="ce63" table:number-columns-repeated="1012"/>
          <table:table-cell table:style-name="ce86"/>
        </table:table-row>
        <table:table-row table:style-name="ro1">
          <table:table-cell table:style-name="ce11" office:value-type="string" calcext:value-type="string">
            <text:p>ET-TA-AA30</text:p>
          </table:table-cell>
          <table:table-cell table:style-name="ce22" office:value-type="string" calcext:value-type="string">
            <text:p>Soporte portabobinas exterior Ø300mm. Motorizado.</text:p>
          </table:table-cell>
          <table:table-cell table:style-name="ce30" table:formula="of:=[.E131]*1.4" office:value-type="currency" office:currency="EUR" office:value="1456" calcext:value-type="currency">
            <text:p>1.456 €</text:p>
          </table:table-cell>
          <table:table-cell table:style-name="ce38" table:formula="of:=[.E131]*1.25" office:value-type="currency" office:currency="EUR" office:value="1300" calcext:value-type="currency">
            <text:p>1.300 €</text:p>
          </table:table-cell>
          <table:table-cell table:style-name="ce50" table:formula="of:=MAX([.F131];[.G131];[.H131];[.I131];[.J131];[.K131];[.L131];[.M131];[.N131])" office:value-type="currency" office:currency="EUR" office:value="1040" calcext:value-type="currency">
            <text:p>1.040 €</text:p>
          </table:table-cell>
          <table:table-cell table:style-name="ce65" office:value-type="currency" office:currency="EUR" office:value="1040" calcext:value-type="currency">
            <text:p>1.040 €</text:p>
          </table:table-cell>
          <table:table-cell table:style-name="ce78" table:number-columns-repeated="5"/>
          <table:table-cell table:style-name="ce84" table:number-columns-repeated="1012"/>
          <table:table-cell table:style-name="ce89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ransportador de Banda 2000x250</text:p>
          </table:table-cell>
          <table:table-cell table:number-columns-repeated="10"/>
          <table:table-cell office:value-type="float" office:value="1580" calcext:value-type="float">
            <office:annotation draw:style-name="gr1" draw:text-style-name="P2" svg:width="28.99mm" svg:height="5.96mm" svg:x="574.69mm" svg:y="704.56mm" draw:caption-point-x="-6.1mm" draw:caption-point-y="16.79mm">
              <dc:date>2015-09-22T00:00:00</dc:date>
              <text:p text:style-name="P1"><text:span text:style-name="T1">NS1072</text:span></text:p>
            </office:annotation>
            <text:p>15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ansportador de Banda 4000x250</text:p>
          </table:table-cell>
          <table:table-cell table:number-columns-repeated="10"/>
          <table:table-cell office:value-type="float" office:value="2195" calcext:value-type="float">
            <office:annotation draw:style-name="gr1" draw:text-style-name="P2" svg:width="28.99mm" svg:height="5.96mm" svg:x="574.69mm" svg:y="709.85mm" draw:caption-point-x="-6.1mm" draw:caption-point-y="16.79mm">
              <dc:date>2015-09-22T00:00:00</dc:date>
              <text:p text:style-name="P1"><text:span text:style-name="T1">NS1073</text:span></text:p>
            </office:annotation>
            <text:p>2195</text:p>
          </table:table-cell>
          <table:table-cell table:number-columns-repeated="1011"/>
        </table:table-row>
        <table:table-row table:style-name="ro1" table:number-rows-repeated="104843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family-generic="swiss" style:font-pitch="variable"/>
    <style:font-face style:name="Lato1" svg:font-family="Lato" style:font-adornments="Cursiva" style:font-family-generic="swiss" style:font-pitch="variable"/>
    <style:font-face style:name="Lato Black" svg:font-family="'Lato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0" loext:min-decimal-places="0" number:min-integer-digits="0"/>
      <number:text> mm.</number:text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1" loext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4.99mm" fo:margin-right="4.99mm" style:shadow="none" fo:background-color="transparent" style:scale-to="47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style style:name="MT1" style:family="text">
      <style:text-properties style:font-name="Lato Black" fo:font-size="16pt" fo:font-weight="900"/>
    </style:style>
    <style:style style:name="MT2" style:family="text">
      <style:text-properties style:font-name="Lato1" fo:font-size="12pt" fo:font-style="italic"/>
    </style:style>
  </office:automatic-styles>
  <office:master-styles>
    <style:master-page style:name="Default" style:page-layout-name="Mpm1">
      <style:header style:display="false">
        <style:region-center>
          <text:p><text:span text:style-name="MT1">Soluciones para envasado de arándanos</text:span></text:p>
        </style:region-center>
        <style:region-right>
          <text:p><text:span text:style-name="MT2">Tarifa de precios</text:span></text:p>
        </style:region-right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 style:data-style-name="N2" text:time-value="13:30:31.98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09:21:16.125000000</meta:creation-date>
    <dc:date>2015-09-29T16:51:04.875000000</dc:date>
    <meta:editing-duration>P3DT16H36M22S</meta:editing-duration>
    <meta:editing-cycles>23</meta:editing-cycles>
    <meta:generator>LibreOffice/5.0.0.5$Windows_x86 LibreOffice_project/1b1a90865e348b492231e1c451437d7a15bb262b</meta:generator>
    <meta:print-date>2015-09-29T11:41:29.954000000</meta:print-date>
    <meta:document-statistic meta:table-count="1" meta:cell-count="679" meta:object-count="0"/>
  </office:meta>
</office:document-meta>
</file>